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4.311cm"/>
    </style:style>
    <style:style style:name="co3" style:family="table-column">
      <style:table-column-properties fo:break-before="auto" style:column-width="4.038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2.323cm"/>
    </style:style>
    <style:style style:name="co6" style:family="table-column">
      <style:table-column-properties fo:break-before="auto" style:column-width="3.739cm"/>
    </style:style>
    <style:style style:name="co7" style:family="table-column">
      <style:table-column-properties fo:break-before="auto" style:column-width="2.623cm"/>
    </style:style>
    <style:style style:name="co8" style:family="table-column">
      <style:table-column-properties fo:break-before="auto" style:column-width="3.93cm"/>
    </style:style>
    <style:style style:name="co9" style:family="table-column">
      <style:table-column-properties fo:break-before="auto" style:column-width="2.514cm"/>
    </style:style>
    <style:style style:name="co10" style:family="table-column">
      <style:table-column-properties fo:break-before="auto" style:column-width="2.813cm"/>
    </style:style>
    <style:style style:name="co11" style:family="table-column">
      <style:table-column-properties fo:break-before="auto" style:column-width="3.466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2.35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BENCH_metaheu_ls_vnd_bvns_ts__niter_10_search_greedy_init_random_memory_10_times4ave_25_maxs_1.0" table:style-name="ta1">
        <table:shapes>
          <draw:frame draw:z-index="0" draw:style-name="gr1" draw:text-style-name="P1" svg:width="36.039cm" svg:height="9.005cm" svg:x="5.009cm" svg:y="25.288cm">
            <draw:object draw:notify-on-update-of-ranges="'TESTBENCH_metaheu_ls_vnd_bvns_ts__niter_10_search_greedy_init_random_memory_10_times4ave_25_maxs_1.0'.D1:'TESTBENCH_metaheu_ls_vnd_bvns_ts__niter_10_search_greedy_init_random_memory_10_times4ave_25_maxs_1.0'.D1 'TESTBENCH_metaheu_ls_vnd_bvns_ts__niter_10_search_greedy_init_random_memory_10_times4ave_25_maxs_1.0'.D2:'TESTBENCH_metaheu_ls_vnd_bvns_ts__niter_10_search_greedy_init_random_memory_10_times4ave_25_maxs_1.0'.D31 'TESTBENCH_metaheu_ls_vnd_bvns_ts__niter_10_search_greedy_init_random_memory_10_times4ave_25_maxs_1.0'.G1:'TESTBENCH_metaheu_ls_vnd_bvns_ts__niter_10_search_greedy_init_random_memory_10_times4ave_25_maxs_1.0'.G1 'TESTBENCH_metaheu_ls_vnd_bvns_ts__niter_10_search_greedy_init_random_memory_10_times4ave_25_maxs_1.0'.G2:'TESTBENCH_metaheu_ls_vnd_bvns_ts__niter_10_search_greedy_init_random_memory_10_times4ave_25_maxs_1.0'.G31 'TESTBENCH_metaheu_ls_vnd_bvns_ts__niter_10_search_greedy_init_random_memory_10_times4ave_25_maxs_1.0'.J1:'TESTBENCH_metaheu_ls_vnd_bvns_ts__niter_10_search_greedy_init_random_memory_10_times4ave_25_maxs_1.0'.J1 'TESTBENCH_metaheu_ls_vnd_bvns_ts__niter_10_search_greedy_init_random_memory_10_times4ave_25_maxs_1.0'.J2:'TESTBENCH_metaheu_ls_vnd_bvns_ts__niter_10_search_greedy_init_random_memory_10_times4ave_25_maxs_1.0'.J31 'TESTBENCH_metaheu_ls_vnd_bvns_ts__niter_10_search_greedy_init_random_memory_10_times4ave_25_maxs_1.0'.M1:'TESTBENCH_metaheu_ls_vnd_bvns_ts__niter_10_search_greedy_init_random_memory_10_times4ave_25_maxs_1.0'.M1 'TESTBENCH_metaheu_ls_vnd_bvns_ts__niter_10_search_greedy_init_random_memory_10_times4ave_25_maxs_1.0'.M2:'TESTBENCH_metaheu_ls_vnd_bvns_ts__niter_10_search_greedy_init_random_memory_10_times4ave_25_maxs_1.0'.M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36.039cm" svg:height="9.005cm" svg:x="5.154cm" svg:y="15.324cm">
            <draw:object draw:notify-on-update-of-ranges="'TESTBENCH_metaheu_ls_vnd_bvns_ts__niter_10_search_greedy_init_random_memory_10_times4ave_25_maxs_1.0'.D1:'TESTBENCH_metaheu_ls_vnd_bvns_ts__niter_10_search_greedy_init_random_memory_10_times4ave_25_maxs_1.0'.D1 'TESTBENCH_metaheu_ls_vnd_bvns_ts__niter_10_search_greedy_init_random_memory_10_times4ave_25_maxs_1.0'.D2:'TESTBENCH_metaheu_ls_vnd_bvns_ts__niter_10_search_greedy_init_random_memory_10_times4ave_25_maxs_1.0'.D31 'TESTBENCH_metaheu_ls_vnd_bvns_ts__niter_10_search_greedy_init_random_memory_10_times4ave_25_maxs_1.0'.E1:'TESTBENCH_metaheu_ls_vnd_bvns_ts__niter_10_search_greedy_init_random_memory_10_times4ave_25_maxs_1.0'.E1 'TESTBENCH_metaheu_ls_vnd_bvns_ts__niter_10_search_greedy_init_random_memory_10_times4ave_25_maxs_1.0'.E2:'TESTBENCH_metaheu_ls_vnd_bvns_ts__niter_10_search_greedy_init_random_memory_10_times4ave_25_maxs_1.0'.E31 'TESTBENCH_metaheu_ls_vnd_bvns_ts__niter_10_search_greedy_init_random_memory_10_times4ave_25_maxs_1.0'.G1:'TESTBENCH_metaheu_ls_vnd_bvns_ts__niter_10_search_greedy_init_random_memory_10_times4ave_25_maxs_1.0'.G1 'TESTBENCH_metaheu_ls_vnd_bvns_ts__niter_10_search_greedy_init_random_memory_10_times4ave_25_maxs_1.0'.G2:'TESTBENCH_metaheu_ls_vnd_bvns_ts__niter_10_search_greedy_init_random_memory_10_times4ave_25_maxs_1.0'.G31 'TESTBENCH_metaheu_ls_vnd_bvns_ts__niter_10_search_greedy_init_random_memory_10_times4ave_25_maxs_1.0'.H1:'TESTBENCH_metaheu_ls_vnd_bvns_ts__niter_10_search_greedy_init_random_memory_10_times4ave_25_maxs_1.0'.H1 'TESTBENCH_metaheu_ls_vnd_bvns_ts__niter_10_search_greedy_init_random_memory_10_times4ave_25_maxs_1.0'.H2:'TESTBENCH_metaheu_ls_vnd_bvns_ts__niter_10_search_greedy_init_random_memory_10_times4ave_25_maxs_1.0'.H31 'TESTBENCH_metaheu_ls_vnd_bvns_ts__niter_10_search_greedy_init_random_memory_10_times4ave_25_maxs_1.0'.J1:'TESTBENCH_metaheu_ls_vnd_bvns_ts__niter_10_search_greedy_init_random_memory_10_times4ave_25_maxs_1.0'.J1 'TESTBENCH_metaheu_ls_vnd_bvns_ts__niter_10_search_greedy_init_random_memory_10_times4ave_25_maxs_1.0'.J2:'TESTBENCH_metaheu_ls_vnd_bvns_ts__niter_10_search_greedy_init_random_memory_10_times4ave_25_maxs_1.0'.J31 'TESTBENCH_metaheu_ls_vnd_bvns_ts__niter_10_search_greedy_init_random_memory_10_times4ave_25_maxs_1.0'.K1:'TESTBENCH_metaheu_ls_vnd_bvns_ts__niter_10_search_greedy_init_random_memory_10_times4ave_25_maxs_1.0'.K1 'TESTBENCH_metaheu_ls_vnd_bvns_ts__niter_10_search_greedy_init_random_memory_10_times4ave_25_maxs_1.0'.K2:'TESTBENCH_metaheu_ls_vnd_bvns_ts__niter_10_search_greedy_init_random_memory_10_times4ave_25_maxs_1.0'.K31 'TESTBENCH_metaheu_ls_vnd_bvns_ts__niter_10_search_greedy_init_random_memory_10_times4ave_25_maxs_1.0'.M1:'TESTBENCH_metaheu_ls_vnd_bvns_ts__niter_10_search_greedy_init_random_memory_10_times4ave_25_maxs_1.0'.M1 'TESTBENCH_metaheu_ls_vnd_bvns_ts__niter_10_search_greedy_init_random_memory_10_times4ave_25_maxs_1.0'.M2:'TESTBENCH_metaheu_ls_vnd_bvns_ts__niter_10_search_greedy_init_random_memory_10_times4ave_25_maxs_1.0'.M31 'TESTBENCH_metaheu_ls_vnd_bvns_ts__niter_10_search_greedy_init_random_memory_10_times4ave_25_maxs_1.0'.N1:'TESTBENCH_metaheu_ls_vnd_bvns_ts__niter_10_search_greedy_init_random_memory_10_times4ave_25_maxs_1.0'.N1 'TESTBENCH_metaheu_ls_vnd_bvns_ts__niter_10_search_greedy_init_random_memory_10_times4ave_25_maxs_1.0'.N2:'TESTBENCH_metaheu_ls_vnd_bvns_ts__niter_10_search_greedy_init_random_memory_10_times4ave_25_maxs_1.0'.N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36.039cm" svg:height="9.005cm" svg:x="5.091cm" svg:y="35.221cm">
            <draw:object draw:notify-on-update-of-ranges="'TESTBENCH_metaheu_ls_vnd_bvns_ts__niter_10_search_greedy_init_random_memory_10_times4ave_25_maxs_1.0'.E1:'TESTBENCH_metaheu_ls_vnd_bvns_ts__niter_10_search_greedy_init_random_memory_10_times4ave_25_maxs_1.0'.E1 'TESTBENCH_metaheu_ls_vnd_bvns_ts__niter_10_search_greedy_init_random_memory_10_times4ave_25_maxs_1.0'.E2:'TESTBENCH_metaheu_ls_vnd_bvns_ts__niter_10_search_greedy_init_random_memory_10_times4ave_25_maxs_1.0'.E31 'TESTBENCH_metaheu_ls_vnd_bvns_ts__niter_10_search_greedy_init_random_memory_10_times4ave_25_maxs_1.0'.H1:'TESTBENCH_metaheu_ls_vnd_bvns_ts__niter_10_search_greedy_init_random_memory_10_times4ave_25_maxs_1.0'.H1 'TESTBENCH_metaheu_ls_vnd_bvns_ts__niter_10_search_greedy_init_random_memory_10_times4ave_25_maxs_1.0'.H2:'TESTBENCH_metaheu_ls_vnd_bvns_ts__niter_10_search_greedy_init_random_memory_10_times4ave_25_maxs_1.0'.H31 'TESTBENCH_metaheu_ls_vnd_bvns_ts__niter_10_search_greedy_init_random_memory_10_times4ave_25_maxs_1.0'.K1:'TESTBENCH_metaheu_ls_vnd_bvns_ts__niter_10_search_greedy_init_random_memory_10_times4ave_25_maxs_1.0'.K1 'TESTBENCH_metaheu_ls_vnd_bvns_ts__niter_10_search_greedy_init_random_memory_10_times4ave_25_maxs_1.0'.K2:'TESTBENCH_metaheu_ls_vnd_bvns_ts__niter_10_search_greedy_init_random_memory_10_times4ave_25_maxs_1.0'.K31 'TESTBENCH_metaheu_ls_vnd_bvns_ts__niter_10_search_greedy_init_random_memory_10_times4ave_25_maxs_1.0'.N1:'TESTBENCH_metaheu_ls_vnd_bvns_ts__niter_10_search_greedy_init_random_memory_10_times4ave_25_maxs_1.0'.N1 'TESTBENCH_metaheu_ls_vnd_bvns_ts__niter_10_search_greedy_init_random_memory_10_times4ave_25_maxs_1.0'.N2:'TESTBENCH_metaheu_ls_vnd_bvns_ts__niter_10_search_greedy_init_random_memory_10_times4ave_25_maxs_1.0'.N3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4.029cm" svg:height="9.005cm" svg:x="5.009cm" svg:y="45.155cm">
            <draw:object draw:notify-on-update-of-ranges="'TESTBENCH_metaheu_ls_vnd_bvns_ts__niter_10_search_greedy_init_random_memory_10_times4ave_25_maxs_1.0'.D1:'TESTBENCH_metaheu_ls_vnd_bvns_ts__niter_10_search_greedy_init_random_memory_10_times4ave_25_maxs_1.0'.D1 'TESTBENCH_metaheu_ls_vnd_bvns_ts__niter_10_search_greedy_init_random_memory_10_times4ave_25_maxs_1.0'.D2:'TESTBENCH_metaheu_ls_vnd_bvns_ts__niter_10_search_greedy_init_random_memory_10_times4ave_25_maxs_1.0'.D31 'TESTBENCH_metaheu_ls_vnd_bvns_ts__niter_10_search_greedy_init_random_memory_10_times4ave_25_maxs_1.0'.E1:'TESTBENCH_metaheu_ls_vnd_bvns_ts__niter_10_search_greedy_init_random_memory_10_times4ave_25_maxs_1.0'.E1 'TESTBENCH_metaheu_ls_vnd_bvns_ts__niter_10_search_greedy_init_random_memory_10_times4ave_25_maxs_1.0'.E2:'TESTBENCH_metaheu_ls_vnd_bvns_ts__niter_10_search_greedy_init_random_memory_10_times4ave_25_maxs_1.0'.E3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4.029cm" svg:height="9.005cm" svg:x="22.114cm" svg:y="45.155cm">
            <draw:object draw:notify-on-update-of-ranges="'TESTBENCH_metaheu_ls_vnd_bvns_ts__niter_10_search_greedy_init_random_memory_10_times4ave_25_maxs_1.0'.G1:'TESTBENCH_metaheu_ls_vnd_bvns_ts__niter_10_search_greedy_init_random_memory_10_times4ave_25_maxs_1.0'.G1 'TESTBENCH_metaheu_ls_vnd_bvns_ts__niter_10_search_greedy_init_random_memory_10_times4ave_25_maxs_1.0'.G2:'TESTBENCH_metaheu_ls_vnd_bvns_ts__niter_10_search_greedy_init_random_memory_10_times4ave_25_maxs_1.0'.G31 'TESTBENCH_metaheu_ls_vnd_bvns_ts__niter_10_search_greedy_init_random_memory_10_times4ave_25_maxs_1.0'.H1:'TESTBENCH_metaheu_ls_vnd_bvns_ts__niter_10_search_greedy_init_random_memory_10_times4ave_25_maxs_1.0'.H1 'TESTBENCH_metaheu_ls_vnd_bvns_ts__niter_10_search_greedy_init_random_memory_10_times4ave_25_maxs_1.0'.H2:'TESTBENCH_metaheu_ls_vnd_bvns_ts__niter_10_search_greedy_init_random_memory_10_times4ave_25_maxs_1.0'.H3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4.029cm" svg:height="9.005cm" svg:x="5.009cm" svg:y="55.089cm">
            <draw:object draw:notify-on-update-of-ranges="'TESTBENCH_metaheu_ls_vnd_bvns_ts__niter_10_search_greedy_init_random_memory_10_times4ave_25_maxs_1.0'.J1:'TESTBENCH_metaheu_ls_vnd_bvns_ts__niter_10_search_greedy_init_random_memory_10_times4ave_25_maxs_1.0'.J1 'TESTBENCH_metaheu_ls_vnd_bvns_ts__niter_10_search_greedy_init_random_memory_10_times4ave_25_maxs_1.0'.J2:'TESTBENCH_metaheu_ls_vnd_bvns_ts__niter_10_search_greedy_init_random_memory_10_times4ave_25_maxs_1.0'.J31 'TESTBENCH_metaheu_ls_vnd_bvns_ts__niter_10_search_greedy_init_random_memory_10_times4ave_25_maxs_1.0'.K1:'TESTBENCH_metaheu_ls_vnd_bvns_ts__niter_10_search_greedy_init_random_memory_10_times4ave_25_maxs_1.0'.K1 'TESTBENCH_metaheu_ls_vnd_bvns_ts__niter_10_search_greedy_init_random_memory_10_times4ave_25_maxs_1.0'.K2:'TESTBENCH_metaheu_ls_vnd_bvns_ts__niter_10_search_greedy_init_random_memory_10_times4ave_25_maxs_1.0'.K3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4.029cm" svg:height="9.005cm" svg:x="22.114cm" svg:y="55.089cm">
            <draw:object draw:notify-on-update-of-ranges="'TESTBENCH_metaheu_ls_vnd_bvns_ts__niter_10_search_greedy_init_random_memory_10_times4ave_25_maxs_1.0'.M1:'TESTBENCH_metaheu_ls_vnd_bvns_ts__niter_10_search_greedy_init_random_memory_10_times4ave_25_maxs_1.0'.M1 'TESTBENCH_metaheu_ls_vnd_bvns_ts__niter_10_search_greedy_init_random_memory_10_times4ave_25_maxs_1.0'.M2:'TESTBENCH_metaheu_ls_vnd_bvns_ts__niter_10_search_greedy_init_random_memory_10_times4ave_25_maxs_1.0'.M31 'TESTBENCH_metaheu_ls_vnd_bvns_ts__niter_10_search_greedy_init_random_memory_10_times4ave_25_maxs_1.0'.N1:'TESTBENCH_metaheu_ls_vnd_bvns_ts__niter_10_search_greedy_init_random_memory_10_times4ave_25_maxs_1.0'.N1 'TESTBENCH_metaheu_ls_vnd_bvns_ts__niter_10_search_greedy_init_random_memory_10_times4ave_25_maxs_1.0'.N2:'TESTBENCH_metaheu_ls_vnd_bvns_ts__niter_10_search_greedy_init_random_memory_10_times4ave_25_maxs_1.0'.N3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4" table:default-cell-style-name="Default"/>
        <table:table-row table:style-name="ro1">
          <table:table-cell/>
          <table:table-cell office:value-type="string" calcext:value-type="string">
            <text:p>distance_file</text:p>
          </table:table-cell>
          <table:table-cell office:value-type="string" calcext:value-type="string">
            <text:p>ls_av_elapsed_time</text:p>
          </table:table-cell>
          <table:table-cell office:value-type="string" calcext:value-type="string">
            <text:p>ls_av_cost</text:p>
          </table:table-cell>
          <table:table-cell office:value-type="string" calcext:value-type="string">
            <text:p>ls_best_cost</text:p>
          </table:table-cell>
          <table:table-cell office:value-type="string" calcext:value-type="string">
            <text:p>vnd_av_elapsed_time</text:p>
          </table:table-cell>
          <table:table-cell office:value-type="string" calcext:value-type="string">
            <text:p>vnd_av_cost</text:p>
          </table:table-cell>
          <table:table-cell office:value-type="string" calcext:value-type="string">
            <text:p>vnd_best_cost</text:p>
          </table:table-cell>
          <table:table-cell office:value-type="string" calcext:value-type="string">
            <text:p>bvns_av_elapsed_time</text:p>
          </table:table-cell>
          <table:table-cell office:value-type="string" calcext:value-type="string">
            <text:p>bvns_av_cost</text:p>
          </table:table-cell>
          <table:table-cell office:value-type="string" calcext:value-type="string">
            <text:p>bvns_best_cost</text:p>
          </table:table-cell>
          <table:table-cell office:value-type="string" calcext:value-type="string">
            <text:p>ts_av_elapsed_time</text:p>
          </table:table-cell>
          <table:table-cell office:value-type="string" calcext:value-type="string">
            <text:p>ts_av_cost</text:p>
          </table:table-cell>
          <table:table-cell office:value-type="string" calcext:value-type="string">
            <text:p>ts_best_cost</text:p>
          </table:table-cell>
          <table:table-cell office:value-type="string" calcext:value-type="string">
            <text:p>ls_diff</text:p>
          </table:table-cell>
          <table:table-cell office:value-type="string" calcext:value-type="string">
            <text:p>vnd_diff</text:p>
          </table:table-cell>
          <table:table-cell office:value-type="string" calcext:value-type="string">
            <text:p>bvns_diff</text:p>
          </table:table-cell>
          <table:table-cell office:value-type="string" calcext:value-type="string">
            <text:p>ts_dif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./data/30nodes/dis_29.txt</text:p>
          </table:table-cell>
          <table:table-cell office:value-type="float" office:value="0.0201482820510864" calcext:value-type="float">
            <text:p>0,020148282051086</text:p>
          </table:table-cell>
          <table:table-cell office:value-type="float" office:value="2253.19" calcext:value-type="float">
            <text:p>2253,19</text:p>
          </table:table-cell>
          <table:table-cell office:value-type="float" office:value="1674" calcext:value-type="float">
            <text:p>1674</text:p>
          </table:table-cell>
          <table:table-cell office:value-type="float" office:value="0.11025098323822" calcext:value-type="float">
            <text:p>0,11025098323822</text:p>
          </table:table-cell>
          <table:table-cell office:value-type="float" office:value="1191.15" calcext:value-type="float">
            <text:p>1191,15</text:p>
          </table:table-cell>
          <table:table-cell office:value-type="float" office:value="977" calcext:value-type="float">
            <text:p>977</text:p>
          </table:table-cell>
          <table:table-cell office:value-type="float" office:value="1.00059739589691" calcext:value-type="float">
            <text:p>1,00059739589691</text:p>
          </table:table-cell>
          <table:table-cell office:value-type="float" office:value="995.83" calcext:value-type="float">
            <text:p>995,83</text:p>
          </table:table-cell>
          <table:table-cell office:value-type="float" office:value="905" calcext:value-type="float">
            <text:p>905</text:p>
          </table:table-cell>
          <table:table-cell office:value-type="float" office:value="1.00789021492004" calcext:value-type="float">
            <text:p>1,00789021492004</text:p>
          </table:table-cell>
          <table:table-cell office:value-type="float" office:value="1595.08" calcext:value-type="float">
            <text:p>1595,08</text:p>
          </table:table-cell>
          <table:table-cell office:value-type="float" office:value="1355" calcext:value-type="float">
            <text:p>1355</text:p>
          </table:table-cell>
          <table:table-cell table:formula="of:=[.D2]-[.E2]" office:value-type="float" office:value="579.19" calcext:value-type="float">
            <text:p>579,19</text:p>
          </table:table-cell>
          <table:table-cell table:formula="of:=[.G2]-[.H2]" office:value-type="float" office:value="214.15" calcext:value-type="float">
            <text:p>214,15</text:p>
          </table:table-cell>
          <table:table-cell table:formula="of:=[.J2]-[.K2]" office:value-type="float" office:value="90.83" calcext:value-type="float">
            <text:p>90,83</text:p>
          </table:table-cell>
          <table:table-cell table:formula="of:=[.M2]-[.N2]" office:value-type="float" office:value="240.08" calcext:value-type="float">
            <text:p>240,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./data/30nodes/dis_1.txt</text:p>
          </table:table-cell>
          <table:table-cell office:value-type="float" office:value="0.0205197429656982" calcext:value-type="float">
            <text:p>0,020519742965698</text:p>
          </table:table-cell>
          <table:table-cell office:value-type="float" office:value="2493.35" calcext:value-type="float">
            <text:p>2493,35</text:p>
          </table:table-cell>
          <table:table-cell office:value-type="float" office:value="1924" calcext:value-type="float">
            <text:p>1924</text:p>
          </table:table-cell>
          <table:table-cell office:value-type="float" office:value="0.102378296852112" calcext:value-type="float">
            <text:p>0,102378296852112</text:p>
          </table:table-cell>
          <table:table-cell office:value-type="float" office:value="1178.44" calcext:value-type="float">
            <text:p>1178,44</text:p>
          </table:table-cell>
          <table:table-cell office:value-type="float" office:value="924" calcext:value-type="float">
            <text:p>924</text:p>
          </table:table-cell>
          <table:table-cell office:value-type="float" office:value="1.00085063934326" calcext:value-type="float">
            <text:p>1,00085063934326</text:p>
          </table:table-cell>
          <table:table-cell office:value-type="float" office:value="992.75" calcext:value-type="float">
            <text:p>992,75</text:p>
          </table:table-cell>
          <table:table-cell office:value-type="float" office:value="870" calcext:value-type="float">
            <text:p>870</text:p>
          </table:table-cell>
          <table:table-cell office:value-type="float" office:value="1.0088162446022" calcext:value-type="float">
            <text:p>1,0088162446022</text:p>
          </table:table-cell>
          <table:table-cell office:value-type="float" office:value="1715.62" calcext:value-type="float">
            <text:p>1715,62</text:p>
          </table:table-cell>
          <table:table-cell office:value-type="float" office:value="1368" calcext:value-type="float">
            <text:p>1368</text:p>
          </table:table-cell>
          <table:table-cell table:formula="of:=[.D3]-[.E3]" office:value-type="float" office:value="569.35" calcext:value-type="float">
            <text:p>569,35</text:p>
          </table:table-cell>
          <table:table-cell table:formula="of:=[.G3]-[.H3]" office:value-type="float" office:value="254.44" calcext:value-type="float">
            <text:p>254,44</text:p>
          </table:table-cell>
          <table:table-cell table:formula="of:=[.J3]-[.K3]" office:value-type="float" office:value="122.75" calcext:value-type="float">
            <text:p>122,75</text:p>
          </table:table-cell>
          <table:table-cell table:formula="of:=[.M3]-[.N3]" office:value-type="float" office:value="347.62" calcext:value-type="float">
            <text:p>347,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./data/30nodes/dis_12.txt</text:p>
          </table:table-cell>
          <table:table-cell office:value-type="float" office:value="0.0209223413467407" calcext:value-type="float">
            <text:p>0,020922341346741</text:p>
          </table:table-cell>
          <table:table-cell office:value-type="float" office:value="2510.89" calcext:value-type="float">
            <text:p>2510,89</text:p>
          </table:table-cell>
          <table:table-cell office:value-type="float" office:value="1907" calcext:value-type="float">
            <text:p>1907</text:p>
          </table:table-cell>
          <table:table-cell office:value-type="float" office:value="0.100859909057617" calcext:value-type="float">
            <text:p>0,100859909057617</text:p>
          </table:table-cell>
          <table:table-cell office:value-type="float" office:value="1189.39" calcext:value-type="float">
            <text:p>1189,39</text:p>
          </table:table-cell>
          <table:table-cell office:value-type="float" office:value="979" calcext:value-type="float">
            <text:p>979</text:p>
          </table:table-cell>
          <table:table-cell office:value-type="float" office:value="1.00066914558411" calcext:value-type="float">
            <text:p>1,00066914558411</text:p>
          </table:table-cell>
          <table:table-cell office:value-type="float" office:value="970.87" calcext:value-type="float">
            <text:p>970,87</text:p>
          </table:table-cell>
          <table:table-cell office:value-type="float" office:value="858" calcext:value-type="float">
            <text:p>858</text:p>
          </table:table-cell>
          <table:table-cell office:value-type="float" office:value="1.00487504959106" calcext:value-type="float">
            <text:p>1,00487504959106</text:p>
          </table:table-cell>
          <table:table-cell office:value-type="float" office:value="1693.73" calcext:value-type="float">
            <text:p>1693,73</text:p>
          </table:table-cell>
          <table:table-cell office:value-type="float" office:value="1482" calcext:value-type="float">
            <text:p>1482</text:p>
          </table:table-cell>
          <table:table-cell table:formula="of:=[.D4]-[.E4]" office:value-type="float" office:value="603.89" calcext:value-type="float">
            <text:p>603,89</text:p>
          </table:table-cell>
          <table:table-cell table:formula="of:=[.G4]-[.H4]" office:value-type="float" office:value="210.39" calcext:value-type="float">
            <text:p>210,39</text:p>
          </table:table-cell>
          <table:table-cell table:formula="of:=[.J4]-[.K4]" office:value-type="float" office:value="112.87" calcext:value-type="float">
            <text:p>112,87</text:p>
          </table:table-cell>
          <table:table-cell table:formula="of:=[.M4]-[.N4]" office:value-type="float" office:value="211.73" calcext:value-type="float">
            <text:p>211,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./data/30nodes/dis_4.txt</text:p>
          </table:table-cell>
          <table:table-cell office:value-type="float" office:value="0.0206441855430603" calcext:value-type="float">
            <text:p>0,02064418554306</text:p>
          </table:table-cell>
          <table:table-cell office:value-type="float" office:value="2585.31" calcext:value-type="float">
            <text:p>2585,31</text:p>
          </table:table-cell>
          <table:table-cell office:value-type="float" office:value="1960" calcext:value-type="float">
            <text:p>1960</text:p>
          </table:table-cell>
          <table:table-cell office:value-type="float" office:value="0.0980901312828064" calcext:value-type="float">
            <text:p>0,098090131282806</text:p>
          </table:table-cell>
          <table:table-cell office:value-type="float" office:value="1241.96" calcext:value-type="float">
            <text:p>1241,96</text:p>
          </table:table-cell>
          <table:table-cell office:value-type="float" office:value="1062" calcext:value-type="float">
            <text:p>1062</text:p>
          </table:table-cell>
          <table:table-cell office:value-type="float" office:value="1.00092576742172" calcext:value-type="float">
            <text:p>1,00092576742172</text:p>
          </table:table-cell>
          <table:table-cell office:value-type="float" office:value="1041.58" calcext:value-type="float">
            <text:p>1041,58</text:p>
          </table:table-cell>
          <table:table-cell office:value-type="float" office:value="938" calcext:value-type="float">
            <text:p>938</text:p>
          </table:table-cell>
          <table:table-cell office:value-type="float" office:value="1.00612560987473" calcext:value-type="float">
            <text:p>1,00612560987473</text:p>
          </table:table-cell>
          <table:table-cell office:value-type="float" office:value="1782.71" calcext:value-type="float">
            <text:p>1782,71</text:p>
          </table:table-cell>
          <table:table-cell office:value-type="float" office:value="1536" calcext:value-type="float">
            <text:p>1536</text:p>
          </table:table-cell>
          <table:table-cell table:formula="of:=[.D5]-[.E5]" office:value-type="float" office:value="625.31" calcext:value-type="float">
            <text:p>625,31</text:p>
          </table:table-cell>
          <table:table-cell table:formula="of:=[.G5]-[.H5]" office:value-type="float" office:value="179.96" calcext:value-type="float">
            <text:p>179,96</text:p>
          </table:table-cell>
          <table:table-cell table:formula="of:=[.J5]-[.K5]" office:value-type="float" office:value="103.58" calcext:value-type="float">
            <text:p>103,58</text:p>
          </table:table-cell>
          <table:table-cell table:formula="of:=[.M5]-[.N5]" office:value-type="float" office:value="246.71" calcext:value-type="float">
            <text:p>246,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./data/30nodes/dis_25.txt</text:p>
          </table:table-cell>
          <table:table-cell office:value-type="float" office:value="0.0187258005142212" calcext:value-type="float">
            <text:p>0,018725800514221</text:p>
          </table:table-cell>
          <table:table-cell office:value-type="float" office:value="2617.72" calcext:value-type="float">
            <text:p>2617,72</text:p>
          </table:table-cell>
          <table:table-cell office:value-type="float" office:value="2024" calcext:value-type="float">
            <text:p>2024</text:p>
          </table:table-cell>
          <table:table-cell office:value-type="float" office:value="0.10137886762619" calcext:value-type="float">
            <text:p>0,10137886762619</text:p>
          </table:table-cell>
          <table:table-cell office:value-type="float" office:value="1203.65" calcext:value-type="float">
            <text:p>1203,65</text:p>
          </table:table-cell>
          <table:table-cell office:value-type="float" office:value="992" calcext:value-type="float">
            <text:p>992</text:p>
          </table:table-cell>
          <table:table-cell office:value-type="float" office:value="1.00087176084518" calcext:value-type="float">
            <text:p>1,00087176084518</text:p>
          </table:table-cell>
          <table:table-cell office:value-type="float" office:value="1002.61" calcext:value-type="float">
            <text:p>1002,61</text:p>
          </table:table-cell>
          <table:table-cell office:value-type="float" office:value="911" calcext:value-type="float">
            <text:p>911</text:p>
          </table:table-cell>
          <table:table-cell office:value-type="float" office:value="1.0102324461937" calcext:value-type="float">
            <text:p>1,0102324461937</text:p>
          </table:table-cell>
          <table:table-cell office:value-type="float" office:value="1775.07" calcext:value-type="float">
            <text:p>1775,07</text:p>
          </table:table-cell>
          <table:table-cell office:value-type="float" office:value="1526" calcext:value-type="float">
            <text:p>1526</text:p>
          </table:table-cell>
          <table:table-cell table:formula="of:=[.D6]-[.E6]" office:value-type="float" office:value="593.72" calcext:value-type="float">
            <text:p>593,72</text:p>
          </table:table-cell>
          <table:table-cell table:formula="of:=[.G6]-[.H6]" office:value-type="float" office:value="211.65" calcext:value-type="float">
            <text:p>211,65</text:p>
          </table:table-cell>
          <table:table-cell table:formula="of:=[.J6]-[.K6]" office:value-type="float" office:value="91.61" calcext:value-type="float">
            <text:p>91,61</text:p>
          </table:table-cell>
          <table:table-cell table:formula="of:=[.M6]-[.N6]" office:value-type="float" office:value="249.07" calcext:value-type="float">
            <text:p>249,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./data/30nodes/dis_28.txt</text:p>
          </table:table-cell>
          <table:table-cell office:value-type="float" office:value="0.0185726666450501" calcext:value-type="float">
            <text:p>0,01857266664505</text:p>
          </table:table-cell>
          <table:table-cell office:value-type="float" office:value="2509.07" calcext:value-type="float">
            <text:p>2509,07</text:p>
          </table:table-cell>
          <table:table-cell office:value-type="float" office:value="1946" calcext:value-type="float">
            <text:p>1946</text:p>
          </table:table-cell>
          <table:table-cell office:value-type="float" office:value="0.102526543140411" calcext:value-type="float">
            <text:p>0,102526543140411</text:p>
          </table:table-cell>
          <table:table-cell office:value-type="float" office:value="1231.37" calcext:value-type="float">
            <text:p>1231,37</text:p>
          </table:table-cell>
          <table:table-cell office:value-type="float" office:value="1030" calcext:value-type="float">
            <text:p>1030</text:p>
          </table:table-cell>
          <table:table-cell office:value-type="float" office:value="1.00083273887634" calcext:value-type="float">
            <text:p>1,00083273887634</text:p>
          </table:table-cell>
          <table:table-cell office:value-type="float" office:value="1004.8" calcext:value-type="float">
            <text:p>1004,8</text:p>
          </table:table-cell>
          <table:table-cell office:value-type="float" office:value="902" calcext:value-type="float">
            <text:p>902</text:p>
          </table:table-cell>
          <table:table-cell office:value-type="float" office:value="1.01219450712204" calcext:value-type="float">
            <text:p>1,01219450712204</text:p>
          </table:table-cell>
          <table:table-cell office:value-type="float" office:value="1720.76" calcext:value-type="float">
            <text:p>1720,76</text:p>
          </table:table-cell>
          <table:table-cell office:value-type="float" office:value="1460" calcext:value-type="float">
            <text:p>1460</text:p>
          </table:table-cell>
          <table:table-cell table:formula="of:=[.D7]-[.E7]" office:value-type="float" office:value="563.07" calcext:value-type="float">
            <text:p>563,07</text:p>
          </table:table-cell>
          <table:table-cell table:formula="of:=[.G7]-[.H7]" office:value-type="float" office:value="201.37" calcext:value-type="float">
            <text:p>201,37</text:p>
          </table:table-cell>
          <table:table-cell table:formula="of:=[.J7]-[.K7]" office:value-type="float" office:value="102.8" calcext:value-type="float">
            <text:p>102,8</text:p>
          </table:table-cell>
          <table:table-cell table:formula="of:=[.M7]-[.N7]" office:value-type="float" office:value="260.76" calcext:value-type="float">
            <text:p>260,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./data/30nodes/dis_8.txt</text:p>
          </table:table-cell>
          <table:table-cell office:value-type="float" office:value="0.0203933429718018" calcext:value-type="float">
            <text:p>0,020393342971802</text:p>
          </table:table-cell>
          <table:table-cell office:value-type="float" office:value="2531.97" calcext:value-type="float">
            <text:p>2531,97</text:p>
          </table:table-cell>
          <table:table-cell office:value-type="float" office:value="1879" calcext:value-type="float">
            <text:p>1879</text:p>
          </table:table-cell>
          <table:table-cell office:value-type="float" office:value="0.10226381778717" calcext:value-type="float">
            <text:p>0,10226381778717</text:p>
          </table:table-cell>
          <table:table-cell office:value-type="float" office:value="1217.03" calcext:value-type="float">
            <text:p>1217,03</text:p>
          </table:table-cell>
          <table:table-cell office:value-type="float" office:value="1005" calcext:value-type="float">
            <text:p>1005</text:p>
          </table:table-cell>
          <table:table-cell office:value-type="float" office:value="1.00089330911636" calcext:value-type="float">
            <text:p>1,00089330911636</text:p>
          </table:table-cell>
          <table:table-cell office:value-type="float" office:value="1000.42" calcext:value-type="float">
            <text:p>1000,42</text:p>
          </table:table-cell>
          <table:table-cell office:value-type="float" office:value="914" calcext:value-type="float">
            <text:p>914</text:p>
          </table:table-cell>
          <table:table-cell office:value-type="float" office:value="1.00727709531784" calcext:value-type="float">
            <text:p>1,00727709531784</text:p>
          </table:table-cell>
          <table:table-cell office:value-type="float" office:value="1758.72" calcext:value-type="float">
            <text:p>1758,72</text:p>
          </table:table-cell>
          <table:table-cell office:value-type="float" office:value="1551" calcext:value-type="float">
            <text:p>1551</text:p>
          </table:table-cell>
          <table:table-cell table:formula="of:=[.D8]-[.E8]" office:value-type="float" office:value="652.97" calcext:value-type="float">
            <text:p>652,97</text:p>
          </table:table-cell>
          <table:table-cell table:formula="of:=[.G8]-[.H8]" office:value-type="float" office:value="212.03" calcext:value-type="float">
            <text:p>212,03</text:p>
          </table:table-cell>
          <table:table-cell table:formula="of:=[.J8]-[.K8]" office:value-type="float" office:value="86.42" calcext:value-type="float">
            <text:p>86,42</text:p>
          </table:table-cell>
          <table:table-cell table:formula="of:=[.M8]-[.N8]" office:value-type="float" office:value="207.72" calcext:value-type="float">
            <text:p>207,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./data/30nodes/dis_13.txt</text:p>
          </table:table-cell>
          <table:table-cell office:value-type="float" office:value="0.0228157067298889" calcext:value-type="float">
            <text:p>0,022815706729889</text:p>
          </table:table-cell>
          <table:table-cell office:value-type="float" office:value="2541.59" calcext:value-type="float">
            <text:p>2541,59</text:p>
          </table:table-cell>
          <table:table-cell office:value-type="float" office:value="1806" calcext:value-type="float">
            <text:p>1806</text:p>
          </table:table-cell>
          <table:table-cell office:value-type="float" office:value="0.100959866046906" calcext:value-type="float">
            <text:p>0,100959866046906</text:p>
          </table:table-cell>
          <table:table-cell office:value-type="float" office:value="1216.47" calcext:value-type="float">
            <text:p>1216,47</text:p>
          </table:table-cell>
          <table:table-cell office:value-type="float" office:value="987" calcext:value-type="float">
            <text:p>987</text:p>
          </table:table-cell>
          <table:table-cell office:value-type="float" office:value="1.00049736499786" calcext:value-type="float">
            <text:p>1,00049736499786</text:p>
          </table:table-cell>
          <table:table-cell office:value-type="float" office:value="990.49" calcext:value-type="float">
            <text:p>990,49</text:p>
          </table:table-cell>
          <table:table-cell office:value-type="float" office:value="908" calcext:value-type="float">
            <text:p>908</text:p>
          </table:table-cell>
          <table:table-cell office:value-type="float" office:value="1.00837140083313" calcext:value-type="float">
            <text:p>1,00837140083313</text:p>
          </table:table-cell>
          <table:table-cell office:value-type="float" office:value="1750.51" calcext:value-type="float">
            <text:p>1750,51</text:p>
          </table:table-cell>
          <table:table-cell office:value-type="float" office:value="1524" calcext:value-type="float">
            <text:p>1524</text:p>
          </table:table-cell>
          <table:table-cell table:formula="of:=[.D9]-[.E9]" office:value-type="float" office:value="735.59" calcext:value-type="float">
            <text:p>735,59</text:p>
          </table:table-cell>
          <table:table-cell table:formula="of:=[.G9]-[.H9]" office:value-type="float" office:value="229.47" calcext:value-type="float">
            <text:p>229,47</text:p>
          </table:table-cell>
          <table:table-cell table:formula="of:=[.J9]-[.K9]" office:value-type="float" office:value="82.49" calcext:value-type="float">
            <text:p>82,49</text:p>
          </table:table-cell>
          <table:table-cell table:formula="of:=[.M9]-[.N9]" office:value-type="float" office:value="226.51" calcext:value-type="float">
            <text:p>226,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./data/30nodes/dis_22.txt</text:p>
          </table:table-cell>
          <table:table-cell office:value-type="float" office:value="0.0194710040092468" calcext:value-type="float">
            <text:p>0,019471004009247</text:p>
          </table:table-cell>
          <table:table-cell office:value-type="float" office:value="2546.44" calcext:value-type="float">
            <text:p>2546,44</text:p>
          </table:table-cell>
          <table:table-cell office:value-type="float" office:value="1877" calcext:value-type="float">
            <text:p>1877</text:p>
          </table:table-cell>
          <table:table-cell office:value-type="float" office:value="0.10320928812027" calcext:value-type="float">
            <text:p>0,10320928812027</text:p>
          </table:table-cell>
          <table:table-cell office:value-type="float" office:value="1229.34" calcext:value-type="float">
            <text:p>1229,34</text:p>
          </table:table-cell>
          <table:table-cell office:value-type="float" office:value="1024" calcext:value-type="float">
            <text:p>1024</text:p>
          </table:table-cell>
          <table:table-cell office:value-type="float" office:value="1.00067821025848" calcext:value-type="float">
            <text:p>1,00067821025848</text:p>
          </table:table-cell>
          <table:table-cell office:value-type="float" office:value="1037.46" calcext:value-type="float">
            <text:p>1037,46</text:p>
          </table:table-cell>
          <table:table-cell office:value-type="float" office:value="948" calcext:value-type="float">
            <text:p>948</text:p>
          </table:table-cell>
          <table:table-cell office:value-type="float" office:value="1.00432110309601" calcext:value-type="float">
            <text:p>1,00432110309601</text:p>
          </table:table-cell>
          <table:table-cell office:value-type="float" office:value="1748.7" calcext:value-type="float">
            <text:p>1748,7</text:p>
          </table:table-cell>
          <table:table-cell office:value-type="float" office:value="1568" calcext:value-type="float">
            <text:p>1568</text:p>
          </table:table-cell>
          <table:table-cell table:formula="of:=[.D10]-[.E10]" office:value-type="float" office:value="669.44" calcext:value-type="float">
            <text:p>669,44</text:p>
          </table:table-cell>
          <table:table-cell table:formula="of:=[.G10]-[.H10]" office:value-type="float" office:value="205.34" calcext:value-type="float">
            <text:p>205,34</text:p>
          </table:table-cell>
          <table:table-cell table:formula="of:=[.J10]-[.K10]" office:value-type="float" office:value="89.46" calcext:value-type="float">
            <text:p>89,46</text:p>
          </table:table-cell>
          <table:table-cell table:formula="of:=[.M10]-[.N10]" office:value-type="float" office:value="180.7" calcext:value-type="float">
            <text:p>180,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./data/30nodes/dis_0.txt</text:p>
          </table:table-cell>
          <table:table-cell office:value-type="float" office:value="0.02117018699646" calcext:value-type="float">
            <text:p>0,02117018699646</text:p>
          </table:table-cell>
          <table:table-cell office:value-type="float" office:value="2587.98" calcext:value-type="float">
            <text:p>2587,98</text:p>
          </table:table-cell>
          <table:table-cell office:value-type="float" office:value="1891" calcext:value-type="float">
            <text:p>1891</text:p>
          </table:table-cell>
          <table:table-cell office:value-type="float" office:value="0.106012644767761" calcext:value-type="float">
            <text:p>0,106012644767761</text:p>
          </table:table-cell>
          <table:table-cell office:value-type="float" office:value="1189.52" calcext:value-type="float">
            <text:p>1189,52</text:p>
          </table:table-cell>
          <table:table-cell office:value-type="float" office:value="1048" calcext:value-type="float">
            <text:p>1048</text:p>
          </table:table-cell>
          <table:table-cell office:value-type="float" office:value="1.00055951356888" calcext:value-type="float">
            <text:p>1,00055951356888</text:p>
          </table:table-cell>
          <table:table-cell office:value-type="float" office:value="1022.57" calcext:value-type="float">
            <text:p>1022,57</text:p>
          </table:table-cell>
          <table:table-cell office:value-type="float" office:value="952" calcext:value-type="float">
            <text:p>952</text:p>
          </table:table-cell>
          <table:table-cell office:value-type="float" office:value="1.01021384477615" calcext:value-type="float">
            <text:p>1,01021384477615</text:p>
          </table:table-cell>
          <table:table-cell office:value-type="float" office:value="1747.62" calcext:value-type="float">
            <text:p>1747,62</text:p>
          </table:table-cell>
          <table:table-cell office:value-type="float" office:value="1477" calcext:value-type="float">
            <text:p>1477</text:p>
          </table:table-cell>
          <table:table-cell table:formula="of:=[.D11]-[.E11]" office:value-type="float" office:value="696.98" calcext:value-type="float">
            <text:p>696,98</text:p>
          </table:table-cell>
          <table:table-cell table:formula="of:=[.G11]-[.H11]" office:value-type="float" office:value="141.52" calcext:value-type="float">
            <text:p>141,52</text:p>
          </table:table-cell>
          <table:table-cell table:formula="of:=[.J11]-[.K11]" office:value-type="float" office:value="70.5700000000001" calcext:value-type="float">
            <text:p>70,5700000000001</text:p>
          </table:table-cell>
          <table:table-cell table:formula="of:=[.M11]-[.N11]" office:value-type="float" office:value="270.62" calcext:value-type="float">
            <text:p>270,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./data/30nodes/dis_6.txt</text:p>
          </table:table-cell>
          <table:table-cell office:value-type="float" office:value="0.020141167640686" calcext:value-type="float">
            <text:p>0,020141167640686</text:p>
          </table:table-cell>
          <table:table-cell office:value-type="float" office:value="2625.59" calcext:value-type="float">
            <text:p>2625,59</text:p>
          </table:table-cell>
          <table:table-cell office:value-type="float" office:value="2010" calcext:value-type="float">
            <text:p>2010</text:p>
          </table:table-cell>
          <table:table-cell office:value-type="float" office:value="0.0996285390853882" calcext:value-type="float">
            <text:p>0,099628539085388</text:p>
          </table:table-cell>
          <table:table-cell office:value-type="float" office:value="1214.4" calcext:value-type="float">
            <text:p>1214,4</text:p>
          </table:table-cell>
          <table:table-cell office:value-type="float" office:value="1023" calcext:value-type="float">
            <text:p>1023</text:p>
          </table:table-cell>
          <table:table-cell office:value-type="float" office:value="1.00063584327698" calcext:value-type="float">
            <text:p>1,00063584327698</text:p>
          </table:table-cell>
          <table:table-cell office:value-type="float" office:value="1016.1" calcext:value-type="float">
            <text:p>1016,1</text:p>
          </table:table-cell>
          <table:table-cell office:value-type="float" office:value="925" calcext:value-type="float">
            <text:p>925</text:p>
          </table:table-cell>
          <table:table-cell office:value-type="float" office:value="1.01058858394623" calcext:value-type="float">
            <text:p>1,01058858394623</text:p>
          </table:table-cell>
          <table:table-cell office:value-type="float" office:value="1799.38" calcext:value-type="float">
            <text:p>1799,38</text:p>
          </table:table-cell>
          <table:table-cell office:value-type="float" office:value="1520" calcext:value-type="float">
            <text:p>1520</text:p>
          </table:table-cell>
          <table:table-cell table:formula="of:=[.D12]-[.E12]" office:value-type="float" office:value="615.59" calcext:value-type="float">
            <text:p>615,59</text:p>
          </table:table-cell>
          <table:table-cell table:formula="of:=[.G12]-[.H12]" office:value-type="float" office:value="191.4" calcext:value-type="float">
            <text:p>191,4</text:p>
          </table:table-cell>
          <table:table-cell table:formula="of:=[.J12]-[.K12]" office:value-type="float" office:value="91.1" calcext:value-type="float">
            <text:p>91,1</text:p>
          </table:table-cell>
          <table:table-cell table:formula="of:=[.M12]-[.N12]" office:value-type="float" office:value="279.38" calcext:value-type="float">
            <text:p>279,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./data/30nodes/dis_11.txt</text:p>
          </table:table-cell>
          <table:table-cell office:value-type="float" office:value="0.0191542649269104" calcext:value-type="float">
            <text:p>0,01915426492691</text:p>
          </table:table-cell>
          <table:table-cell office:value-type="float" office:value="2453.97" calcext:value-type="float">
            <text:p>2453,97</text:p>
          </table:table-cell>
          <table:table-cell office:value-type="float" office:value="1840" calcext:value-type="float">
            <text:p>1840</text:p>
          </table:table-cell>
          <table:table-cell office:value-type="float" office:value="0.106974582672119" calcext:value-type="float">
            <text:p>0,106974582672119</text:p>
          </table:table-cell>
          <table:table-cell office:value-type="float" office:value="1203.7" calcext:value-type="float">
            <text:p>1203,7</text:p>
          </table:table-cell>
          <table:table-cell office:value-type="float" office:value="1008" calcext:value-type="float">
            <text:p>1008</text:p>
          </table:table-cell>
          <table:table-cell office:value-type="float" office:value="1.00061703920364" calcext:value-type="float">
            <text:p>1,00061703920364</text:p>
          </table:table-cell>
          <table:table-cell office:value-type="float" office:value="1003.43" calcext:value-type="float">
            <text:p>1003,43</text:p>
          </table:table-cell>
          <table:table-cell office:value-type="float" office:value="901" calcext:value-type="float">
            <text:p>901</text:p>
          </table:table-cell>
          <table:table-cell office:value-type="float" office:value="1.00837649345398" calcext:value-type="float">
            <text:p>1,00837649345398</text:p>
          </table:table-cell>
          <table:table-cell office:value-type="float" office:value="1641.22" calcext:value-type="float">
            <text:p>1641,22</text:p>
          </table:table-cell>
          <table:table-cell office:value-type="float" office:value="1462" calcext:value-type="float">
            <text:p>1462</text:p>
          </table:table-cell>
          <table:table-cell table:formula="of:=[.D13]-[.E13]" office:value-type="float" office:value="613.97" calcext:value-type="float">
            <text:p>613,97</text:p>
          </table:table-cell>
          <table:table-cell table:formula="of:=[.G13]-[.H13]" office:value-type="float" office:value="195.7" calcext:value-type="float">
            <text:p>195,7</text:p>
          </table:table-cell>
          <table:table-cell table:formula="of:=[.J13]-[.K13]" office:value-type="float" office:value="102.43" calcext:value-type="float">
            <text:p>102,43</text:p>
          </table:table-cell>
          <table:table-cell table:formula="of:=[.M13]-[.N13]" office:value-type="float" office:value="179.22" calcext:value-type="float">
            <text:p>179,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./data/30nodes/dis_18.txt</text:p>
          </table:table-cell>
          <table:table-cell office:value-type="float" office:value="0.0214294624328613" calcext:value-type="float">
            <text:p>0,021429462432861</text:p>
          </table:table-cell>
          <table:table-cell office:value-type="float" office:value="2592.39" calcext:value-type="float">
            <text:p>2592,39</text:p>
          </table:table-cell>
          <table:table-cell office:value-type="float" office:value="2043" calcext:value-type="float">
            <text:p>2043</text:p>
          </table:table-cell>
          <table:table-cell office:value-type="float" office:value="0.100621650218964" calcext:value-type="float">
            <text:p>0,100621650218964</text:p>
          </table:table-cell>
          <table:table-cell office:value-type="float" office:value="1227.26" calcext:value-type="float">
            <text:p>1227,26</text:p>
          </table:table-cell>
          <table:table-cell office:value-type="float" office:value="1052" calcext:value-type="float">
            <text:p>1052</text:p>
          </table:table-cell>
          <table:table-cell office:value-type="float" office:value="1.00053822278976" calcext:value-type="float">
            <text:p>1,00053822278976</text:p>
          </table:table-cell>
          <table:table-cell office:value-type="float" office:value="1020.87" calcext:value-type="float">
            <text:p>1020,87</text:p>
          </table:table-cell>
          <table:table-cell office:value-type="float" office:value="919" calcext:value-type="float">
            <text:p>919</text:p>
          </table:table-cell>
          <table:table-cell office:value-type="float" office:value="1.01057030439377" calcext:value-type="float">
            <text:p>1,01057030439377</text:p>
          </table:table-cell>
          <table:table-cell office:value-type="float" office:value="1780.1" calcext:value-type="float">
            <text:p>1780,1</text:p>
          </table:table-cell>
          <table:table-cell office:value-type="float" office:value="1534" calcext:value-type="float">
            <text:p>1534</text:p>
          </table:table-cell>
          <table:table-cell table:formula="of:=[.D14]-[.E14]" office:value-type="float" office:value="549.39" calcext:value-type="float">
            <text:p>549,39</text:p>
          </table:table-cell>
          <table:table-cell table:formula="of:=[.G14]-[.H14]" office:value-type="float" office:value="175.26" calcext:value-type="float">
            <text:p>175,26</text:p>
          </table:table-cell>
          <table:table-cell table:formula="of:=[.J14]-[.K14]" office:value-type="float" office:value="101.87" calcext:value-type="float">
            <text:p>101,87</text:p>
          </table:table-cell>
          <table:table-cell table:formula="of:=[.M14]-[.N14]" office:value-type="float" office:value="246.1" calcext:value-type="float">
            <text:p>246,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./data/30nodes/dis_2.txt</text:p>
          </table:table-cell>
          <table:table-cell office:value-type="float" office:value="0.0195482039451599" calcext:value-type="float">
            <text:p>0,01954820394516</text:p>
          </table:table-cell>
          <table:table-cell office:value-type="float" office:value="2297.78" calcext:value-type="float">
            <text:p>2297,78</text:p>
          </table:table-cell>
          <table:table-cell office:value-type="float" office:value="1749" calcext:value-type="float">
            <text:p>1749</text:p>
          </table:table-cell>
          <table:table-cell office:value-type="float" office:value="0.106602432727814" calcext:value-type="float">
            <text:p>0,106602432727814</text:p>
          </table:table-cell>
          <table:table-cell office:value-type="float" office:value="1248.38" calcext:value-type="float">
            <text:p>1248,38</text:p>
          </table:table-cell>
          <table:table-cell office:value-type="float" office:value="1062" calcext:value-type="float">
            <text:p>1062</text:p>
          </table:table-cell>
          <table:table-cell office:value-type="float" office:value="1.00045489549637" calcext:value-type="float">
            <text:p>1,00045489549637</text:p>
          </table:table-cell>
          <table:table-cell office:value-type="float" office:value="1046.59" calcext:value-type="float">
            <text:p>1046,59</text:p>
          </table:table-cell>
          <table:table-cell office:value-type="float" office:value="917" calcext:value-type="float">
            <text:p>917</text:p>
          </table:table-cell>
          <table:table-cell office:value-type="float" office:value="1.01036171913147" calcext:value-type="float">
            <text:p>1,01036171913147</text:p>
          </table:table-cell>
          <table:table-cell office:value-type="float" office:value="1594.58" calcext:value-type="float">
            <text:p>1594,58</text:p>
          </table:table-cell>
          <table:table-cell office:value-type="float" office:value="1399" calcext:value-type="float">
            <text:p>1399</text:p>
          </table:table-cell>
          <table:table-cell table:formula="of:=[.D15]-[.E15]" office:value-type="float" office:value="548.78" calcext:value-type="float">
            <text:p>548,78</text:p>
          </table:table-cell>
          <table:table-cell table:formula="of:=[.G15]-[.H15]" office:value-type="float" office:value="186.38" calcext:value-type="float">
            <text:p>186,38</text:p>
          </table:table-cell>
          <table:table-cell table:formula="of:=[.J15]-[.K15]" office:value-type="float" office:value="129.59" calcext:value-type="float">
            <text:p>129,59</text:p>
          </table:table-cell>
          <table:table-cell table:formula="of:=[.M15]-[.N15]" office:value-type="float" office:value="195.58" calcext:value-type="float">
            <text:p>195,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./data/30nodes/dis_20.txt</text:p>
          </table:table-cell>
          <table:table-cell office:value-type="float" office:value="0.0188108348846436" calcext:value-type="float">
            <text:p>0,018810834884644</text:p>
          </table:table-cell>
          <table:table-cell office:value-type="float" office:value="2482.54" calcext:value-type="float">
            <text:p>2482,54</text:p>
          </table:table-cell>
          <table:table-cell office:value-type="float" office:value="1884" calcext:value-type="float">
            <text:p>1884</text:p>
          </table:table-cell>
          <table:table-cell office:value-type="float" office:value="0.107856254577637" calcext:value-type="float">
            <text:p>0,107856254577637</text:p>
          </table:table-cell>
          <table:table-cell office:value-type="float" office:value="1217.42" calcext:value-type="float">
            <text:p>1217,42</text:p>
          </table:table-cell>
          <table:table-cell office:value-type="float" office:value="993" calcext:value-type="float">
            <text:p>993</text:p>
          </table:table-cell>
          <table:table-cell office:value-type="float" office:value="1.0004601764679" calcext:value-type="float">
            <text:p>1,0004601764679</text:p>
          </table:table-cell>
          <table:table-cell office:value-type="float" office:value="1005.53" calcext:value-type="float">
            <text:p>1005,53</text:p>
          </table:table-cell>
          <table:table-cell office:value-type="float" office:value="923" calcext:value-type="float">
            <text:p>923</text:p>
          </table:table-cell>
          <table:table-cell office:value-type="float" office:value="1.00763190746307" calcext:value-type="float">
            <text:p>1,00763190746307</text:p>
          </table:table-cell>
          <table:table-cell office:value-type="float" office:value="1694.83" calcext:value-type="float">
            <text:p>1694,83</text:p>
          </table:table-cell>
          <table:table-cell office:value-type="float" office:value="1443" calcext:value-type="float">
            <text:p>1443</text:p>
          </table:table-cell>
          <table:table-cell table:formula="of:=[.D16]-[.E16]" office:value-type="float" office:value="598.54" calcext:value-type="float">
            <text:p>598,54</text:p>
          </table:table-cell>
          <table:table-cell table:formula="of:=[.G16]-[.H16]" office:value-type="float" office:value="224.42" calcext:value-type="float">
            <text:p>224,42</text:p>
          </table:table-cell>
          <table:table-cell table:formula="of:=[.J16]-[.K16]" office:value-type="float" office:value="82.53" calcext:value-type="float">
            <text:p>82,53</text:p>
          </table:table-cell>
          <table:table-cell table:formula="of:=[.M16]-[.N16]" office:value-type="float" office:value="251.83" calcext:value-type="float">
            <text:p>251,8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./data/30nodes/dis_21.txt</text:p>
          </table:table-cell>
          <table:table-cell office:value-type="float" office:value="0.0191055154800415" calcext:value-type="float">
            <text:p>0,019105515480042</text:p>
          </table:table-cell>
          <table:table-cell office:value-type="float" office:value="2501.04" calcext:value-type="float">
            <text:p>2501,04</text:p>
          </table:table-cell>
          <table:table-cell office:value-type="float" office:value="1957" calcext:value-type="float">
            <text:p>1957</text:p>
          </table:table-cell>
          <table:table-cell office:value-type="float" office:value="0.103222770690918" calcext:value-type="float">
            <text:p>0,103222770690918</text:p>
          </table:table-cell>
          <table:table-cell office:value-type="float" office:value="1242.82" calcext:value-type="float">
            <text:p>1242,82</text:p>
          </table:table-cell>
          <table:table-cell office:value-type="float" office:value="1063" calcext:value-type="float">
            <text:p>1063</text:p>
          </table:table-cell>
          <table:table-cell office:value-type="float" office:value="1.00061005353928" calcext:value-type="float">
            <text:p>1,00061005353928</text:p>
          </table:table-cell>
          <table:table-cell office:value-type="float" office:value="1036.32" calcext:value-type="float">
            <text:p>1036,32</text:p>
          </table:table-cell>
          <table:table-cell office:value-type="float" office:value="957" calcext:value-type="float">
            <text:p>957</text:p>
          </table:table-cell>
          <table:table-cell office:value-type="float" office:value="1.00946621417999" calcext:value-type="float">
            <text:p>1,00946621417999</text:p>
          </table:table-cell>
          <table:table-cell office:value-type="float" office:value="1750.02" calcext:value-type="float">
            <text:p>1750,02</text:p>
          </table:table-cell>
          <table:table-cell office:value-type="float" office:value="1487" calcext:value-type="float">
            <text:p>1487</text:p>
          </table:table-cell>
          <table:table-cell table:formula="of:=[.D17]-[.E17]" office:value-type="float" office:value="544.04" calcext:value-type="float">
            <text:p>544,04</text:p>
          </table:table-cell>
          <table:table-cell table:formula="of:=[.G17]-[.H17]" office:value-type="float" office:value="179.82" calcext:value-type="float">
            <text:p>179,82</text:p>
          </table:table-cell>
          <table:table-cell table:formula="of:=[.J17]-[.K17]" office:value-type="float" office:value="79.3199999999999" calcext:value-type="float">
            <text:p>79,3199999999999</text:p>
          </table:table-cell>
          <table:table-cell table:formula="of:=[.M17]-[.N17]" office:value-type="float" office:value="263.02" calcext:value-type="float">
            <text:p>263,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./data/30nodes/dis_16.txt</text:p>
          </table:table-cell>
          <table:table-cell office:value-type="float" office:value="0.0187628293037415" calcext:value-type="float">
            <text:p>0,018762829303742</text:p>
          </table:table-cell>
          <table:table-cell office:value-type="float" office:value="2544.82" calcext:value-type="float">
            <text:p>2544,82</text:p>
          </table:table-cell>
          <table:table-cell office:value-type="float" office:value="1989" calcext:value-type="float">
            <text:p>1989</text:p>
          </table:table-cell>
          <table:table-cell office:value-type="float" office:value="0.099029061794281" calcext:value-type="float">
            <text:p>0,099029061794281</text:p>
          </table:table-cell>
          <table:table-cell office:value-type="float" office:value="1180.79" calcext:value-type="float">
            <text:p>1180,79</text:p>
          </table:table-cell>
          <table:table-cell office:value-type="float" office:value="1002" calcext:value-type="float">
            <text:p>1002</text:p>
          </table:table-cell>
          <table:table-cell office:value-type="float" office:value="1.00086082696915" calcext:value-type="float">
            <text:p>1,00086082696915</text:p>
          </table:table-cell>
          <table:table-cell office:value-type="float" office:value="993.74" calcext:value-type="float">
            <text:p>993,74</text:p>
          </table:table-cell>
          <table:table-cell office:value-type="float" office:value="890" calcext:value-type="float">
            <text:p>890</text:p>
          </table:table-cell>
          <table:table-cell office:value-type="float" office:value="1.00792852640152" calcext:value-type="float">
            <text:p>1,00792852640152</text:p>
          </table:table-cell>
          <table:table-cell office:value-type="float" office:value="1747.48" calcext:value-type="float">
            <text:p>1747,48</text:p>
          </table:table-cell>
          <table:table-cell office:value-type="float" office:value="1521" calcext:value-type="float">
            <text:p>1521</text:p>
          </table:table-cell>
          <table:table-cell table:formula="of:=[.D18]-[.E18]" office:value-type="float" office:value="555.82" calcext:value-type="float">
            <text:p>555,82</text:p>
          </table:table-cell>
          <table:table-cell table:formula="of:=[.G18]-[.H18]" office:value-type="float" office:value="178.79" calcext:value-type="float">
            <text:p>178,79</text:p>
          </table:table-cell>
          <table:table-cell table:formula="of:=[.J18]-[.K18]" office:value-type="float" office:value="103.74" calcext:value-type="float">
            <text:p>103,74</text:p>
          </table:table-cell>
          <table:table-cell table:formula="of:=[.M18]-[.N18]" office:value-type="float" office:value="226.48" calcext:value-type="float">
            <text:p>226,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./data/30nodes/dis_24.txt</text:p>
          </table:table-cell>
          <table:table-cell office:value-type="float" office:value="0.0209049820899963" calcext:value-type="float">
            <text:p>0,020904982089996</text:p>
          </table:table-cell>
          <table:table-cell office:value-type="float" office:value="2604.26" calcext:value-type="float">
            <text:p>2604,26</text:p>
          </table:table-cell>
          <table:table-cell office:value-type="float" office:value="1993" calcext:value-type="float">
            <text:p>1993</text:p>
          </table:table-cell>
          <table:table-cell office:value-type="float" office:value="0.100737972259521" calcext:value-type="float">
            <text:p>0,100737972259521</text:p>
          </table:table-cell>
          <table:table-cell office:value-type="float" office:value="1227.04" calcext:value-type="float">
            <text:p>1227,04</text:p>
          </table:table-cell>
          <table:table-cell office:value-type="float" office:value="1039" calcext:value-type="float">
            <text:p>1039</text:p>
          </table:table-cell>
          <table:table-cell office:value-type="float" office:value="1.00056738138199" calcext:value-type="float">
            <text:p>1,00056738138199</text:p>
          </table:table-cell>
          <table:table-cell office:value-type="float" office:value="1013.79" calcext:value-type="float">
            <text:p>1013,79</text:p>
          </table:table-cell>
          <table:table-cell office:value-type="float" office:value="911" calcext:value-type="float">
            <text:p>911</text:p>
          </table:table-cell>
          <table:table-cell office:value-type="float" office:value="1.00799839019775" calcext:value-type="float">
            <text:p>1,00799839019775</text:p>
          </table:table-cell>
          <table:table-cell office:value-type="float" office:value="1790.6" calcext:value-type="float">
            <text:p>1790,6</text:p>
          </table:table-cell>
          <table:table-cell office:value-type="float" office:value="1525" calcext:value-type="float">
            <text:p>1525</text:p>
          </table:table-cell>
          <table:table-cell table:formula="of:=[.D19]-[.E19]" office:value-type="float" office:value="611.26" calcext:value-type="float">
            <text:p>611,26</text:p>
          </table:table-cell>
          <table:table-cell table:formula="of:=[.G19]-[.H19]" office:value-type="float" office:value="188.04" calcext:value-type="float">
            <text:p>188,04</text:p>
          </table:table-cell>
          <table:table-cell table:formula="of:=[.J19]-[.K19]" office:value-type="float" office:value="102.79" calcext:value-type="float">
            <text:p>102,79</text:p>
          </table:table-cell>
          <table:table-cell table:formula="of:=[.M19]-[.N19]" office:value-type="float" office:value="265.6" calcext:value-type="float">
            <text:p>265,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./data/30nodes/dis_23.txt</text:p>
          </table:table-cell>
          <table:table-cell office:value-type="float" office:value="0.019225447177887" calcext:value-type="float">
            <text:p>0,019225447177887</text:p>
          </table:table-cell>
          <table:table-cell office:value-type="float" office:value="2464.15" calcext:value-type="float">
            <text:p>2464,15</text:p>
          </table:table-cell>
          <table:table-cell office:value-type="float" office:value="1843" calcext:value-type="float">
            <text:p>1843</text:p>
          </table:table-cell>
          <table:table-cell office:value-type="float" office:value="0.102906818389893" calcext:value-type="float">
            <text:p>0,102906818389893</text:p>
          </table:table-cell>
          <table:table-cell office:value-type="float" office:value="1209.22" calcext:value-type="float">
            <text:p>1209,22</text:p>
          </table:table-cell>
          <table:table-cell office:value-type="float" office:value="1000" calcext:value-type="float">
            <text:p>1000</text:p>
          </table:table-cell>
          <table:table-cell office:value-type="float" office:value="1.00079739332199" calcext:value-type="float">
            <text:p>1,00079739332199</text:p>
          </table:table-cell>
          <table:table-cell office:value-type="float" office:value="993.83" calcext:value-type="float">
            <text:p>993,83</text:p>
          </table:table-cell>
          <table:table-cell office:value-type="float" office:value="881" calcext:value-type="float">
            <text:p>881</text:p>
          </table:table-cell>
          <table:table-cell office:value-type="float" office:value="1.00857184648514" calcext:value-type="float">
            <text:p>1,00857184648514</text:p>
          </table:table-cell>
          <table:table-cell office:value-type="float" office:value="1703.01" calcext:value-type="float">
            <text:p>1703,01</text:p>
          </table:table-cell>
          <table:table-cell office:value-type="float" office:value="1514" calcext:value-type="float">
            <text:p>1514</text:p>
          </table:table-cell>
          <table:table-cell table:formula="of:=[.D20]-[.E20]" office:value-type="float" office:value="621.15" calcext:value-type="float">
            <text:p>621,15</text:p>
          </table:table-cell>
          <table:table-cell table:formula="of:=[.G20]-[.H20]" office:value-type="float" office:value="209.22" calcext:value-type="float">
            <text:p>209,22</text:p>
          </table:table-cell>
          <table:table-cell table:formula="of:=[.J20]-[.K20]" office:value-type="float" office:value="112.83" calcext:value-type="float">
            <text:p>112,83</text:p>
          </table:table-cell>
          <table:table-cell table:formula="of:=[.M20]-[.N20]" office:value-type="float" office:value="189.01" calcext:value-type="float">
            <text:p>189,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./data/30nodes/dis_3.txt</text:p>
          </table:table-cell>
          <table:table-cell office:value-type="float" office:value="0.0220432066917419" calcext:value-type="float">
            <text:p>0,022043206691742</text:p>
          </table:table-cell>
          <table:table-cell office:value-type="float" office:value="2682.57" calcext:value-type="float">
            <text:p>2682,57</text:p>
          </table:table-cell>
          <table:table-cell office:value-type="float" office:value="1996" calcext:value-type="float">
            <text:p>1996</text:p>
          </table:table-cell>
          <table:table-cell office:value-type="float" office:value="0.0993527579307556" calcext:value-type="float">
            <text:p>0,099352757930756</text:p>
          </table:table-cell>
          <table:table-cell office:value-type="float" office:value="1212.11" calcext:value-type="float">
            <text:p>1212,11</text:p>
          </table:table-cell>
          <table:table-cell office:value-type="float" office:value="1029" calcext:value-type="float">
            <text:p>1029</text:p>
          </table:table-cell>
          <table:table-cell office:value-type="float" office:value="1.00057834625244" calcext:value-type="float">
            <text:p>1,00057834625244</text:p>
          </table:table-cell>
          <table:table-cell office:value-type="float" office:value="1022.58" calcext:value-type="float">
            <text:p>1022,58</text:p>
          </table:table-cell>
          <table:table-cell office:value-type="float" office:value="908" calcext:value-type="float">
            <text:p>908</text:p>
          </table:table-cell>
          <table:table-cell office:value-type="float" office:value="1.0066786980629" calcext:value-type="float">
            <text:p>1,0066786980629</text:p>
          </table:table-cell>
          <table:table-cell office:value-type="float" office:value="1828.18" calcext:value-type="float">
            <text:p>1828,18</text:p>
          </table:table-cell>
          <table:table-cell office:value-type="float" office:value="1548" calcext:value-type="float">
            <text:p>1548</text:p>
          </table:table-cell>
          <table:table-cell table:formula="of:=[.D21]-[.E21]" office:value-type="float" office:value="686.57" calcext:value-type="float">
            <text:p>686,57</text:p>
          </table:table-cell>
          <table:table-cell table:formula="of:=[.G21]-[.H21]" office:value-type="float" office:value="183.11" calcext:value-type="float">
            <text:p>183,11</text:p>
          </table:table-cell>
          <table:table-cell table:formula="of:=[.J21]-[.K21]" office:value-type="float" office:value="114.58" calcext:value-type="float">
            <text:p>114,58</text:p>
          </table:table-cell>
          <table:table-cell table:formula="of:=[.M21]-[.N21]" office:value-type="float" office:value="280.18" calcext:value-type="float">
            <text:p>280,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./data/30nodes/dis_9.txt</text:p>
          </table:table-cell>
          <table:table-cell office:value-type="float" office:value="0.0172970533370972" calcext:value-type="float">
            <text:p>0,017297053337097</text:p>
          </table:table-cell>
          <table:table-cell office:value-type="float" office:value="2629.9" calcext:value-type="float">
            <text:p>2629,9</text:p>
          </table:table-cell>
          <table:table-cell office:value-type="float" office:value="1988" calcext:value-type="float">
            <text:p>1988</text:p>
          </table:table-cell>
          <table:table-cell office:value-type="float" office:value="0.100527701377869" calcext:value-type="float">
            <text:p>0,100527701377869</text:p>
          </table:table-cell>
          <table:table-cell office:value-type="float" office:value="1215.7" calcext:value-type="float">
            <text:p>1215,7</text:p>
          </table:table-cell>
          <table:table-cell office:value-type="float" office:value="1028" calcext:value-type="float">
            <text:p>1028</text:p>
          </table:table-cell>
          <table:table-cell office:value-type="float" office:value="1.00088511228561" calcext:value-type="float">
            <text:p>1,00088511228561</text:p>
          </table:table-cell>
          <table:table-cell office:value-type="float" office:value="1022.46" calcext:value-type="float">
            <text:p>1022,46</text:p>
          </table:table-cell>
          <table:table-cell office:value-type="float" office:value="930" calcext:value-type="float">
            <text:p>930</text:p>
          </table:table-cell>
          <table:table-cell office:value-type="float" office:value="1.01009157180786" calcext:value-type="float">
            <text:p>1,01009157180786</text:p>
          </table:table-cell>
          <table:table-cell office:value-type="float" office:value="1781.9" calcext:value-type="float">
            <text:p>1781,9</text:p>
          </table:table-cell>
          <table:table-cell office:value-type="float" office:value="1434" calcext:value-type="float">
            <text:p>1434</text:p>
          </table:table-cell>
          <table:table-cell table:formula="of:=[.D22]-[.E22]" office:value-type="float" office:value="641.9" calcext:value-type="float">
            <text:p>641,9</text:p>
          </table:table-cell>
          <table:table-cell table:formula="of:=[.G22]-[.H22]" office:value-type="float" office:value="187.7" calcext:value-type="float">
            <text:p>187,7</text:p>
          </table:table-cell>
          <table:table-cell table:formula="of:=[.J22]-[.K22]" office:value-type="float" office:value="92.46" calcext:value-type="float">
            <text:p>92,46</text:p>
          </table:table-cell>
          <table:table-cell table:formula="of:=[.M22]-[.N22]" office:value-type="float" office:value="347.9" calcext:value-type="float">
            <text:p>347,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./data/30nodes/dis_27.txt</text:p>
          </table:table-cell>
          <table:table-cell office:value-type="float" office:value="0.0202601599693298" calcext:value-type="float">
            <text:p>0,02026015996933</text:p>
          </table:table-cell>
          <table:table-cell office:value-type="float" office:value="2538.36" calcext:value-type="float">
            <text:p>2538,36</text:p>
          </table:table-cell>
          <table:table-cell office:value-type="float" office:value="1822" calcext:value-type="float">
            <text:p>1822</text:p>
          </table:table-cell>
          <table:table-cell office:value-type="float" office:value="0.106901924610138" calcext:value-type="float">
            <text:p>0,106901924610138</text:p>
          </table:table-cell>
          <table:table-cell office:value-type="float" office:value="1199.83" calcext:value-type="float">
            <text:p>1199,83</text:p>
          </table:table-cell>
          <table:table-cell office:value-type="float" office:value="963" calcext:value-type="float">
            <text:p>963</text:p>
          </table:table-cell>
          <table:table-cell office:value-type="float" office:value="1.00072531461716" calcext:value-type="float">
            <text:p>1,00072531461716</text:p>
          </table:table-cell>
          <table:table-cell office:value-type="float" office:value="985.8" calcext:value-type="float">
            <text:p>985,8</text:p>
          </table:table-cell>
          <table:table-cell office:value-type="float" office:value="887" calcext:value-type="float">
            <text:p>887</text:p>
          </table:table-cell>
          <table:table-cell office:value-type="float" office:value="1.00902745008469" calcext:value-type="float">
            <text:p>1,00902745008469</text:p>
          </table:table-cell>
          <table:table-cell office:value-type="float" office:value="1718.1" calcext:value-type="float">
            <text:p>1718,1</text:p>
          </table:table-cell>
          <table:table-cell office:value-type="float" office:value="1480" calcext:value-type="float">
            <text:p>1480</text:p>
          </table:table-cell>
          <table:table-cell table:formula="of:=[.D23]-[.E23]" office:value-type="float" office:value="716.36" calcext:value-type="float">
            <text:p>716,36</text:p>
          </table:table-cell>
          <table:table-cell table:formula="of:=[.G23]-[.H23]" office:value-type="float" office:value="236.83" calcext:value-type="float">
            <text:p>236,83</text:p>
          </table:table-cell>
          <table:table-cell table:formula="of:=[.J23]-[.K23]" office:value-type="float" office:value="98.8" calcext:value-type="float">
            <text:p>98,8</text:p>
          </table:table-cell>
          <table:table-cell table:formula="of:=[.M23]-[.N23]" office:value-type="float" office:value="238.1" calcext:value-type="float">
            <text:p>238,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./data/30nodes/dis_17.txt</text:p>
          </table:table-cell>
          <table:table-cell office:value-type="float" office:value="0.0222392249107361" calcext:value-type="float">
            <text:p>0,022239224910736</text:p>
          </table:table-cell>
          <table:table-cell office:value-type="float" office:value="2629.08" calcext:value-type="float">
            <text:p>2629,08</text:p>
          </table:table-cell>
          <table:table-cell office:value-type="float" office:value="1971" calcext:value-type="float">
            <text:p>1971</text:p>
          </table:table-cell>
          <table:table-cell office:value-type="float" office:value="0.103177878856659" calcext:value-type="float">
            <text:p>0,103177878856659</text:p>
          </table:table-cell>
          <table:table-cell office:value-type="float" office:value="1238.86" calcext:value-type="float">
            <text:p>1238,86</text:p>
          </table:table-cell>
          <table:table-cell office:value-type="float" office:value="995" calcext:value-type="float">
            <text:p>995</text:p>
          </table:table-cell>
          <table:table-cell office:value-type="float" office:value="1.00067212104797" calcext:value-type="float">
            <text:p>1,00067212104797</text:p>
          </table:table-cell>
          <table:table-cell office:value-type="float" office:value="1026.7" calcext:value-type="float">
            <text:p>1026,7</text:p>
          </table:table-cell>
          <table:table-cell office:value-type="float" office:value="922" calcext:value-type="float">
            <text:p>922</text:p>
          </table:table-cell>
          <table:table-cell office:value-type="float" office:value="1.0077970123291" calcext:value-type="float">
            <text:p>1,0077970123291</text:p>
          </table:table-cell>
          <table:table-cell office:value-type="float" office:value="1830.96" calcext:value-type="float">
            <text:p>1830,96</text:p>
          </table:table-cell>
          <table:table-cell office:value-type="float" office:value="1565" calcext:value-type="float">
            <text:p>1565</text:p>
          </table:table-cell>
          <table:table-cell table:formula="of:=[.D24]-[.E24]" office:value-type="float" office:value="658.08" calcext:value-type="float">
            <text:p>658,08</text:p>
          </table:table-cell>
          <table:table-cell table:formula="of:=[.G24]-[.H24]" office:value-type="float" office:value="243.86" calcext:value-type="float">
            <text:p>243,86</text:p>
          </table:table-cell>
          <table:table-cell table:formula="of:=[.J24]-[.K24]" office:value-type="float" office:value="104.7" calcext:value-type="float">
            <text:p>104,7</text:p>
          </table:table-cell>
          <table:table-cell table:formula="of:=[.M24]-[.N24]" office:value-type="float" office:value="265.96" calcext:value-type="float">
            <text:p>265,9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./data/30nodes/dis_26.txt</text:p>
          </table:table-cell>
          <table:table-cell office:value-type="float" office:value="0.0233249378204346" calcext:value-type="float">
            <text:p>0,023324937820435</text:p>
          </table:table-cell>
          <table:table-cell office:value-type="float" office:value="2575.54" calcext:value-type="float">
            <text:p>2575,54</text:p>
          </table:table-cell>
          <table:table-cell office:value-type="float" office:value="1831" calcext:value-type="float">
            <text:p>1831</text:p>
          </table:table-cell>
          <table:table-cell office:value-type="float" office:value="0.106160595417023" calcext:value-type="float">
            <text:p>0,106160595417023</text:p>
          </table:table-cell>
          <table:table-cell office:value-type="float" office:value="1197.5" calcext:value-type="float">
            <text:p>1197,5</text:p>
          </table:table-cell>
          <table:table-cell office:value-type="float" office:value="996" calcext:value-type="float">
            <text:p>996</text:p>
          </table:table-cell>
          <table:table-cell office:value-type="float" office:value="1.00076092243195" calcext:value-type="float">
            <text:p>1,00076092243195</text:p>
          </table:table-cell>
          <table:table-cell office:value-type="float" office:value="1011.73" calcext:value-type="float">
            <text:p>1011,73</text:p>
          </table:table-cell>
          <table:table-cell office:value-type="float" office:value="899" calcext:value-type="float">
            <text:p>899</text:p>
          </table:table-cell>
          <table:table-cell office:value-type="float" office:value="1.00940795660019" calcext:value-type="float">
            <text:p>1,00940795660019</text:p>
          </table:table-cell>
          <table:table-cell office:value-type="float" office:value="1783.98" calcext:value-type="float">
            <text:p>1783,98</text:p>
          </table:table-cell>
          <table:table-cell office:value-type="float" office:value="1524" calcext:value-type="float">
            <text:p>1524</text:p>
          </table:table-cell>
          <table:table-cell table:formula="of:=[.D25]-[.E25]" office:value-type="float" office:value="744.54" calcext:value-type="float">
            <text:p>744,54</text:p>
          </table:table-cell>
          <table:table-cell table:formula="of:=[.G25]-[.H25]" office:value-type="float" office:value="201.5" calcext:value-type="float">
            <text:p>201,5</text:p>
          </table:table-cell>
          <table:table-cell table:formula="of:=[.J25]-[.K25]" office:value-type="float" office:value="112.73" calcext:value-type="float">
            <text:p>112,73</text:p>
          </table:table-cell>
          <table:table-cell table:formula="of:=[.M25]-[.N25]" office:value-type="float" office:value="259.98" calcext:value-type="float">
            <text:p>259,9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./data/30nodes/dis_7.txt</text:p>
          </table:table-cell>
          <table:table-cell office:value-type="float" office:value="0.0219203042984009" calcext:value-type="float">
            <text:p>0,021920304298401</text:p>
          </table:table-cell>
          <table:table-cell office:value-type="float" office:value="2427.73" calcext:value-type="float">
            <text:p>2427,73</text:p>
          </table:table-cell>
          <table:table-cell office:value-type="float" office:value="1799" calcext:value-type="float">
            <text:p>1799</text:p>
          </table:table-cell>
          <table:table-cell office:value-type="float" office:value="0.100426678657532" calcext:value-type="float">
            <text:p>0,100426678657532</text:p>
          </table:table-cell>
          <table:table-cell office:value-type="float" office:value="1221.72" calcext:value-type="float">
            <text:p>1221,72</text:p>
          </table:table-cell>
          <table:table-cell office:value-type="float" office:value="1032" calcext:value-type="float">
            <text:p>1032</text:p>
          </table:table-cell>
          <table:table-cell office:value-type="float" office:value="1.00060147047043" calcext:value-type="float">
            <text:p>1,00060147047043</text:p>
          </table:table-cell>
          <table:table-cell office:value-type="float" office:value="994.78" calcext:value-type="float">
            <text:p>994,78</text:p>
          </table:table-cell>
          <table:table-cell office:value-type="float" office:value="890" calcext:value-type="float">
            <text:p>890</text:p>
          </table:table-cell>
          <table:table-cell office:value-type="float" office:value="1.00915724992752" calcext:value-type="float">
            <text:p>1,00915724992752</text:p>
          </table:table-cell>
          <table:table-cell office:value-type="float" office:value="1707.54" calcext:value-type="float">
            <text:p>1707,54</text:p>
          </table:table-cell>
          <table:table-cell office:value-type="float" office:value="1463" calcext:value-type="float">
            <text:p>1463</text:p>
          </table:table-cell>
          <table:table-cell table:formula="of:=[.D26]-[.E26]" office:value-type="float" office:value="628.73" calcext:value-type="float">
            <text:p>628,73</text:p>
          </table:table-cell>
          <table:table-cell table:formula="of:=[.G26]-[.H26]" office:value-type="float" office:value="189.72" calcext:value-type="float">
            <text:p>189,72</text:p>
          </table:table-cell>
          <table:table-cell table:formula="of:=[.J26]-[.K26]" office:value-type="float" office:value="104.78" calcext:value-type="float">
            <text:p>104,78</text:p>
          </table:table-cell>
          <table:table-cell table:formula="of:=[.M26]-[.N26]" office:value-type="float" office:value="244.54" calcext:value-type="float">
            <text:p>244,5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./data/30nodes/dis_15.txt</text:p>
          </table:table-cell>
          <table:table-cell office:value-type="float" office:value="0.0169395804405212" calcext:value-type="float">
            <text:p>0,016939580440521</text:p>
          </table:table-cell>
          <table:table-cell office:value-type="float" office:value="2518.11" calcext:value-type="float">
            <text:p>2518,11</text:p>
          </table:table-cell>
          <table:table-cell office:value-type="float" office:value="1806" calcext:value-type="float">
            <text:p>1806</text:p>
          </table:table-cell>
          <table:table-cell office:value-type="float" office:value="0.106356003284454" calcext:value-type="float">
            <text:p>0,106356003284454</text:p>
          </table:table-cell>
          <table:table-cell office:value-type="float" office:value="1177.91" calcext:value-type="float">
            <text:p>1177,91</text:p>
          </table:table-cell>
          <table:table-cell office:value-type="float" office:value="944" calcext:value-type="float">
            <text:p>944</text:p>
          </table:table-cell>
          <table:table-cell office:value-type="float" office:value="1.00059969425201" calcext:value-type="float">
            <text:p>1,00059969425201</text:p>
          </table:table-cell>
          <table:table-cell office:value-type="float" office:value="997.02" calcext:value-type="float">
            <text:p>997,02</text:p>
          </table:table-cell>
          <table:table-cell office:value-type="float" office:value="906" calcext:value-type="float">
            <text:p>906</text:p>
          </table:table-cell>
          <table:table-cell office:value-type="float" office:value="1.00565987586975" calcext:value-type="float">
            <text:p>1,00565987586975</text:p>
          </table:table-cell>
          <table:table-cell office:value-type="float" office:value="1689.19" calcext:value-type="float">
            <text:p>1689,19</text:p>
          </table:table-cell>
          <table:table-cell office:value-type="float" office:value="1411" calcext:value-type="float">
            <text:p>1411</text:p>
          </table:table-cell>
          <table:table-cell table:formula="of:=[.D27]-[.E27]" office:value-type="float" office:value="712.11" calcext:value-type="float">
            <text:p>712,11</text:p>
          </table:table-cell>
          <table:table-cell table:formula="of:=[.G27]-[.H27]" office:value-type="float" office:value="233.91" calcext:value-type="float">
            <text:p>233,91</text:p>
          </table:table-cell>
          <table:table-cell table:formula="of:=[.J27]-[.K27]" office:value-type="float" office:value="91.02" calcext:value-type="float">
            <text:p>91,02</text:p>
          </table:table-cell>
          <table:table-cell table:formula="of:=[.M27]-[.N27]" office:value-type="float" office:value="278.19" calcext:value-type="float">
            <text:p>278,1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./data/30nodes/dis_5.txt</text:p>
          </table:table-cell>
          <table:table-cell office:value-type="float" office:value="0.0177504372596741" calcext:value-type="float">
            <text:p>0,017750437259674</text:p>
          </table:table-cell>
          <table:table-cell office:value-type="float" office:value="2510.68" calcext:value-type="float">
            <text:p>2510,68</text:p>
          </table:table-cell>
          <table:table-cell office:value-type="float" office:value="1932" calcext:value-type="float">
            <text:p>1932</text:p>
          </table:table-cell>
          <table:table-cell office:value-type="float" office:value="0.10011917591095" calcext:value-type="float">
            <text:p>0,10011917591095</text:p>
          </table:table-cell>
          <table:table-cell office:value-type="float" office:value="1188.19" calcext:value-type="float">
            <text:p>1188,19</text:p>
          </table:table-cell>
          <table:table-cell office:value-type="float" office:value="1029" calcext:value-type="float">
            <text:p>1029</text:p>
          </table:table-cell>
          <table:table-cell office:value-type="float" office:value="1.00059346437454" calcext:value-type="float">
            <text:p>1,00059346437454</text:p>
          </table:table-cell>
          <table:table-cell office:value-type="float" office:value="999.31" calcext:value-type="float">
            <text:p>999,31</text:p>
          </table:table-cell>
          <table:table-cell office:value-type="float" office:value="888" calcext:value-type="float">
            <text:p>888</text:p>
          </table:table-cell>
          <table:table-cell office:value-type="float" office:value="1.00711804389954" calcext:value-type="float">
            <text:p>1,00711804389954</text:p>
          </table:table-cell>
          <table:table-cell office:value-type="float" office:value="1722.87" calcext:value-type="float">
            <text:p>1722,87</text:p>
          </table:table-cell>
          <table:table-cell office:value-type="float" office:value="1423" calcext:value-type="float">
            <text:p>1423</text:p>
          </table:table-cell>
          <table:table-cell table:formula="of:=[.D28]-[.E28]" office:value-type="float" office:value="578.68" calcext:value-type="float">
            <text:p>578,68</text:p>
          </table:table-cell>
          <table:table-cell table:formula="of:=[.G28]-[.H28]" office:value-type="float" office:value="159.19" calcext:value-type="float">
            <text:p>159,19</text:p>
          </table:table-cell>
          <table:table-cell table:formula="of:=[.J28]-[.K28]" office:value-type="float" office:value="111.31" calcext:value-type="float">
            <text:p>111,31</text:p>
          </table:table-cell>
          <table:table-cell table:formula="of:=[.M28]-[.N28]" office:value-type="float" office:value="299.87" calcext:value-type="float">
            <text:p>299,8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./data/30nodes/dis_14.txt</text:p>
          </table:table-cell>
          <table:table-cell office:value-type="float" office:value="0.0179473328590393" calcext:value-type="float">
            <text:p>0,017947332859039</text:p>
          </table:table-cell>
          <table:table-cell office:value-type="float" office:value="2490.93" calcext:value-type="float">
            <text:p>2490,93</text:p>
          </table:table-cell>
          <table:table-cell office:value-type="float" office:value="1864" calcext:value-type="float">
            <text:p>1864</text:p>
          </table:table-cell>
          <table:table-cell office:value-type="float" office:value="0.104054379463196" calcext:value-type="float">
            <text:p>0,104054379463196</text:p>
          </table:table-cell>
          <table:table-cell office:value-type="float" office:value="1228.17" calcext:value-type="float">
            <text:p>1228,17</text:p>
          </table:table-cell>
          <table:table-cell office:value-type="float" office:value="987" calcext:value-type="float">
            <text:p>987</text:p>
          </table:table-cell>
          <table:table-cell office:value-type="float" office:value="1.000730509758" calcext:value-type="float">
            <text:p>1,000730509758</text:p>
          </table:table-cell>
          <table:table-cell office:value-type="float" office:value="1009.09" calcext:value-type="float">
            <text:p>1009,09</text:p>
          </table:table-cell>
          <table:table-cell office:value-type="float" office:value="925" calcext:value-type="float">
            <text:p>925</text:p>
          </table:table-cell>
          <table:table-cell office:value-type="float" office:value="1.00718554973602" calcext:value-type="float">
            <text:p>1,00718554973602</text:p>
          </table:table-cell>
          <table:table-cell office:value-type="float" office:value="1718.06" calcext:value-type="float">
            <text:p>1718,06</text:p>
          </table:table-cell>
          <table:table-cell office:value-type="float" office:value="1502" calcext:value-type="float">
            <text:p>1502</text:p>
          </table:table-cell>
          <table:table-cell table:formula="of:=[.D29]-[.E29]" office:value-type="float" office:value="626.93" calcext:value-type="float">
            <text:p>626,93</text:p>
          </table:table-cell>
          <table:table-cell table:formula="of:=[.G29]-[.H29]" office:value-type="float" office:value="241.17" calcext:value-type="float">
            <text:p>241,17</text:p>
          </table:table-cell>
          <table:table-cell table:formula="of:=[.J29]-[.K29]" office:value-type="float" office:value="84.09" calcext:value-type="float">
            <text:p>84,09</text:p>
          </table:table-cell>
          <table:table-cell table:formula="of:=[.M29]-[.N29]" office:value-type="float" office:value="216.06" calcext:value-type="float">
            <text:p>216,0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./data/30nodes/dis_10.txt</text:p>
          </table:table-cell>
          <table:table-cell office:value-type="float" office:value="0.0194204425811768" calcext:value-type="float">
            <text:p>0,019420442581177</text:p>
          </table:table-cell>
          <table:table-cell office:value-type="float" office:value="2458.69" calcext:value-type="float">
            <text:p>2458,69</text:p>
          </table:table-cell>
          <table:table-cell office:value-type="float" office:value="1952" calcext:value-type="float">
            <text:p>1952</text:p>
          </table:table-cell>
          <table:table-cell office:value-type="float" office:value="0.101178939342499" calcext:value-type="float">
            <text:p>0,101178939342499</text:p>
          </table:table-cell>
          <table:table-cell office:value-type="float" office:value="1204.75" calcext:value-type="float">
            <text:p>1204,75</text:p>
          </table:table-cell>
          <table:table-cell office:value-type="float" office:value="971" calcext:value-type="float">
            <text:p>971</text:p>
          </table:table-cell>
          <table:table-cell office:value-type="float" office:value="1.00069588661194" calcext:value-type="float">
            <text:p>1,00069588661194</text:p>
          </table:table-cell>
          <table:table-cell office:value-type="float" office:value="986.46" calcext:value-type="float">
            <text:p>986,46</text:p>
          </table:table-cell>
          <table:table-cell office:value-type="float" office:value="876" calcext:value-type="float">
            <text:p>876</text:p>
          </table:table-cell>
          <table:table-cell office:value-type="float" office:value="1.0094130396843" calcext:value-type="float">
            <text:p>1,0094130396843</text:p>
          </table:table-cell>
          <table:table-cell office:value-type="float" office:value="1744.77" calcext:value-type="float">
            <text:p>1744,77</text:p>
          </table:table-cell>
          <table:table-cell office:value-type="float" office:value="1476" calcext:value-type="float">
            <text:p>1476</text:p>
          </table:table-cell>
          <table:table-cell table:formula="of:=[.D30]-[.E30]" office:value-type="float" office:value="506.69" calcext:value-type="float">
            <text:p>506,69</text:p>
          </table:table-cell>
          <table:table-cell table:formula="of:=[.G30]-[.H30]" office:value-type="float" office:value="233.75" calcext:value-type="float">
            <text:p>233,75</text:p>
          </table:table-cell>
          <table:table-cell table:formula="of:=[.J30]-[.K30]" office:value-type="float" office:value="110.46" calcext:value-type="float">
            <text:p>110,46</text:p>
          </table:table-cell>
          <table:table-cell table:formula="of:=[.M30]-[.N30]" office:value-type="float" office:value="268.77" calcext:value-type="float">
            <text:p>268,7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./data/30nodes/dis_19.txt</text:p>
          </table:table-cell>
          <table:table-cell office:value-type="float" office:value="0.0202831935882568" calcext:value-type="float">
            <text:p>0,020283193588257</text:p>
          </table:table-cell>
          <table:table-cell office:value-type="float" office:value="2519.08" calcext:value-type="float">
            <text:p>2519,08</text:p>
          </table:table-cell>
          <table:table-cell office:value-type="float" office:value="2021" calcext:value-type="float">
            <text:p>2021</text:p>
          </table:table-cell>
          <table:table-cell office:value-type="float" office:value="0.106088964939117" calcext:value-type="float">
            <text:p>0,106088964939117</text:p>
          </table:table-cell>
          <table:table-cell office:value-type="float" office:value="1221.24" calcext:value-type="float">
            <text:p>1221,24</text:p>
          </table:table-cell>
          <table:table-cell office:value-type="float" office:value="917" calcext:value-type="float">
            <text:p>917</text:p>
          </table:table-cell>
          <table:table-cell office:value-type="float" office:value="1.00097150087357" calcext:value-type="float">
            <text:p>1,00097150087357</text:p>
          </table:table-cell>
          <table:table-cell office:value-type="float" office:value="996.39" calcext:value-type="float">
            <text:p>996,39</text:p>
          </table:table-cell>
          <table:table-cell office:value-type="float" office:value="889" calcext:value-type="float">
            <text:p>889</text:p>
          </table:table-cell>
          <table:table-cell office:value-type="float" office:value="1.00921047210693" calcext:value-type="float">
            <text:p>1,00921047210693</text:p>
          </table:table-cell>
          <table:table-cell office:value-type="float" office:value="1706.22" calcext:value-type="float">
            <text:p>1706,22</text:p>
          </table:table-cell>
          <table:table-cell office:value-type="float" office:value="1475" calcext:value-type="float">
            <text:p>1475</text:p>
          </table:table-cell>
          <table:table-cell table:formula="of:=[.D31]-[.E31]" office:value-type="float" office:value="498.08" calcext:value-type="float">
            <text:p>498,08</text:p>
          </table:table-cell>
          <table:table-cell table:formula="of:=[.G31]-[.H31]" office:value-type="float" office:value="304.24" calcext:value-type="float">
            <text:p>304,24</text:p>
          </table:table-cell>
          <table:table-cell table:formula="of:=[.J31]-[.K31]" office:value-type="float" office:value="107.39" calcext:value-type="float">
            <text:p>107,39</text:p>
          </table:table-cell>
          <table:table-cell table:formula="of:=[.M31]-[.N31]" office:value-type="float" office:value="231.22" calcext:value-type="float">
            <text:p>231,22</text:p>
          </table:table-cell>
        </table:table-row>
        <table:table-row table:style-name="ro1">
          <table:table-cell table:number-columns-repeated="2"/>
          <table:table-cell table:formula="of:=SUM([.C2:.C31])" office:value-type="float" office:value="0.599891841411591" calcext:value-type="float">
            <text:p>0,599891841411591</text:p>
          </table:table-cell>
          <table:table-cell table:formula="of:=SUM([.D2:.D31])" office:value-type="float" office:value="75724.72" calcext:value-type="float">
            <text:p>75724,72</text:p>
          </table:table-cell>
          <table:table-cell table:formula="of:=SUM([.E2:.E31])" office:value-type="float" office:value="57178" calcext:value-type="float">
            <text:p>57178</text:p>
          </table:table-cell>
          <table:table-cell table:formula="of:=SUM([.F2:.F31])" office:value-type="float" office:value="3.08985543012619" calcext:value-type="float">
            <text:p>3,08985543012619</text:p>
          </table:table-cell>
          <table:table-cell table:formula="of:=SUM([.G2:.G31])" office:value-type="float" office:value="36365.33" calcext:value-type="float">
            <text:p>36365,33</text:p>
          </table:table-cell>
          <table:table-cell table:formula="of:=SUM([.H2:.H31])" office:value-type="float" office:value="30161" calcext:value-type="float">
            <text:p>30161</text:p>
          </table:table-cell>
          <table:table-cell table:formula="of:=SUM([.I2:.I31])" office:value-type="float" office:value="30.0207320213318" calcext:value-type="float">
            <text:p>30,0207320213318</text:p>
          </table:table-cell>
          <table:table-cell table:formula="of:=SUM([.J2:.J31])" office:value-type="float" office:value="30241.9" calcext:value-type="float">
            <text:p>30241,9</text:p>
          </table:table-cell>
          <table:table-cell table:formula="of:=SUM([.K2:.K31])" office:value-type="float" office:value="27250" calcext:value-type="float">
            <text:p>27250</text:p>
          </table:table-cell>
          <table:table-cell table:formula="of:=SUM([.L2:.L31])" office:value-type="float" office:value="30.2525584220886" calcext:value-type="float">
            <text:p>30,2525584220886</text:p>
          </table:table-cell>
          <table:table-cell table:formula="of:=SUM([.M2:.M31])" office:value-type="float" office:value="52021.51" calcext:value-type="float">
            <text:p>52021,51</text:p>
          </table:table-cell>
          <table:table-cell table:formula="of:=SUM([.N2:.N31])" office:value-type="float" office:value="44553" calcext:value-type="float">
            <text:p>44553</text:p>
          </table:table-cell>
          <table:table-cell table:formula="of:=SUM([.O2:.O31])/30" office:value-type="float" office:value="618.224" calcext:value-type="float">
            <text:p>618,224</text:p>
          </table:table-cell>
          <table:table-cell table:formula="of:=SUM([.P2:.P31])/30" office:value-type="float" office:value="206.811" calcext:value-type="float">
            <text:p>206,811</text:p>
          </table:table-cell>
          <table:table-cell table:formula="of:=SUM([.Q2:.Q31])/30" office:value-type="float" office:value="99.73" calcext:value-type="float">
            <text:p>99,73</text:p>
          </table:table-cell>
          <table:table-cell table:formula="of:=SUM([.R2:.R31])/30" office:value-type="float" office:value="248.950333333333" calcext:value-type="float">
            <text:p>248,950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9">00/00/0000</text:date>, <text:time style:data-style-name="N2" text:time-value="18:31:31.55908272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2-29T18:32:52.148911217</dc:date>
    <meta:editing-duration>PT7M48S</meta:editing-duration>
    <meta:editing-cycles>8</meta:editing-cycles>
    <meta:generator>LibreOffice/6.4.6.2$Linux_X86_64 LibreOffice_project/40$Build-2</meta:generator>
    <meta:document-statistic meta:table-count="1" meta:cell-count="573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bbe33d" draw:fill-color="#bbe33d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68a1a" draw:fill-color="#468a1a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a1467e" draw:fill-color="#a1467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780373" draw:fill-color="#78037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6d6d" draw:fill-color="#ff6d6d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c9211e" draw:fill-color="#c9211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6.04cm" svg:height="9.006cm" xlink:href=".." xlink:type="simple" chart:class="chart:line" chart:style-name="ch1">
        <chart:title svg:x="12.651cm" svg:y="0.172cm" chart:style-name="ch2">
          <text:p>30 nodes comparison: LS, VND, BVNS, TS
 niter=10, greedy, initial solution=random, memory in TS=10</text:p>
        </chart:title>
        <chart:legend chart:legend-position="bottom" svg:x="5.633cm" svg:y="8.407cm" style:legend-expansion="custom" chartooo:width="23.565cm" chartooo:height="0.598cm" style:legend-expansion-aspect-ratio="39.4063545150502" chart:style-name="ch3"/>
        <chart:plot-area chart:style-name="ch4" table:cell-range-address="'TESTBENCH_metaheu_ls_vnd_bvns_ts__niter_10_search_greedy_init_random_memory_10_times4ave_25_maxs_1.0'.D1:'TESTBENCH_metaheu_ls_vnd_bvns_ts__niter_10_search_greedy_init_random_memory_10_times4ave_25_maxs_1.0'.E31 'TESTBENCH_metaheu_ls_vnd_bvns_ts__niter_10_search_greedy_init_random_memory_10_times4ave_25_maxs_1.0'.G1:'TESTBENCH_metaheu_ls_vnd_bvns_ts__niter_10_search_greedy_init_random_memory_10_times4ave_25_maxs_1.0'.H31 'TESTBENCH_metaheu_ls_vnd_bvns_ts__niter_10_search_greedy_init_random_memory_10_times4ave_25_maxs_1.0'.J1:'TESTBENCH_metaheu_ls_vnd_bvns_ts__niter_10_search_greedy_init_random_memory_10_times4ave_25_maxs_1.0'.K31 'TESTBENCH_metaheu_ls_vnd_bvns_ts__niter_10_search_greedy_init_random_memory_10_times4ave_25_maxs_1.0'.M1:'TESTBENCH_metaheu_ls_vnd_bvns_ts__niter_10_search_greedy_init_random_memory_10_times4ave_25_maxs_1.0'.N31" chart:data-source-has-labels="row" svg:x="0.59cm" svg:y="1.751cm" svg:width="34.599cm" svg:height="6.263cm">
          <chartooo:coordinate-region svg:x="1.582cm" svg:y="1.95cm" svg:width="33.42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greedy_init_random_memory_10_times4ave_25_maxs_1.0'.D2:'TESTBENCH_metaheu_ls_vnd_bvns_ts__niter_10_search_greedy_init_random_memory_10_times4ave_25_maxs_1.0'.D31" chart:label-cell-address="'TESTBENCH_metaheu_ls_vnd_bvns_ts__niter_10_search_greedy_init_random_memory_10_times4ave_25_maxs_1.0'.D1:'TESTBENCH_metaheu_ls_vnd_bvns_ts__niter_10_search_greedy_init_random_memory_10_times4ave_25_maxs_1.0'.D1" chart:class="chart:line">
            <chart:data-point chart:repeated="30"/>
          </chart:series>
          <chart:series chart:style-name="ch8" chart:values-cell-range-address="'TESTBENCH_metaheu_ls_vnd_bvns_ts__niter_10_search_greedy_init_random_memory_10_times4ave_25_maxs_1.0'.E2:'TESTBENCH_metaheu_ls_vnd_bvns_ts__niter_10_search_greedy_init_random_memory_10_times4ave_25_maxs_1.0'.E31" chart:label-cell-address="'TESTBENCH_metaheu_ls_vnd_bvns_ts__niter_10_search_greedy_init_random_memory_10_times4ave_25_maxs_1.0'.E1:'TESTBENCH_metaheu_ls_vnd_bvns_ts__niter_10_search_greedy_init_random_memory_10_times4ave_25_maxs_1.0'.E1" chart:class="chart:line">
            <chart:data-point chart:repeated="30"/>
          </chart:series>
          <chart:series chart:style-name="ch9" chart:values-cell-range-address="'TESTBENCH_metaheu_ls_vnd_bvns_ts__niter_10_search_greedy_init_random_memory_10_times4ave_25_maxs_1.0'.G2:'TESTBENCH_metaheu_ls_vnd_bvns_ts__niter_10_search_greedy_init_random_memory_10_times4ave_25_maxs_1.0'.G31" chart:label-cell-address="'TESTBENCH_metaheu_ls_vnd_bvns_ts__niter_10_search_greedy_init_random_memory_10_times4ave_25_maxs_1.0'.G1:'TESTBENCH_metaheu_ls_vnd_bvns_ts__niter_10_search_greedy_init_random_memory_10_times4ave_25_maxs_1.0'.G1" chart:class="chart:line">
            <chart:data-point chart:repeated="30"/>
          </chart:series>
          <chart:series chart:style-name="ch10" chart:values-cell-range-address="'TESTBENCH_metaheu_ls_vnd_bvns_ts__niter_10_search_greedy_init_random_memory_10_times4ave_25_maxs_1.0'.H2:'TESTBENCH_metaheu_ls_vnd_bvns_ts__niter_10_search_greedy_init_random_memory_10_times4ave_25_maxs_1.0'.H31" chart:label-cell-address="'TESTBENCH_metaheu_ls_vnd_bvns_ts__niter_10_search_greedy_init_random_memory_10_times4ave_25_maxs_1.0'.H1:'TESTBENCH_metaheu_ls_vnd_bvns_ts__niter_10_search_greedy_init_random_memory_10_times4ave_25_maxs_1.0'.H1" chart:class="chart:line">
            <chart:data-point chart:repeated="30"/>
          </chart:series>
          <chart:series chart:style-name="ch11" chart:values-cell-range-address="'TESTBENCH_metaheu_ls_vnd_bvns_ts__niter_10_search_greedy_init_random_memory_10_times4ave_25_maxs_1.0'.J2:'TESTBENCH_metaheu_ls_vnd_bvns_ts__niter_10_search_greedy_init_random_memory_10_times4ave_25_maxs_1.0'.J31" chart:label-cell-address="'TESTBENCH_metaheu_ls_vnd_bvns_ts__niter_10_search_greedy_init_random_memory_10_times4ave_25_maxs_1.0'.J1:'TESTBENCH_metaheu_ls_vnd_bvns_ts__niter_10_search_greedy_init_random_memory_10_times4ave_25_maxs_1.0'.J1" chart:class="chart:line">
            <chart:data-point chart:repeated="30"/>
          </chart:series>
          <chart:series chart:style-name="ch12" chart:values-cell-range-address="'TESTBENCH_metaheu_ls_vnd_bvns_ts__niter_10_search_greedy_init_random_memory_10_times4ave_25_maxs_1.0'.K2:'TESTBENCH_metaheu_ls_vnd_bvns_ts__niter_10_search_greedy_init_random_memory_10_times4ave_25_maxs_1.0'.K31" chart:label-cell-address="'TESTBENCH_metaheu_ls_vnd_bvns_ts__niter_10_search_greedy_init_random_memory_10_times4ave_25_maxs_1.0'.K1:'TESTBENCH_metaheu_ls_vnd_bvns_ts__niter_10_search_greedy_init_random_memory_10_times4ave_25_maxs_1.0'.K1" chart:class="chart:line">
            <chart:data-point chart:repeated="30"/>
          </chart:series>
          <chart:series chart:style-name="ch13" chart:values-cell-range-address="'TESTBENCH_metaheu_ls_vnd_bvns_ts__niter_10_search_greedy_init_random_memory_10_times4ave_25_maxs_1.0'.M2:'TESTBENCH_metaheu_ls_vnd_bvns_ts__niter_10_search_greedy_init_random_memory_10_times4ave_25_maxs_1.0'.M31" chart:label-cell-address="'TESTBENCH_metaheu_ls_vnd_bvns_ts__niter_10_search_greedy_init_random_memory_10_times4ave_25_maxs_1.0'.M1:'TESTBENCH_metaheu_ls_vnd_bvns_ts__niter_10_search_greedy_init_random_memory_10_times4ave_25_maxs_1.0'.M1" chart:class="chart:line">
            <chart:data-point chart:repeated="30"/>
          </chart:series>
          <chart:series chart:style-name="ch14" chart:values-cell-range-address="'TESTBENCH_metaheu_ls_vnd_bvns_ts__niter_10_search_greedy_init_random_memory_10_times4ave_25_maxs_1.0'.N2:'TESTBENCH_metaheu_ls_vnd_bvns_ts__niter_10_search_greedy_init_random_memory_10_times4ave_25_maxs_1.0'.N31" chart:label-cell-address="'TESTBENCH_metaheu_ls_vnd_bvns_ts__niter_10_search_greedy_init_random_memory_10_times4ave_25_maxs_1.0'.N1:'TESTBENCH_metaheu_ls_vnd_bvns_ts__niter_10_search_greedy_init_random_memory_10_times4ave_25_maxs_1.0'.N1" chart:class="chart:line">
            <chart:data-point chart:repeated="3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av_cost</text:p>
                <draw:g>
                  <svg:desc>'TESTBENCH_metaheu_ls_vnd_bvns_ts__niter_10_search_greedy_init_random_memory_10_times4ave_25_maxs_1.0'.D1:'TESTBENCH_metaheu_ls_vnd_bvns_ts__niter_10_search_greedy_init_random_memory_10_times4ave_25_maxs_1.0'.D1</svg:desc>
                </draw:g>
              </table:table-cell>
              <table:table-cell office:value-type="string">
                <text:p>ls_best_cost</text:p>
                <draw:g>
                  <svg:desc>'TESTBENCH_metaheu_ls_vnd_bvns_ts__niter_10_search_greedy_init_random_memory_10_times4ave_25_maxs_1.0'.E1:'TESTBENCH_metaheu_ls_vnd_bvns_ts__niter_10_search_greedy_init_random_memory_10_times4ave_25_maxs_1.0'.E1</svg:desc>
                </draw:g>
              </table:table-cell>
              <table:table-cell office:value-type="string">
                <text:p>vnd_av_cost</text:p>
                <draw:g>
                  <svg:desc>'TESTBENCH_metaheu_ls_vnd_bvns_ts__niter_10_search_greedy_init_random_memory_10_times4ave_25_maxs_1.0'.G1:'TESTBENCH_metaheu_ls_vnd_bvns_ts__niter_10_search_greedy_init_random_memory_10_times4ave_25_maxs_1.0'.G1</svg:desc>
                </draw:g>
              </table:table-cell>
              <table:table-cell office:value-type="string">
                <text:p>vnd_best_cost</text:p>
                <draw:g>
                  <svg:desc>'TESTBENCH_metaheu_ls_vnd_bvns_ts__niter_10_search_greedy_init_random_memory_10_times4ave_25_maxs_1.0'.H1:'TESTBENCH_metaheu_ls_vnd_bvns_ts__niter_10_search_greedy_init_random_memory_10_times4ave_25_maxs_1.0'.H1</svg:desc>
                </draw:g>
              </table:table-cell>
              <table:table-cell office:value-type="string">
                <text:p>bvns_av_cost</text:p>
                <draw:g>
                  <svg:desc>'TESTBENCH_metaheu_ls_vnd_bvns_ts__niter_10_search_greedy_init_random_memory_10_times4ave_25_maxs_1.0'.J1:'TESTBENCH_metaheu_ls_vnd_bvns_ts__niter_10_search_greedy_init_random_memory_10_times4ave_25_maxs_1.0'.J1</svg:desc>
                </draw:g>
              </table:table-cell>
              <table:table-cell office:value-type="string">
                <text:p>bvns_best_cost</text:p>
                <draw:g>
                  <svg:desc>'TESTBENCH_metaheu_ls_vnd_bvns_ts__niter_10_search_greedy_init_random_memory_10_times4ave_25_maxs_1.0'.K1:'TESTBENCH_metaheu_ls_vnd_bvns_ts__niter_10_search_greedy_init_random_memory_10_times4ave_25_maxs_1.0'.K1</svg:desc>
                </draw:g>
              </table:table-cell>
              <table:table-cell office:value-type="string">
                <text:p>ts_av_cost</text:p>
                <draw:g>
                  <svg:desc>'TESTBENCH_metaheu_ls_vnd_bvns_ts__niter_10_search_greedy_init_random_memory_10_times4ave_25_maxs_1.0'.M1:'TESTBENCH_metaheu_ls_vnd_bvns_ts__niter_10_search_greedy_init_random_memory_10_times4ave_25_maxs_1.0'.M1</svg:desc>
                </draw:g>
              </table:table-cell>
              <table:table-cell office:value-type="string">
                <text:p>ts_best_cost</text:p>
                <draw:g>
                  <svg:desc>'TESTBENCH_metaheu_ls_vnd_bvns_ts__niter_10_search_greedy_init_random_memory_10_times4ave_25_maxs_1.0'.N1:'TESTBENCH_metaheu_ls_vnd_bvns_ts__niter_10_search_greedy_init_random_memory_10_times4ave_25_maxs_1.0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53.19">
                <text:p>2253.19</text:p>
                <draw:g>
                  <svg:desc>'TESTBENCH_metaheu_ls_vnd_bvns_ts__niter_10_search_greedy_init_random_memory_10_times4ave_25_maxs_1.0'.D2:'TESTBENCH_metaheu_ls_vnd_bvns_ts__niter_10_search_greedy_init_random_memory_10_times4ave_25_maxs_1.0'.D31</svg:desc>
                </draw:g>
              </table:table-cell>
              <table:table-cell office:value-type="float" office:value="1674">
                <text:p>1674</text:p>
                <draw:g>
                  <svg:desc>'TESTBENCH_metaheu_ls_vnd_bvns_ts__niter_10_search_greedy_init_random_memory_10_times4ave_25_maxs_1.0'.E2:'TESTBENCH_metaheu_ls_vnd_bvns_ts__niter_10_search_greedy_init_random_memory_10_times4ave_25_maxs_1.0'.E31</svg:desc>
                </draw:g>
              </table:table-cell>
              <table:table-cell office:value-type="float" office:value="1191.15">
                <text:p>1191.15</text:p>
                <draw:g>
                  <svg:desc>'TESTBENCH_metaheu_ls_vnd_bvns_ts__niter_10_search_greedy_init_random_memory_10_times4ave_25_maxs_1.0'.G2:'TESTBENCH_metaheu_ls_vnd_bvns_ts__niter_10_search_greedy_init_random_memory_10_times4ave_25_maxs_1.0'.G31</svg:desc>
                </draw:g>
              </table:table-cell>
              <table:table-cell office:value-type="float" office:value="977">
                <text:p>977</text:p>
                <draw:g>
                  <svg:desc>'TESTBENCH_metaheu_ls_vnd_bvns_ts__niter_10_search_greedy_init_random_memory_10_times4ave_25_maxs_1.0'.H2:'TESTBENCH_metaheu_ls_vnd_bvns_ts__niter_10_search_greedy_init_random_memory_10_times4ave_25_maxs_1.0'.H31</svg:desc>
                </draw:g>
              </table:table-cell>
              <table:table-cell office:value-type="float" office:value="995.83">
                <text:p>995.83</text:p>
                <draw:g>
                  <svg:desc>'TESTBENCH_metaheu_ls_vnd_bvns_ts__niter_10_search_greedy_init_random_memory_10_times4ave_25_maxs_1.0'.J2:'TESTBENCH_metaheu_ls_vnd_bvns_ts__niter_10_search_greedy_init_random_memory_10_times4ave_25_maxs_1.0'.J31</svg:desc>
                </draw:g>
              </table:table-cell>
              <table:table-cell office:value-type="float" office:value="905">
                <text:p>905</text:p>
                <draw:g>
                  <svg:desc>'TESTBENCH_metaheu_ls_vnd_bvns_ts__niter_10_search_greedy_init_random_memory_10_times4ave_25_maxs_1.0'.K2:'TESTBENCH_metaheu_ls_vnd_bvns_ts__niter_10_search_greedy_init_random_memory_10_times4ave_25_maxs_1.0'.K31</svg:desc>
                </draw:g>
              </table:table-cell>
              <table:table-cell office:value-type="float" office:value="1595.08">
                <text:p>1595.08</text:p>
                <draw:g>
                  <svg:desc>'TESTBENCH_metaheu_ls_vnd_bvns_ts__niter_10_search_greedy_init_random_memory_10_times4ave_25_maxs_1.0'.M2:'TESTBENCH_metaheu_ls_vnd_bvns_ts__niter_10_search_greedy_init_random_memory_10_times4ave_25_maxs_1.0'.M31</svg:desc>
                </draw:g>
              </table:table-cell>
              <table:table-cell office:value-type="float" office:value="1355">
                <text:p>1355</text:p>
                <draw:g>
                  <svg:desc>'TESTBENCH_metaheu_ls_vnd_bvns_ts__niter_10_search_greedy_init_random_memory_10_times4ave_25_maxs_1.0'.N2:'TESTBENCH_metaheu_ls_vnd_bvns_ts__niter_10_search_greedy_init_random_memory_10_times4ave_25_maxs_1.0'.N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93.35">
                <text:p>2493.35</text:p>
              </table:table-cell>
              <table:table-cell office:value-type="float" office:value="1924">
                <text:p>1924</text:p>
              </table:table-cell>
              <table:table-cell office:value-type="float" office:value="1178.44">
                <text:p>1178.44</text:p>
              </table:table-cell>
              <table:table-cell office:value-type="float" office:value="924">
                <text:p>924</text:p>
              </table:table-cell>
              <table:table-cell office:value-type="float" office:value="992.75">
                <text:p>992.75</text:p>
              </table:table-cell>
              <table:table-cell office:value-type="float" office:value="870">
                <text:p>870</text:p>
              </table:table-cell>
              <table:table-cell office:value-type="float" office:value="1715.62">
                <text:p>1715.62</text:p>
              </table:table-cell>
              <table:table-cell office:value-type="float" office:value="1368">
                <text:p>13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10.89">
                <text:p>2510.89</text:p>
              </table:table-cell>
              <table:table-cell office:value-type="float" office:value="1907">
                <text:p>1907</text:p>
              </table:table-cell>
              <table:table-cell office:value-type="float" office:value="1189.39">
                <text:p>1189.39</text:p>
              </table:table-cell>
              <table:table-cell office:value-type="float" office:value="979">
                <text:p>979</text:p>
              </table:table-cell>
              <table:table-cell office:value-type="float" office:value="970.87">
                <text:p>970.87</text:p>
              </table:table-cell>
              <table:table-cell office:value-type="float" office:value="858">
                <text:p>858</text:p>
              </table:table-cell>
              <table:table-cell office:value-type="float" office:value="1693.73">
                <text:p>1693.73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85.31">
                <text:p>2585.31</text:p>
              </table:table-cell>
              <table:table-cell office:value-type="float" office:value="1960">
                <text:p>1960</text:p>
              </table:table-cell>
              <table:table-cell office:value-type="float" office:value="1241.96">
                <text:p>1241.96</text:p>
              </table:table-cell>
              <table:table-cell office:value-type="float" office:value="1062">
                <text:p>1062</text:p>
              </table:table-cell>
              <table:table-cell office:value-type="float" office:value="1041.58">
                <text:p>1041.58</text:p>
              </table:table-cell>
              <table:table-cell office:value-type="float" office:value="938">
                <text:p>938</text:p>
              </table:table-cell>
              <table:table-cell office:value-type="float" office:value="1782.71">
                <text:p>1782.71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17.72">
                <text:p>2617.72</text:p>
              </table:table-cell>
              <table:table-cell office:value-type="float" office:value="2024">
                <text:p>2024</text:p>
              </table:table-cell>
              <table:table-cell office:value-type="float" office:value="1203.65">
                <text:p>1203.65</text:p>
              </table:table-cell>
              <table:table-cell office:value-type="float" office:value="992">
                <text:p>992</text:p>
              </table:table-cell>
              <table:table-cell office:value-type="float" office:value="1002.61">
                <text:p>1002.61</text:p>
              </table:table-cell>
              <table:table-cell office:value-type="float" office:value="911">
                <text:p>911</text:p>
              </table:table-cell>
              <table:table-cell office:value-type="float" office:value="1775.07">
                <text:p>1775.07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9.07">
                <text:p>2509.07</text:p>
              </table:table-cell>
              <table:table-cell office:value-type="float" office:value="1946">
                <text:p>1946</text:p>
              </table:table-cell>
              <table:table-cell office:value-type="float" office:value="1231.37">
                <text:p>1231.37</text:p>
              </table:table-cell>
              <table:table-cell office:value-type="float" office:value="1030">
                <text:p>1030</text:p>
              </table:table-cell>
              <table:table-cell office:value-type="float" office:value="1004.8">
                <text:p>1004.8</text:p>
              </table:table-cell>
              <table:table-cell office:value-type="float" office:value="902">
                <text:p>902</text:p>
              </table:table-cell>
              <table:table-cell office:value-type="float" office:value="1720.76">
                <text:p>1720.76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31.97">
                <text:p>2531.97</text:p>
              </table:table-cell>
              <table:table-cell office:value-type="float" office:value="1879">
                <text:p>1879</text:p>
              </table:table-cell>
              <table:table-cell office:value-type="float" office:value="1217.03">
                <text:p>1217.03</text:p>
              </table:table-cell>
              <table:table-cell office:value-type="float" office:value="1005">
                <text:p>1005</text:p>
              </table:table-cell>
              <table:table-cell office:value-type="float" office:value="1000.42">
                <text:p>1000.42</text:p>
              </table:table-cell>
              <table:table-cell office:value-type="float" office:value="914">
                <text:p>914</text:p>
              </table:table-cell>
              <table:table-cell office:value-type="float" office:value="1758.72">
                <text:p>1758.72</text:p>
              </table:table-cell>
              <table:table-cell office:value-type="float" office:value="1551">
                <text:p>15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41.59">
                <text:p>2541.59</text:p>
              </table:table-cell>
              <table:table-cell office:value-type="float" office:value="1806">
                <text:p>1806</text:p>
              </table:table-cell>
              <table:table-cell office:value-type="float" office:value="1216.47">
                <text:p>1216.47</text:p>
              </table:table-cell>
              <table:table-cell office:value-type="float" office:value="987">
                <text:p>987</text:p>
              </table:table-cell>
              <table:table-cell office:value-type="float" office:value="990.49">
                <text:p>990.49</text:p>
              </table:table-cell>
              <table:table-cell office:value-type="float" office:value="908">
                <text:p>908</text:p>
              </table:table-cell>
              <table:table-cell office:value-type="float" office:value="1750.51">
                <text:p>1750.51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46.44">
                <text:p>2546.44</text:p>
              </table:table-cell>
              <table:table-cell office:value-type="float" office:value="1877">
                <text:p>1877</text:p>
              </table:table-cell>
              <table:table-cell office:value-type="float" office:value="1229.34">
                <text:p>1229.34</text:p>
              </table:table-cell>
              <table:table-cell office:value-type="float" office:value="1024">
                <text:p>1024</text:p>
              </table:table-cell>
              <table:table-cell office:value-type="float" office:value="1037.46">
                <text:p>1037.46</text:p>
              </table:table-cell>
              <table:table-cell office:value-type="float" office:value="948">
                <text:p>948</text:p>
              </table:table-cell>
              <table:table-cell office:value-type="float" office:value="1748.7">
                <text:p>1748.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87.98">
                <text:p>2587.98</text:p>
              </table:table-cell>
              <table:table-cell office:value-type="float" office:value="1891">
                <text:p>1891</text:p>
              </table:table-cell>
              <table:table-cell office:value-type="float" office:value="1189.52">
                <text:p>1189.52</text:p>
              </table:table-cell>
              <table:table-cell office:value-type="float" office:value="1048">
                <text:p>1048</text:p>
              </table:table-cell>
              <table:table-cell office:value-type="float" office:value="1022.57">
                <text:p>1022.57</text:p>
              </table:table-cell>
              <table:table-cell office:value-type="float" office:value="952">
                <text:p>952</text:p>
              </table:table-cell>
              <table:table-cell office:value-type="float" office:value="1747.62">
                <text:p>1747.62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25.59">
                <text:p>2625.59</text:p>
              </table:table-cell>
              <table:table-cell office:value-type="float" office:value="2010">
                <text:p>2010</text:p>
              </table:table-cell>
              <table:table-cell office:value-type="float" office:value="1214.4">
                <text:p>1214.4</text:p>
              </table:table-cell>
              <table:table-cell office:value-type="float" office:value="1023">
                <text:p>1023</text:p>
              </table:table-cell>
              <table:table-cell office:value-type="float" office:value="1016.1">
                <text:p>1016.1</text:p>
              </table:table-cell>
              <table:table-cell office:value-type="float" office:value="925">
                <text:p>925</text:p>
              </table:table-cell>
              <table:table-cell office:value-type="float" office:value="1799.38">
                <text:p>1799.38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53.97">
                <text:p>2453.97</text:p>
              </table:table-cell>
              <table:table-cell office:value-type="float" office:value="1840">
                <text:p>1840</text:p>
              </table:table-cell>
              <table:table-cell office:value-type="float" office:value="1203.7">
                <text:p>1203.7</text:p>
              </table:table-cell>
              <table:table-cell office:value-type="float" office:value="1008">
                <text:p>1008</text:p>
              </table:table-cell>
              <table:table-cell office:value-type="float" office:value="1003.43">
                <text:p>1003.43</text:p>
              </table:table-cell>
              <table:table-cell office:value-type="float" office:value="901">
                <text:p>901</text:p>
              </table:table-cell>
              <table:table-cell office:value-type="float" office:value="1641.22">
                <text:p>1641.22</text:p>
              </table:table-cell>
              <table:table-cell office:value-type="float" office:value="1462">
                <text:p>14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92.39">
                <text:p>2592.39</text:p>
              </table:table-cell>
              <table:table-cell office:value-type="float" office:value="2043">
                <text:p>2043</text:p>
              </table:table-cell>
              <table:table-cell office:value-type="float" office:value="1227.26">
                <text:p>1227.26</text:p>
              </table:table-cell>
              <table:table-cell office:value-type="float" office:value="1052">
                <text:p>1052</text:p>
              </table:table-cell>
              <table:table-cell office:value-type="float" office:value="1020.87">
                <text:p>1020.87</text:p>
              </table:table-cell>
              <table:table-cell office:value-type="float" office:value="919">
                <text:p>919</text:p>
              </table:table-cell>
              <table:table-cell office:value-type="float" office:value="1780.1">
                <text:p>1780.1</text:p>
              </table:table-cell>
              <table:table-cell office:value-type="float" office:value="1534">
                <text:p>15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97.78">
                <text:p>2297.78</text:p>
              </table:table-cell>
              <table:table-cell office:value-type="float" office:value="1749">
                <text:p>1749</text:p>
              </table:table-cell>
              <table:table-cell office:value-type="float" office:value="1248.38">
                <text:p>1248.38</text:p>
              </table:table-cell>
              <table:table-cell office:value-type="float" office:value="1062">
                <text:p>1062</text:p>
              </table:table-cell>
              <table:table-cell office:value-type="float" office:value="1046.59">
                <text:p>1046.59</text:p>
              </table:table-cell>
              <table:table-cell office:value-type="float" office:value="917">
                <text:p>917</text:p>
              </table:table-cell>
              <table:table-cell office:value-type="float" office:value="1594.58">
                <text:p>1594.58</text:p>
              </table:table-cell>
              <table:table-cell office:value-type="float" office:value="1399">
                <text:p>13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82.54">
                <text:p>2482.54</text:p>
              </table:table-cell>
              <table:table-cell office:value-type="float" office:value="1884">
                <text:p>1884</text:p>
              </table:table-cell>
              <table:table-cell office:value-type="float" office:value="1217.42">
                <text:p>1217.42</text:p>
              </table:table-cell>
              <table:table-cell office:value-type="float" office:value="993">
                <text:p>993</text:p>
              </table:table-cell>
              <table:table-cell office:value-type="float" office:value="1005.53">
                <text:p>1005.53</text:p>
              </table:table-cell>
              <table:table-cell office:value-type="float" office:value="923">
                <text:p>923</text:p>
              </table:table-cell>
              <table:table-cell office:value-type="float" office:value="1694.83">
                <text:p>1694.83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01.04">
                <text:p>2501.04</text:p>
              </table:table-cell>
              <table:table-cell office:value-type="float" office:value="1957">
                <text:p>1957</text:p>
              </table:table-cell>
              <table:table-cell office:value-type="float" office:value="1242.82">
                <text:p>1242.82</text:p>
              </table:table-cell>
              <table:table-cell office:value-type="float" office:value="1063">
                <text:p>1063</text:p>
              </table:table-cell>
              <table:table-cell office:value-type="float" office:value="1036.32">
                <text:p>1036.32</text:p>
              </table:table-cell>
              <table:table-cell office:value-type="float" office:value="957">
                <text:p>957</text:p>
              </table:table-cell>
              <table:table-cell office:value-type="float" office:value="1750.02">
                <text:p>1750.02</text:p>
              </table:table-cell>
              <table:table-cell office:value-type="float" office:value="1487">
                <text:p>14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44.82">
                <text:p>2544.82</text:p>
              </table:table-cell>
              <table:table-cell office:value-type="float" office:value="1989">
                <text:p>1989</text:p>
              </table:table-cell>
              <table:table-cell office:value-type="float" office:value="1180.79">
                <text:p>1180.79</text:p>
              </table:table-cell>
              <table:table-cell office:value-type="float" office:value="1002">
                <text:p>1002</text:p>
              </table:table-cell>
              <table:table-cell office:value-type="float" office:value="993.74">
                <text:p>993.74</text:p>
              </table:table-cell>
              <table:table-cell office:value-type="float" office:value="890">
                <text:p>890</text:p>
              </table:table-cell>
              <table:table-cell office:value-type="float" office:value="1747.48">
                <text:p>1747.48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04.26">
                <text:p>2604.26</text:p>
              </table:table-cell>
              <table:table-cell office:value-type="float" office:value="1993">
                <text:p>1993</text:p>
              </table:table-cell>
              <table:table-cell office:value-type="float" office:value="1227.04">
                <text:p>1227.04</text:p>
              </table:table-cell>
              <table:table-cell office:value-type="float" office:value="1039">
                <text:p>1039</text:p>
              </table:table-cell>
              <table:table-cell office:value-type="float" office:value="1013.79">
                <text:p>1013.79</text:p>
              </table:table-cell>
              <table:table-cell office:value-type="float" office:value="911">
                <text:p>911</text:p>
              </table:table-cell>
              <table:table-cell office:value-type="float" office:value="1790.6">
                <text:p>1790.6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64.15">
                <text:p>2464.15</text:p>
              </table:table-cell>
              <table:table-cell office:value-type="float" office:value="1843">
                <text:p>1843</text:p>
              </table:table-cell>
              <table:table-cell office:value-type="float" office:value="1209.22">
                <text:p>1209.22</text:p>
              </table:table-cell>
              <table:table-cell office:value-type="float" office:value="1000">
                <text:p>1000</text:p>
              </table:table-cell>
              <table:table-cell office:value-type="float" office:value="993.83">
                <text:p>993.83</text:p>
              </table:table-cell>
              <table:table-cell office:value-type="float" office:value="881">
                <text:p>881</text:p>
              </table:table-cell>
              <table:table-cell office:value-type="float" office:value="1703.01">
                <text:p>1703.01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82.57">
                <text:p>2682.57</text:p>
              </table:table-cell>
              <table:table-cell office:value-type="float" office:value="1996">
                <text:p>1996</text:p>
              </table:table-cell>
              <table:table-cell office:value-type="float" office:value="1212.11">
                <text:p>1212.11</text:p>
              </table:table-cell>
              <table:table-cell office:value-type="float" office:value="1029">
                <text:p>1029</text:p>
              </table:table-cell>
              <table:table-cell office:value-type="float" office:value="1022.58">
                <text:p>1022.58</text:p>
              </table:table-cell>
              <table:table-cell office:value-type="float" office:value="908">
                <text:p>908</text:p>
              </table:table-cell>
              <table:table-cell office:value-type="float" office:value="1828.18">
                <text:p>1828.1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29.9">
                <text:p>2629.9</text:p>
              </table:table-cell>
              <table:table-cell office:value-type="float" office:value="1988">
                <text:p>1988</text:p>
              </table:table-cell>
              <table:table-cell office:value-type="float" office:value="1215.7">
                <text:p>1215.7</text:p>
              </table:table-cell>
              <table:table-cell office:value-type="float" office:value="1028">
                <text:p>1028</text:p>
              </table:table-cell>
              <table:table-cell office:value-type="float" office:value="1022.46">
                <text:p>1022.46</text:p>
              </table:table-cell>
              <table:table-cell office:value-type="float" office:value="930">
                <text:p>930</text:p>
              </table:table-cell>
              <table:table-cell office:value-type="float" office:value="1781.9">
                <text:p>1781.9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38.36">
                <text:p>2538.36</text:p>
              </table:table-cell>
              <table:table-cell office:value-type="float" office:value="1822">
                <text:p>1822</text:p>
              </table:table-cell>
              <table:table-cell office:value-type="float" office:value="1199.83">
                <text:p>1199.83</text:p>
              </table:table-cell>
              <table:table-cell office:value-type="float" office:value="963">
                <text:p>963</text:p>
              </table:table-cell>
              <table:table-cell office:value-type="float" office:value="985.8">
                <text:p>985.8</text:p>
              </table:table-cell>
              <table:table-cell office:value-type="float" office:value="887">
                <text:p>887</text:p>
              </table:table-cell>
              <table:table-cell office:value-type="float" office:value="1718.1">
                <text:p>1718.1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29.08">
                <text:p>2629.08</text:p>
              </table:table-cell>
              <table:table-cell office:value-type="float" office:value="1971">
                <text:p>1971</text:p>
              </table:table-cell>
              <table:table-cell office:value-type="float" office:value="1238.86">
                <text:p>1238.86</text:p>
              </table:table-cell>
              <table:table-cell office:value-type="float" office:value="995">
                <text:p>995</text:p>
              </table:table-cell>
              <table:table-cell office:value-type="float" office:value="1026.7">
                <text:p>1026.7</text:p>
              </table:table-cell>
              <table:table-cell office:value-type="float" office:value="922">
                <text:p>922</text:p>
              </table:table-cell>
              <table:table-cell office:value-type="float" office:value="1830.96">
                <text:p>1830.96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75.54">
                <text:p>2575.54</text:p>
              </table:table-cell>
              <table:table-cell office:value-type="float" office:value="1831">
                <text:p>1831</text:p>
              </table:table-cell>
              <table:table-cell office:value-type="float" office:value="1197.5">
                <text:p>1197.5</text:p>
              </table:table-cell>
              <table:table-cell office:value-type="float" office:value="996">
                <text:p>996</text:p>
              </table:table-cell>
              <table:table-cell office:value-type="float" office:value="1011.73">
                <text:p>1011.73</text:p>
              </table:table-cell>
              <table:table-cell office:value-type="float" office:value="899">
                <text:p>899</text:p>
              </table:table-cell>
              <table:table-cell office:value-type="float" office:value="1783.98">
                <text:p>1783.98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27.73">
                <text:p>2427.73</text:p>
              </table:table-cell>
              <table:table-cell office:value-type="float" office:value="1799">
                <text:p>1799</text:p>
              </table:table-cell>
              <table:table-cell office:value-type="float" office:value="1221.72">
                <text:p>1221.72</text:p>
              </table:table-cell>
              <table:table-cell office:value-type="float" office:value="1032">
                <text:p>1032</text:p>
              </table:table-cell>
              <table:table-cell office:value-type="float" office:value="994.78">
                <text:p>994.78</text:p>
              </table:table-cell>
              <table:table-cell office:value-type="float" office:value="890">
                <text:p>890</text:p>
              </table:table-cell>
              <table:table-cell office:value-type="float" office:value="1707.54">
                <text:p>1707.54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18.11">
                <text:p>2518.11</text:p>
              </table:table-cell>
              <table:table-cell office:value-type="float" office:value="1806">
                <text:p>1806</text:p>
              </table:table-cell>
              <table:table-cell office:value-type="float" office:value="1177.91">
                <text:p>1177.91</text:p>
              </table:table-cell>
              <table:table-cell office:value-type="float" office:value="944">
                <text:p>944</text:p>
              </table:table-cell>
              <table:table-cell office:value-type="float" office:value="997.02">
                <text:p>997.02</text:p>
              </table:table-cell>
              <table:table-cell office:value-type="float" office:value="906">
                <text:p>906</text:p>
              </table:table-cell>
              <table:table-cell office:value-type="float" office:value="1689.19">
                <text:p>1689.19</text:p>
              </table:table-cell>
              <table:table-cell office:value-type="float" office:value="1411">
                <text:p>14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10.68">
                <text:p>2510.68</text:p>
              </table:table-cell>
              <table:table-cell office:value-type="float" office:value="1932">
                <text:p>1932</text:p>
              </table:table-cell>
              <table:table-cell office:value-type="float" office:value="1188.19">
                <text:p>1188.19</text:p>
              </table:table-cell>
              <table:table-cell office:value-type="float" office:value="1029">
                <text:p>1029</text:p>
              </table:table-cell>
              <table:table-cell office:value-type="float" office:value="999.31">
                <text:p>999.31</text:p>
              </table:table-cell>
              <table:table-cell office:value-type="float" office:value="888">
                <text:p>888</text:p>
              </table:table-cell>
              <table:table-cell office:value-type="float" office:value="1722.87">
                <text:p>1722.87</text:p>
              </table:table-cell>
              <table:table-cell office:value-type="float" office:value="1423">
                <text:p>14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90.93">
                <text:p>2490.93</text:p>
              </table:table-cell>
              <table:table-cell office:value-type="float" office:value="1864">
                <text:p>1864</text:p>
              </table:table-cell>
              <table:table-cell office:value-type="float" office:value="1228.17">
                <text:p>1228.17</text:p>
              </table:table-cell>
              <table:table-cell office:value-type="float" office:value="987">
                <text:p>987</text:p>
              </table:table-cell>
              <table:table-cell office:value-type="float" office:value="1009.09">
                <text:p>1009.09</text:p>
              </table:table-cell>
              <table:table-cell office:value-type="float" office:value="925">
                <text:p>925</text:p>
              </table:table-cell>
              <table:table-cell office:value-type="float" office:value="1718.06">
                <text:p>1718.06</text:p>
              </table:table-cell>
              <table:table-cell office:value-type="float" office:value="1502">
                <text:p>15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58.69">
                <text:p>2458.69</text:p>
              </table:table-cell>
              <table:table-cell office:value-type="float" office:value="1952">
                <text:p>1952</text:p>
              </table:table-cell>
              <table:table-cell office:value-type="float" office:value="1204.75">
                <text:p>1204.75</text:p>
              </table:table-cell>
              <table:table-cell office:value-type="float" office:value="971">
                <text:p>971</text:p>
              </table:table-cell>
              <table:table-cell office:value-type="float" office:value="986.46">
                <text:p>986.46</text:p>
              </table:table-cell>
              <table:table-cell office:value-type="float" office:value="876">
                <text:p>876</text:p>
              </table:table-cell>
              <table:table-cell office:value-type="float" office:value="1744.77">
                <text:p>1744.77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19.08">
                <text:p>2519.08</text:p>
              </table:table-cell>
              <table:table-cell office:value-type="float" office:value="2021">
                <text:p>2021</text:p>
              </table:table-cell>
              <table:table-cell office:value-type="float" office:value="1221.24">
                <text:p>1221.24</text:p>
              </table:table-cell>
              <table:table-cell office:value-type="float" office:value="917">
                <text:p>917</text:p>
              </table:table-cell>
              <table:table-cell office:value-type="float" office:value="996.39">
                <text:p>996.39</text:p>
              </table:table-cell>
              <table:table-cell office:value-type="float" office:value="889">
                <text:p>889</text:p>
              </table:table-cell>
              <table:table-cell office:value-type="float" office:value="1706.22">
                <text:p>1706.22</text:p>
              </table:table-cell>
              <table:table-cell office:value-type="float" office:value="1475">
                <text:p>14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bbe33d" draw:fill-color="#bbe33d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a1467e" draw:fill-color="#a1467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6d6d" draw:fill-color="#ff6d6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04cm" svg:height="9.006cm" xlink:href=".." xlink:type="simple" chart:class="chart:line" chart:style-name="ch1">
        <chart:title svg:x="12.651cm" svg:y="0.172cm" chart:style-name="ch2">
          <text:p>30 nodes comparison: LS, VND, BVNS, TS
 niter=10, greedy, initial solution=random, memory in TS=10</text:p>
        </chart:title>
        <chart:legend chart:legend-position="bottom" svg:x="5.633cm" svg:y="8.407cm" style:legend-expansion="custom" chartooo:width="23.565cm" chartooo:height="0.598cm" style:legend-expansion-aspect-ratio="39.4063545150502" chart:style-name="ch3"/>
        <chart:plot-area chart:style-name="ch4" table:cell-range-address="'TESTBENCH_metaheu_ls_vnd_bvns_ts__niter_10_search_greedy_init_random_memory_10_times4ave_25_maxs_1.0'.D1:'TESTBENCH_metaheu_ls_vnd_bvns_ts__niter_10_search_greedy_init_random_memory_10_times4ave_25_maxs_1.0'.D31 'TESTBENCH_metaheu_ls_vnd_bvns_ts__niter_10_search_greedy_init_random_memory_10_times4ave_25_maxs_1.0'.G1:'TESTBENCH_metaheu_ls_vnd_bvns_ts__niter_10_search_greedy_init_random_memory_10_times4ave_25_maxs_1.0'.G31 'TESTBENCH_metaheu_ls_vnd_bvns_ts__niter_10_search_greedy_init_random_memory_10_times4ave_25_maxs_1.0'.J1:'TESTBENCH_metaheu_ls_vnd_bvns_ts__niter_10_search_greedy_init_random_memory_10_times4ave_25_maxs_1.0'.J31 'TESTBENCH_metaheu_ls_vnd_bvns_ts__niter_10_search_greedy_init_random_memory_10_times4ave_25_maxs_1.0'.M1:'TESTBENCH_metaheu_ls_vnd_bvns_ts__niter_10_search_greedy_init_random_memory_10_times4ave_25_maxs_1.0'.M31" chart:data-source-has-labels="row" svg:x="0.59cm" svg:y="1.751cm" svg:width="34.599cm" svg:height="6.263cm">
          <chartooo:coordinate-region svg:x="1.582cm" svg:y="1.95cm" svg:width="33.42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greedy_init_random_memory_10_times4ave_25_maxs_1.0'.D2:'TESTBENCH_metaheu_ls_vnd_bvns_ts__niter_10_search_greedy_init_random_memory_10_times4ave_25_maxs_1.0'.D31" chart:label-cell-address="'TESTBENCH_metaheu_ls_vnd_bvns_ts__niter_10_search_greedy_init_random_memory_10_times4ave_25_maxs_1.0'.D1:'TESTBENCH_metaheu_ls_vnd_bvns_ts__niter_10_search_greedy_init_random_memory_10_times4ave_25_maxs_1.0'.D1" chart:class="chart:line">
            <chart:data-point chart:repeated="30"/>
          </chart:series>
          <chart:series chart:style-name="ch8" chart:values-cell-range-address="'TESTBENCH_metaheu_ls_vnd_bvns_ts__niter_10_search_greedy_init_random_memory_10_times4ave_25_maxs_1.0'.G2:'TESTBENCH_metaheu_ls_vnd_bvns_ts__niter_10_search_greedy_init_random_memory_10_times4ave_25_maxs_1.0'.G31" chart:label-cell-address="'TESTBENCH_metaheu_ls_vnd_bvns_ts__niter_10_search_greedy_init_random_memory_10_times4ave_25_maxs_1.0'.G1:'TESTBENCH_metaheu_ls_vnd_bvns_ts__niter_10_search_greedy_init_random_memory_10_times4ave_25_maxs_1.0'.G1" chart:class="chart:line">
            <chart:data-point chart:repeated="30"/>
          </chart:series>
          <chart:series chart:style-name="ch9" chart:values-cell-range-address="'TESTBENCH_metaheu_ls_vnd_bvns_ts__niter_10_search_greedy_init_random_memory_10_times4ave_25_maxs_1.0'.J2:'TESTBENCH_metaheu_ls_vnd_bvns_ts__niter_10_search_greedy_init_random_memory_10_times4ave_25_maxs_1.0'.J31" chart:label-cell-address="'TESTBENCH_metaheu_ls_vnd_bvns_ts__niter_10_search_greedy_init_random_memory_10_times4ave_25_maxs_1.0'.J1:'TESTBENCH_metaheu_ls_vnd_bvns_ts__niter_10_search_greedy_init_random_memory_10_times4ave_25_maxs_1.0'.J1" chart:class="chart:line">
            <chart:data-point chart:repeated="30"/>
          </chart:series>
          <chart:series chart:style-name="ch10" chart:values-cell-range-address="'TESTBENCH_metaheu_ls_vnd_bvns_ts__niter_10_search_greedy_init_random_memory_10_times4ave_25_maxs_1.0'.M2:'TESTBENCH_metaheu_ls_vnd_bvns_ts__niter_10_search_greedy_init_random_memory_10_times4ave_25_maxs_1.0'.M31" chart:label-cell-address="'TESTBENCH_metaheu_ls_vnd_bvns_ts__niter_10_search_greedy_init_random_memory_10_times4ave_25_maxs_1.0'.M1:'TESTBENCH_metaheu_ls_vnd_bvns_ts__niter_10_search_greedy_init_random_memory_10_times4ave_25_maxs_1.0'.M1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av_cost</text:p>
                <draw:g>
                  <svg:desc>'TESTBENCH_metaheu_ls_vnd_bvns_ts__niter_10_search_greedy_init_random_memory_10_times4ave_25_maxs_1.0'.D1:'TESTBENCH_metaheu_ls_vnd_bvns_ts__niter_10_search_greedy_init_random_memory_10_times4ave_25_maxs_1.0'.D1</svg:desc>
                </draw:g>
              </table:table-cell>
              <table:table-cell office:value-type="string">
                <text:p>vnd_av_cost</text:p>
                <draw:g>
                  <svg:desc>'TESTBENCH_metaheu_ls_vnd_bvns_ts__niter_10_search_greedy_init_random_memory_10_times4ave_25_maxs_1.0'.G1:'TESTBENCH_metaheu_ls_vnd_bvns_ts__niter_10_search_greedy_init_random_memory_10_times4ave_25_maxs_1.0'.G1</svg:desc>
                </draw:g>
              </table:table-cell>
              <table:table-cell office:value-type="string">
                <text:p>bvns_av_cost</text:p>
                <draw:g>
                  <svg:desc>'TESTBENCH_metaheu_ls_vnd_bvns_ts__niter_10_search_greedy_init_random_memory_10_times4ave_25_maxs_1.0'.J1:'TESTBENCH_metaheu_ls_vnd_bvns_ts__niter_10_search_greedy_init_random_memory_10_times4ave_25_maxs_1.0'.J1</svg:desc>
                </draw:g>
              </table:table-cell>
              <table:table-cell office:value-type="string">
                <text:p>ts_av_cost</text:p>
                <draw:g>
                  <svg:desc>'TESTBENCH_metaheu_ls_vnd_bvns_ts__niter_10_search_greedy_init_random_memory_10_times4ave_25_maxs_1.0'.M1:'TESTBENCH_metaheu_ls_vnd_bvns_ts__niter_10_search_greedy_init_random_memory_10_times4ave_25_maxs_1.0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53.19">
                <text:p>2253.19</text:p>
                <draw:g>
                  <svg:desc>'TESTBENCH_metaheu_ls_vnd_bvns_ts__niter_10_search_greedy_init_random_memory_10_times4ave_25_maxs_1.0'.D2:'TESTBENCH_metaheu_ls_vnd_bvns_ts__niter_10_search_greedy_init_random_memory_10_times4ave_25_maxs_1.0'.D31</svg:desc>
                </draw:g>
              </table:table-cell>
              <table:table-cell office:value-type="float" office:value="1191.15">
                <text:p>1191.15</text:p>
                <draw:g>
                  <svg:desc>'TESTBENCH_metaheu_ls_vnd_bvns_ts__niter_10_search_greedy_init_random_memory_10_times4ave_25_maxs_1.0'.G2:'TESTBENCH_metaheu_ls_vnd_bvns_ts__niter_10_search_greedy_init_random_memory_10_times4ave_25_maxs_1.0'.G31</svg:desc>
                </draw:g>
              </table:table-cell>
              <table:table-cell office:value-type="float" office:value="995.83">
                <text:p>995.83</text:p>
                <draw:g>
                  <svg:desc>'TESTBENCH_metaheu_ls_vnd_bvns_ts__niter_10_search_greedy_init_random_memory_10_times4ave_25_maxs_1.0'.J2:'TESTBENCH_metaheu_ls_vnd_bvns_ts__niter_10_search_greedy_init_random_memory_10_times4ave_25_maxs_1.0'.J31</svg:desc>
                </draw:g>
              </table:table-cell>
              <table:table-cell office:value-type="float" office:value="1595.08">
                <text:p>1595.08</text:p>
                <draw:g>
                  <svg:desc>'TESTBENCH_metaheu_ls_vnd_bvns_ts__niter_10_search_greedy_init_random_memory_10_times4ave_25_maxs_1.0'.M2:'TESTBENCH_metaheu_ls_vnd_bvns_ts__niter_10_search_greedy_init_random_memory_10_times4ave_25_maxs_1.0'.M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93.35">
                <text:p>2493.35</text:p>
              </table:table-cell>
              <table:table-cell office:value-type="float" office:value="1178.44">
                <text:p>1178.44</text:p>
              </table:table-cell>
              <table:table-cell office:value-type="float" office:value="992.75">
                <text:p>992.75</text:p>
              </table:table-cell>
              <table:table-cell office:value-type="float" office:value="1715.62">
                <text:p>1715.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10.89">
                <text:p>2510.89</text:p>
              </table:table-cell>
              <table:table-cell office:value-type="float" office:value="1189.39">
                <text:p>1189.39</text:p>
              </table:table-cell>
              <table:table-cell office:value-type="float" office:value="970.87">
                <text:p>970.87</text:p>
              </table:table-cell>
              <table:table-cell office:value-type="float" office:value="1693.73">
                <text:p>1693.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85.31">
                <text:p>2585.31</text:p>
              </table:table-cell>
              <table:table-cell office:value-type="float" office:value="1241.96">
                <text:p>1241.96</text:p>
              </table:table-cell>
              <table:table-cell office:value-type="float" office:value="1041.58">
                <text:p>1041.58</text:p>
              </table:table-cell>
              <table:table-cell office:value-type="float" office:value="1782.71">
                <text:p>1782.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17.72">
                <text:p>2617.72</text:p>
              </table:table-cell>
              <table:table-cell office:value-type="float" office:value="1203.65">
                <text:p>1203.65</text:p>
              </table:table-cell>
              <table:table-cell office:value-type="float" office:value="1002.61">
                <text:p>1002.61</text:p>
              </table:table-cell>
              <table:table-cell office:value-type="float" office:value="1775.07">
                <text:p>1775.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9.07">
                <text:p>2509.07</text:p>
              </table:table-cell>
              <table:table-cell office:value-type="float" office:value="1231.37">
                <text:p>1231.37</text:p>
              </table:table-cell>
              <table:table-cell office:value-type="float" office:value="1004.8">
                <text:p>1004.8</text:p>
              </table:table-cell>
              <table:table-cell office:value-type="float" office:value="1720.76">
                <text:p>1720.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31.97">
                <text:p>2531.97</text:p>
              </table:table-cell>
              <table:table-cell office:value-type="float" office:value="1217.03">
                <text:p>1217.03</text:p>
              </table:table-cell>
              <table:table-cell office:value-type="float" office:value="1000.42">
                <text:p>1000.42</text:p>
              </table:table-cell>
              <table:table-cell office:value-type="float" office:value="1758.72">
                <text:p>1758.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41.59">
                <text:p>2541.59</text:p>
              </table:table-cell>
              <table:table-cell office:value-type="float" office:value="1216.47">
                <text:p>1216.47</text:p>
              </table:table-cell>
              <table:table-cell office:value-type="float" office:value="990.49">
                <text:p>990.49</text:p>
              </table:table-cell>
              <table:table-cell office:value-type="float" office:value="1750.51">
                <text:p>1750.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46.44">
                <text:p>2546.44</text:p>
              </table:table-cell>
              <table:table-cell office:value-type="float" office:value="1229.34">
                <text:p>1229.34</text:p>
              </table:table-cell>
              <table:table-cell office:value-type="float" office:value="1037.46">
                <text:p>1037.46</text:p>
              </table:table-cell>
              <table:table-cell office:value-type="float" office:value="1748.7">
                <text:p>1748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87.98">
                <text:p>2587.98</text:p>
              </table:table-cell>
              <table:table-cell office:value-type="float" office:value="1189.52">
                <text:p>1189.52</text:p>
              </table:table-cell>
              <table:table-cell office:value-type="float" office:value="1022.57">
                <text:p>1022.57</text:p>
              </table:table-cell>
              <table:table-cell office:value-type="float" office:value="1747.62">
                <text:p>1747.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25.59">
                <text:p>2625.59</text:p>
              </table:table-cell>
              <table:table-cell office:value-type="float" office:value="1214.4">
                <text:p>1214.4</text:p>
              </table:table-cell>
              <table:table-cell office:value-type="float" office:value="1016.1">
                <text:p>1016.1</text:p>
              </table:table-cell>
              <table:table-cell office:value-type="float" office:value="1799.38">
                <text:p>1799.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53.97">
                <text:p>2453.97</text:p>
              </table:table-cell>
              <table:table-cell office:value-type="float" office:value="1203.7">
                <text:p>1203.7</text:p>
              </table:table-cell>
              <table:table-cell office:value-type="float" office:value="1003.43">
                <text:p>1003.43</text:p>
              </table:table-cell>
              <table:table-cell office:value-type="float" office:value="1641.22">
                <text:p>1641.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92.39">
                <text:p>2592.39</text:p>
              </table:table-cell>
              <table:table-cell office:value-type="float" office:value="1227.26">
                <text:p>1227.26</text:p>
              </table:table-cell>
              <table:table-cell office:value-type="float" office:value="1020.87">
                <text:p>1020.87</text:p>
              </table:table-cell>
              <table:table-cell office:value-type="float" office:value="1780.1">
                <text:p>1780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97.78">
                <text:p>2297.78</text:p>
              </table:table-cell>
              <table:table-cell office:value-type="float" office:value="1248.38">
                <text:p>1248.38</text:p>
              </table:table-cell>
              <table:table-cell office:value-type="float" office:value="1046.59">
                <text:p>1046.59</text:p>
              </table:table-cell>
              <table:table-cell office:value-type="float" office:value="1594.58">
                <text:p>1594.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82.54">
                <text:p>2482.54</text:p>
              </table:table-cell>
              <table:table-cell office:value-type="float" office:value="1217.42">
                <text:p>1217.42</text:p>
              </table:table-cell>
              <table:table-cell office:value-type="float" office:value="1005.53">
                <text:p>1005.53</text:p>
              </table:table-cell>
              <table:table-cell office:value-type="float" office:value="1694.83">
                <text:p>1694.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01.04">
                <text:p>2501.04</text:p>
              </table:table-cell>
              <table:table-cell office:value-type="float" office:value="1242.82">
                <text:p>1242.82</text:p>
              </table:table-cell>
              <table:table-cell office:value-type="float" office:value="1036.32">
                <text:p>1036.32</text:p>
              </table:table-cell>
              <table:table-cell office:value-type="float" office:value="1750.02">
                <text:p>1750.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44.82">
                <text:p>2544.82</text:p>
              </table:table-cell>
              <table:table-cell office:value-type="float" office:value="1180.79">
                <text:p>1180.79</text:p>
              </table:table-cell>
              <table:table-cell office:value-type="float" office:value="993.74">
                <text:p>993.74</text:p>
              </table:table-cell>
              <table:table-cell office:value-type="float" office:value="1747.48">
                <text:p>1747.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04.26">
                <text:p>2604.26</text:p>
              </table:table-cell>
              <table:table-cell office:value-type="float" office:value="1227.04">
                <text:p>1227.04</text:p>
              </table:table-cell>
              <table:table-cell office:value-type="float" office:value="1013.79">
                <text:p>1013.79</text:p>
              </table:table-cell>
              <table:table-cell office:value-type="float" office:value="1790.6">
                <text:p>1790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64.15">
                <text:p>2464.15</text:p>
              </table:table-cell>
              <table:table-cell office:value-type="float" office:value="1209.22">
                <text:p>1209.22</text:p>
              </table:table-cell>
              <table:table-cell office:value-type="float" office:value="993.83">
                <text:p>993.83</text:p>
              </table:table-cell>
              <table:table-cell office:value-type="float" office:value="1703.01">
                <text:p>1703.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82.57">
                <text:p>2682.57</text:p>
              </table:table-cell>
              <table:table-cell office:value-type="float" office:value="1212.11">
                <text:p>1212.11</text:p>
              </table:table-cell>
              <table:table-cell office:value-type="float" office:value="1022.58">
                <text:p>1022.58</text:p>
              </table:table-cell>
              <table:table-cell office:value-type="float" office:value="1828.18">
                <text:p>1828.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29.9">
                <text:p>2629.9</text:p>
              </table:table-cell>
              <table:table-cell office:value-type="float" office:value="1215.7">
                <text:p>1215.7</text:p>
              </table:table-cell>
              <table:table-cell office:value-type="float" office:value="1022.46">
                <text:p>1022.46</text:p>
              </table:table-cell>
              <table:table-cell office:value-type="float" office:value="1781.9">
                <text:p>1781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38.36">
                <text:p>2538.36</text:p>
              </table:table-cell>
              <table:table-cell office:value-type="float" office:value="1199.83">
                <text:p>1199.83</text:p>
              </table:table-cell>
              <table:table-cell office:value-type="float" office:value="985.8">
                <text:p>985.8</text:p>
              </table:table-cell>
              <table:table-cell office:value-type="float" office:value="1718.1">
                <text:p>1718.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29.08">
                <text:p>2629.08</text:p>
              </table:table-cell>
              <table:table-cell office:value-type="float" office:value="1238.86">
                <text:p>1238.86</text:p>
              </table:table-cell>
              <table:table-cell office:value-type="float" office:value="1026.7">
                <text:p>1026.7</text:p>
              </table:table-cell>
              <table:table-cell office:value-type="float" office:value="1830.96">
                <text:p>1830.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75.54">
                <text:p>2575.54</text:p>
              </table:table-cell>
              <table:table-cell office:value-type="float" office:value="1197.5">
                <text:p>1197.5</text:p>
              </table:table-cell>
              <table:table-cell office:value-type="float" office:value="1011.73">
                <text:p>1011.73</text:p>
              </table:table-cell>
              <table:table-cell office:value-type="float" office:value="1783.98">
                <text:p>1783.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27.73">
                <text:p>2427.73</text:p>
              </table:table-cell>
              <table:table-cell office:value-type="float" office:value="1221.72">
                <text:p>1221.72</text:p>
              </table:table-cell>
              <table:table-cell office:value-type="float" office:value="994.78">
                <text:p>994.78</text:p>
              </table:table-cell>
              <table:table-cell office:value-type="float" office:value="1707.54">
                <text:p>1707.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18.11">
                <text:p>2518.11</text:p>
              </table:table-cell>
              <table:table-cell office:value-type="float" office:value="1177.91">
                <text:p>1177.91</text:p>
              </table:table-cell>
              <table:table-cell office:value-type="float" office:value="997.02">
                <text:p>997.02</text:p>
              </table:table-cell>
              <table:table-cell office:value-type="float" office:value="1689.19">
                <text:p>1689.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10.68">
                <text:p>2510.68</text:p>
              </table:table-cell>
              <table:table-cell office:value-type="float" office:value="1188.19">
                <text:p>1188.19</text:p>
              </table:table-cell>
              <table:table-cell office:value-type="float" office:value="999.31">
                <text:p>999.31</text:p>
              </table:table-cell>
              <table:table-cell office:value-type="float" office:value="1722.87">
                <text:p>1722.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90.93">
                <text:p>2490.93</text:p>
              </table:table-cell>
              <table:table-cell office:value-type="float" office:value="1228.17">
                <text:p>1228.17</text:p>
              </table:table-cell>
              <table:table-cell office:value-type="float" office:value="1009.09">
                <text:p>1009.09</text:p>
              </table:table-cell>
              <table:table-cell office:value-type="float" office:value="1718.06">
                <text:p>1718.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58.69">
                <text:p>2458.69</text:p>
              </table:table-cell>
              <table:table-cell office:value-type="float" office:value="1204.75">
                <text:p>1204.75</text:p>
              </table:table-cell>
              <table:table-cell office:value-type="float" office:value="986.46">
                <text:p>986.46</text:p>
              </table:table-cell>
              <table:table-cell office:value-type="float" office:value="1744.77">
                <text:p>1744.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19.08">
                <text:p>2519.08</text:p>
              </table:table-cell>
              <table:table-cell office:value-type="float" office:value="1221.24">
                <text:p>1221.24</text:p>
              </table:table-cell>
              <table:table-cell office:value-type="float" office:value="996.39">
                <text:p>996.39</text:p>
              </table:table-cell>
              <table:table-cell office:value-type="float" office:value="1706.22">
                <text:p>1706.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68a1a" draw:fill-color="#468a1a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780373" draw:fill-color="#78037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c9211e" draw:fill-color="#c9211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04cm" svg:height="9.006cm" xlink:href=".." xlink:type="simple" chart:class="chart:line" chart:style-name="ch1">
        <chart:title svg:x="12.651cm" svg:y="0.172cm" chart:style-name="ch2">
          <text:p>10 nodes comparison: LS, VND, BVNS, TS
 niter=10, greedy, initial solution=random, memory in TS=10</text:p>
        </chart:title>
        <chart:legend chart:legend-position="bottom" svg:x="5.633cm" svg:y="8.407cm" style:legend-expansion="custom" chartooo:width="23.565cm" chartooo:height="0.598cm" style:legend-expansion-aspect-ratio="39.4063545150502" chart:style-name="ch3"/>
        <chart:plot-area chart:style-name="ch4" table:cell-range-address="'TESTBENCH_metaheu_ls_vnd_bvns_ts__niter_10_search_greedy_init_random_memory_10_times4ave_25_maxs_1.0'.E1:'TESTBENCH_metaheu_ls_vnd_bvns_ts__niter_10_search_greedy_init_random_memory_10_times4ave_25_maxs_1.0'.E31 'TESTBENCH_metaheu_ls_vnd_bvns_ts__niter_10_search_greedy_init_random_memory_10_times4ave_25_maxs_1.0'.H1:'TESTBENCH_metaheu_ls_vnd_bvns_ts__niter_10_search_greedy_init_random_memory_10_times4ave_25_maxs_1.0'.H31 'TESTBENCH_metaheu_ls_vnd_bvns_ts__niter_10_search_greedy_init_random_memory_10_times4ave_25_maxs_1.0'.K1:'TESTBENCH_metaheu_ls_vnd_bvns_ts__niter_10_search_greedy_init_random_memory_10_times4ave_25_maxs_1.0'.K31 'TESTBENCH_metaheu_ls_vnd_bvns_ts__niter_10_search_greedy_init_random_memory_10_times4ave_25_maxs_1.0'.N1:'TESTBENCH_metaheu_ls_vnd_bvns_ts__niter_10_search_greedy_init_random_memory_10_times4ave_25_maxs_1.0'.N31" chart:data-source-has-labels="row" svg:x="0.59cm" svg:y="1.751cm" svg:width="34.599cm" svg:height="6.263cm">
          <chartooo:coordinate-region svg:x="1.582cm" svg:y="1.95cm" svg:width="33.42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greedy_init_random_memory_10_times4ave_25_maxs_1.0'.E2:'TESTBENCH_metaheu_ls_vnd_bvns_ts__niter_10_search_greedy_init_random_memory_10_times4ave_25_maxs_1.0'.E31" chart:label-cell-address="'TESTBENCH_metaheu_ls_vnd_bvns_ts__niter_10_search_greedy_init_random_memory_10_times4ave_25_maxs_1.0'.E1:'TESTBENCH_metaheu_ls_vnd_bvns_ts__niter_10_search_greedy_init_random_memory_10_times4ave_25_maxs_1.0'.E1" chart:class="chart:line">
            <chart:data-point chart:repeated="30"/>
          </chart:series>
          <chart:series chart:style-name="ch8" chart:values-cell-range-address="'TESTBENCH_metaheu_ls_vnd_bvns_ts__niter_10_search_greedy_init_random_memory_10_times4ave_25_maxs_1.0'.H2:'TESTBENCH_metaheu_ls_vnd_bvns_ts__niter_10_search_greedy_init_random_memory_10_times4ave_25_maxs_1.0'.H31" chart:label-cell-address="'TESTBENCH_metaheu_ls_vnd_bvns_ts__niter_10_search_greedy_init_random_memory_10_times4ave_25_maxs_1.0'.H1:'TESTBENCH_metaheu_ls_vnd_bvns_ts__niter_10_search_greedy_init_random_memory_10_times4ave_25_maxs_1.0'.H1" chart:class="chart:line">
            <chart:data-point chart:repeated="30"/>
          </chart:series>
          <chart:series chart:style-name="ch9" chart:values-cell-range-address="'TESTBENCH_metaheu_ls_vnd_bvns_ts__niter_10_search_greedy_init_random_memory_10_times4ave_25_maxs_1.0'.K2:'TESTBENCH_metaheu_ls_vnd_bvns_ts__niter_10_search_greedy_init_random_memory_10_times4ave_25_maxs_1.0'.K31" chart:label-cell-address="'TESTBENCH_metaheu_ls_vnd_bvns_ts__niter_10_search_greedy_init_random_memory_10_times4ave_25_maxs_1.0'.K1:'TESTBENCH_metaheu_ls_vnd_bvns_ts__niter_10_search_greedy_init_random_memory_10_times4ave_25_maxs_1.0'.K1" chart:class="chart:line">
            <chart:data-point chart:repeated="30"/>
          </chart:series>
          <chart:series chart:style-name="ch10" chart:values-cell-range-address="'TESTBENCH_metaheu_ls_vnd_bvns_ts__niter_10_search_greedy_init_random_memory_10_times4ave_25_maxs_1.0'.N2:'TESTBENCH_metaheu_ls_vnd_bvns_ts__niter_10_search_greedy_init_random_memory_10_times4ave_25_maxs_1.0'.N31" chart:label-cell-address="'TESTBENCH_metaheu_ls_vnd_bvns_ts__niter_10_search_greedy_init_random_memory_10_times4ave_25_maxs_1.0'.N1:'TESTBENCH_metaheu_ls_vnd_bvns_ts__niter_10_search_greedy_init_random_memory_10_times4ave_25_maxs_1.0'.N1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best_cost</text:p>
                <draw:g>
                  <svg:desc>'TESTBENCH_metaheu_ls_vnd_bvns_ts__niter_10_search_greedy_init_random_memory_10_times4ave_25_maxs_1.0'.E1:'TESTBENCH_metaheu_ls_vnd_bvns_ts__niter_10_search_greedy_init_random_memory_10_times4ave_25_maxs_1.0'.E1</svg:desc>
                </draw:g>
              </table:table-cell>
              <table:table-cell office:value-type="string">
                <text:p>vnd_best_cost</text:p>
                <draw:g>
                  <svg:desc>'TESTBENCH_metaheu_ls_vnd_bvns_ts__niter_10_search_greedy_init_random_memory_10_times4ave_25_maxs_1.0'.H1:'TESTBENCH_metaheu_ls_vnd_bvns_ts__niter_10_search_greedy_init_random_memory_10_times4ave_25_maxs_1.0'.H1</svg:desc>
                </draw:g>
              </table:table-cell>
              <table:table-cell office:value-type="string">
                <text:p>bvns_best_cost</text:p>
                <draw:g>
                  <svg:desc>'TESTBENCH_metaheu_ls_vnd_bvns_ts__niter_10_search_greedy_init_random_memory_10_times4ave_25_maxs_1.0'.K1:'TESTBENCH_metaheu_ls_vnd_bvns_ts__niter_10_search_greedy_init_random_memory_10_times4ave_25_maxs_1.0'.K1</svg:desc>
                </draw:g>
              </table:table-cell>
              <table:table-cell office:value-type="string">
                <text:p>ts_best_cost</text:p>
                <draw:g>
                  <svg:desc>'TESTBENCH_metaheu_ls_vnd_bvns_ts__niter_10_search_greedy_init_random_memory_10_times4ave_25_maxs_1.0'.N1:'TESTBENCH_metaheu_ls_vnd_bvns_ts__niter_10_search_greedy_init_random_memory_10_times4ave_25_maxs_1.0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74">
                <text:p>1674</text:p>
                <draw:g>
                  <svg:desc>'TESTBENCH_metaheu_ls_vnd_bvns_ts__niter_10_search_greedy_init_random_memory_10_times4ave_25_maxs_1.0'.E2:'TESTBENCH_metaheu_ls_vnd_bvns_ts__niter_10_search_greedy_init_random_memory_10_times4ave_25_maxs_1.0'.E31</svg:desc>
                </draw:g>
              </table:table-cell>
              <table:table-cell office:value-type="float" office:value="977">
                <text:p>977</text:p>
                <draw:g>
                  <svg:desc>'TESTBENCH_metaheu_ls_vnd_bvns_ts__niter_10_search_greedy_init_random_memory_10_times4ave_25_maxs_1.0'.H2:'TESTBENCH_metaheu_ls_vnd_bvns_ts__niter_10_search_greedy_init_random_memory_10_times4ave_25_maxs_1.0'.H31</svg:desc>
                </draw:g>
              </table:table-cell>
              <table:table-cell office:value-type="float" office:value="905">
                <text:p>905</text:p>
                <draw:g>
                  <svg:desc>'TESTBENCH_metaheu_ls_vnd_bvns_ts__niter_10_search_greedy_init_random_memory_10_times4ave_25_maxs_1.0'.K2:'TESTBENCH_metaheu_ls_vnd_bvns_ts__niter_10_search_greedy_init_random_memory_10_times4ave_25_maxs_1.0'.K31</svg:desc>
                </draw:g>
              </table:table-cell>
              <table:table-cell office:value-type="float" office:value="1355">
                <text:p>1355</text:p>
                <draw:g>
                  <svg:desc>'TESTBENCH_metaheu_ls_vnd_bvns_ts__niter_10_search_greedy_init_random_memory_10_times4ave_25_maxs_1.0'.N2:'TESTBENCH_metaheu_ls_vnd_bvns_ts__niter_10_search_greedy_init_random_memory_10_times4ave_25_maxs_1.0'.N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24">
                <text:p>1924</text:p>
              </table:table-cell>
              <table:table-cell office:value-type="float" office:value="924">
                <text:p>924</text:p>
              </table:table-cell>
              <table:table-cell office:value-type="float" office:value="870">
                <text:p>870</text:p>
              </table:table-cell>
              <table:table-cell office:value-type="float" office:value="1368">
                <text:p>13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07">
                <text:p>1907</text:p>
              </table:table-cell>
              <table:table-cell office:value-type="float" office:value="979">
                <text:p>979</text:p>
              </table:table-cell>
              <table:table-cell office:value-type="float" office:value="858">
                <text:p>858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60">
                <text:p>1960</text:p>
              </table:table-cell>
              <table:table-cell office:value-type="float" office:value="1062">
                <text:p>1062</text:p>
              </table:table-cell>
              <table:table-cell office:value-type="float" office:value="938">
                <text:p>938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24">
                <text:p>2024</text:p>
              </table:table-cell>
              <table:table-cell office:value-type="float" office:value="992">
                <text:p>992</text:p>
              </table:table-cell>
              <table:table-cell office:value-type="float" office:value="911">
                <text:p>911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46">
                <text:p>1946</text:p>
              </table:table-cell>
              <table:table-cell office:value-type="float" office:value="1030">
                <text:p>1030</text:p>
              </table:table-cell>
              <table:table-cell office:value-type="float" office:value="902">
                <text:p>902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79">
                <text:p>1879</text:p>
              </table:table-cell>
              <table:table-cell office:value-type="float" office:value="1005">
                <text:p>1005</text:p>
              </table:table-cell>
              <table:table-cell office:value-type="float" office:value="914">
                <text:p>914</text:p>
              </table:table-cell>
              <table:table-cell office:value-type="float" office:value="1551">
                <text:p>15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06">
                <text:p>1806</text:p>
              </table:table-cell>
              <table:table-cell office:value-type="float" office:value="987">
                <text:p>987</text:p>
              </table:table-cell>
              <table:table-cell office:value-type="float" office:value="908">
                <text:p>908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77">
                <text:p>1877</text:p>
              </table:table-cell>
              <table:table-cell office:value-type="float" office:value="1024">
                <text:p>1024</text:p>
              </table:table-cell>
              <table:table-cell office:value-type="float" office:value="948">
                <text:p>948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91">
                <text:p>1891</text:p>
              </table:table-cell>
              <table:table-cell office:value-type="float" office:value="1048">
                <text:p>1048</text:p>
              </table:table-cell>
              <table:table-cell office:value-type="float" office:value="952">
                <text:p>952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10">
                <text:p>2010</text:p>
              </table:table-cell>
              <table:table-cell office:value-type="float" office:value="1023">
                <text:p>1023</text:p>
              </table:table-cell>
              <table:table-cell office:value-type="float" office:value="925">
                <text:p>925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40">
                <text:p>1840</text:p>
              </table:table-cell>
              <table:table-cell office:value-type="float" office:value="1008">
                <text:p>1008</text:p>
              </table:table-cell>
              <table:table-cell office:value-type="float" office:value="901">
                <text:p>901</text:p>
              </table:table-cell>
              <table:table-cell office:value-type="float" office:value="1462">
                <text:p>14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43">
                <text:p>2043</text:p>
              </table:table-cell>
              <table:table-cell office:value-type="float" office:value="1052">
                <text:p>1052</text:p>
              </table:table-cell>
              <table:table-cell office:value-type="float" office:value="919">
                <text:p>919</text:p>
              </table:table-cell>
              <table:table-cell office:value-type="float" office:value="1534">
                <text:p>15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49">
                <text:p>1749</text:p>
              </table:table-cell>
              <table:table-cell office:value-type="float" office:value="1062">
                <text:p>1062</text:p>
              </table:table-cell>
              <table:table-cell office:value-type="float" office:value="917">
                <text:p>917</text:p>
              </table:table-cell>
              <table:table-cell office:value-type="float" office:value="1399">
                <text:p>13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84">
                <text:p>1884</text:p>
              </table:table-cell>
              <table:table-cell office:value-type="float" office:value="993">
                <text:p>993</text:p>
              </table:table-cell>
              <table:table-cell office:value-type="float" office:value="923">
                <text:p>923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57">
                <text:p>1957</text:p>
              </table:table-cell>
              <table:table-cell office:value-type="float" office:value="1063">
                <text:p>1063</text:p>
              </table:table-cell>
              <table:table-cell office:value-type="float" office:value="957">
                <text:p>957</text:p>
              </table:table-cell>
              <table:table-cell office:value-type="float" office:value="1487">
                <text:p>14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89">
                <text:p>1989</text:p>
              </table:table-cell>
              <table:table-cell office:value-type="float" office:value="1002">
                <text:p>1002</text:p>
              </table:table-cell>
              <table:table-cell office:value-type="float" office:value="890">
                <text:p>890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3">
                <text:p>1993</text:p>
              </table:table-cell>
              <table:table-cell office:value-type="float" office:value="1039">
                <text:p>1039</text:p>
              </table:table-cell>
              <table:table-cell office:value-type="float" office:value="911">
                <text:p>911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43">
                <text:p>1843</text:p>
              </table:table-cell>
              <table:table-cell office:value-type="float" office:value="1000">
                <text:p>1000</text:p>
              </table:table-cell>
              <table:table-cell office:value-type="float" office:value="881">
                <text:p>881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6">
                <text:p>1996</text:p>
              </table:table-cell>
              <table:table-cell office:value-type="float" office:value="1029">
                <text:p>1029</text:p>
              </table:table-cell>
              <table:table-cell office:value-type="float" office:value="908">
                <text:p>9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88">
                <text:p>1988</text:p>
              </table:table-cell>
              <table:table-cell office:value-type="float" office:value="1028">
                <text:p>1028</text:p>
              </table:table-cell>
              <table:table-cell office:value-type="float" office:value="930">
                <text:p>930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22">
                <text:p>1822</text:p>
              </table:table-cell>
              <table:table-cell office:value-type="float" office:value="963">
                <text:p>963</text:p>
              </table:table-cell>
              <table:table-cell office:value-type="float" office:value="887">
                <text:p>887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71">
                <text:p>1971</text:p>
              </table:table-cell>
              <table:table-cell office:value-type="float" office:value="995">
                <text:p>995</text:p>
              </table:table-cell>
              <table:table-cell office:value-type="float" office:value="922">
                <text:p>922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31">
                <text:p>1831</text:p>
              </table:table-cell>
              <table:table-cell office:value-type="float" office:value="996">
                <text:p>996</text:p>
              </table:table-cell>
              <table:table-cell office:value-type="float" office:value="899">
                <text:p>89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99">
                <text:p>1799</text:p>
              </table:table-cell>
              <table:table-cell office:value-type="float" office:value="1032">
                <text:p>1032</text:p>
              </table:table-cell>
              <table:table-cell office:value-type="float" office:value="890">
                <text:p>890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06">
                <text:p>1806</text:p>
              </table:table-cell>
              <table:table-cell office:value-type="float" office:value="944">
                <text:p>944</text:p>
              </table:table-cell>
              <table:table-cell office:value-type="float" office:value="906">
                <text:p>906</text:p>
              </table:table-cell>
              <table:table-cell office:value-type="float" office:value="1411">
                <text:p>14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32">
                <text:p>1932</text:p>
              </table:table-cell>
              <table:table-cell office:value-type="float" office:value="1029">
                <text:p>1029</text:p>
              </table:table-cell>
              <table:table-cell office:value-type="float" office:value="888">
                <text:p>888</text:p>
              </table:table-cell>
              <table:table-cell office:value-type="float" office:value="1423">
                <text:p>14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64">
                <text:p>1864</text:p>
              </table:table-cell>
              <table:table-cell office:value-type="float" office:value="987">
                <text:p>987</text:p>
              </table:table-cell>
              <table:table-cell office:value-type="float" office:value="925">
                <text:p>925</text:p>
              </table:table-cell>
              <table:table-cell office:value-type="float" office:value="1502">
                <text:p>15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52">
                <text:p>1952</text:p>
              </table:table-cell>
              <table:table-cell office:value-type="float" office:value="971">
                <text:p>971</text:p>
              </table:table-cell>
              <table:table-cell office:value-type="float" office:value="876">
                <text:p>876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21">
                <text:p>2021</text:p>
              </table:table-cell>
              <table:table-cell office:value-type="float" office:value="917">
                <text:p>917</text:p>
              </table:table-cell>
              <table:table-cell office:value-type="float" office:value="889">
                <text:p>889</text:p>
              </table:table-cell>
              <table:table-cell office:value-type="float" office:value="1475">
                <text:p>14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bbe33d" draw:fill-color="#bbe33d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68a1a" draw:fill-color="#468a1a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03cm" svg:height="9.006cm" xlink:href=".." xlink:type="simple" chart:class="chart:line" chart:style-name="ch1">
        <chart:title svg:x="1.43cm" svg:y="0.225cm" chart:style-name="ch2">
          <text:p>						30 nodes comparison
 niter=10, greedy, initial solution=random, memory in TS=10</text:p>
        </chart:title>
        <chart:legend chart:legend-position="bottom" svg:x="2.192cm" svg:y="8.407cm" style:legend-expansion="custom" chartooo:width="9.174cm" chartooo:height="0.598cm" style:legend-expansion-aspect-ratio="15.3411371237458" chart:style-name="ch3"/>
        <chart:plot-area chart:style-name="ch4" table:cell-range-address="'TESTBENCH_metaheu_ls_vnd_bvns_ts__niter_10_search_greedy_init_random_memory_10_times4ave_25_maxs_1.0'.D1:'TESTBENCH_metaheu_ls_vnd_bvns_ts__niter_10_search_greedy_init_random_memory_10_times4ave_25_maxs_1.0'.E31" chart:data-source-has-labels="row" svg:x="-0.377cm" svg:y="1.751cm" svg:width="14.189cm" svg:height="6.263cm">
          <chartooo:coordinate-region svg:x="0.615cm" svg:y="1.95cm" svg:width="13.01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greedy_init_random_memory_10_times4ave_25_maxs_1.0'.D2:'TESTBENCH_metaheu_ls_vnd_bvns_ts__niter_10_search_greedy_init_random_memory_10_times4ave_25_maxs_1.0'.D31" chart:label-cell-address="'TESTBENCH_metaheu_ls_vnd_bvns_ts__niter_10_search_greedy_init_random_memory_10_times4ave_25_maxs_1.0'.D1:'TESTBENCH_metaheu_ls_vnd_bvns_ts__niter_10_search_greedy_init_random_memory_10_times4ave_25_maxs_1.0'.D1" chart:class="chart:line">
            <chart:data-point chart:repeated="30"/>
          </chart:series>
          <chart:series chart:style-name="ch8" chart:values-cell-range-address="'TESTBENCH_metaheu_ls_vnd_bvns_ts__niter_10_search_greedy_init_random_memory_10_times4ave_25_maxs_1.0'.E2:'TESTBENCH_metaheu_ls_vnd_bvns_ts__niter_10_search_greedy_init_random_memory_10_times4ave_25_maxs_1.0'.E31" chart:label-cell-address="'TESTBENCH_metaheu_ls_vnd_bvns_ts__niter_10_search_greedy_init_random_memory_10_times4ave_25_maxs_1.0'.E1:'TESTBENCH_metaheu_ls_vnd_bvns_ts__niter_10_search_greedy_init_random_memory_10_times4ave_25_maxs_1.0'.E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av_cost</text:p>
                <draw:g>
                  <svg:desc>'TESTBENCH_metaheu_ls_vnd_bvns_ts__niter_10_search_greedy_init_random_memory_10_times4ave_25_maxs_1.0'.D1:'TESTBENCH_metaheu_ls_vnd_bvns_ts__niter_10_search_greedy_init_random_memory_10_times4ave_25_maxs_1.0'.D1</svg:desc>
                </draw:g>
              </table:table-cell>
              <table:table-cell office:value-type="string">
                <text:p>ls_best_cost</text:p>
                <draw:g>
                  <svg:desc>'TESTBENCH_metaheu_ls_vnd_bvns_ts__niter_10_search_greedy_init_random_memory_10_times4ave_25_maxs_1.0'.E1:'TESTBENCH_metaheu_ls_vnd_bvns_ts__niter_10_search_greedy_init_random_memory_10_times4ave_25_maxs_1.0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53.19">
                <text:p>2253.19</text:p>
                <draw:g>
                  <svg:desc>'TESTBENCH_metaheu_ls_vnd_bvns_ts__niter_10_search_greedy_init_random_memory_10_times4ave_25_maxs_1.0'.D2:'TESTBENCH_metaheu_ls_vnd_bvns_ts__niter_10_search_greedy_init_random_memory_10_times4ave_25_maxs_1.0'.D31</svg:desc>
                </draw:g>
              </table:table-cell>
              <table:table-cell office:value-type="float" office:value="1674">
                <text:p>1674</text:p>
                <draw:g>
                  <svg:desc>'TESTBENCH_metaheu_ls_vnd_bvns_ts__niter_10_search_greedy_init_random_memory_10_times4ave_25_maxs_1.0'.E2:'TESTBENCH_metaheu_ls_vnd_bvns_ts__niter_10_search_greedy_init_random_memory_10_times4ave_25_maxs_1.0'.E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93.35">
                <text:p>2493.35</text:p>
              </table:table-cell>
              <table:table-cell office:value-type="float" office:value="1924">
                <text:p>19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10.89">
                <text:p>2510.89</text:p>
              </table:table-cell>
              <table:table-cell office:value-type="float" office:value="1907">
                <text:p>19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85.31">
                <text:p>2585.31</text:p>
              </table:table-cell>
              <table:table-cell office:value-type="float" office:value="1960">
                <text:p>19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17.72">
                <text:p>2617.72</text:p>
              </table:table-cell>
              <table:table-cell office:value-type="float" office:value="2024">
                <text:p>20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9.07">
                <text:p>2509.0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31.97">
                <text:p>2531.97</text:p>
              </table:table-cell>
              <table:table-cell office:value-type="float" office:value="1879">
                <text:p>18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41.59">
                <text:p>2541.59</text:p>
              </table:table-cell>
              <table:table-cell office:value-type="float" office:value="1806">
                <text:p>18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46.44">
                <text:p>2546.44</text:p>
              </table:table-cell>
              <table:table-cell office:value-type="float" office:value="1877">
                <text:p>18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87.98">
                <text:p>2587.98</text:p>
              </table:table-cell>
              <table:table-cell office:value-type="float" office:value="1891">
                <text:p>18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25.59">
                <text:p>2625.59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53.97">
                <text:p>2453.97</text:p>
              </table:table-cell>
              <table:table-cell office:value-type="float" office:value="1840">
                <text:p>184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92.39">
                <text:p>2592.39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97.78">
                <text:p>2297.78</text:p>
              </table:table-cell>
              <table:table-cell office:value-type="float" office:value="1749">
                <text:p>17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82.54">
                <text:p>2482.54</text:p>
              </table:table-cell>
              <table:table-cell office:value-type="float" office:value="1884">
                <text:p>18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01.04">
                <text:p>2501.04</text:p>
              </table:table-cell>
              <table:table-cell office:value-type="float" office:value="1957">
                <text:p>19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44.82">
                <text:p>2544.82</text:p>
              </table:table-cell>
              <table:table-cell office:value-type="float" office:value="1989">
                <text:p>19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04.26">
                <text:p>2604.26</text:p>
              </table:table-cell>
              <table:table-cell office:value-type="float" office:value="1993">
                <text:p>19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64.15">
                <text:p>2464.15</text:p>
              </table:table-cell>
              <table:table-cell office:value-type="float" office:value="1843">
                <text:p>18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82.57">
                <text:p>2682.57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29.9">
                <text:p>2629.9</text:p>
              </table:table-cell>
              <table:table-cell office:value-type="float" office:value="1988">
                <text:p>19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38.36">
                <text:p>2538.36</text:p>
              </table:table-cell>
              <table:table-cell office:value-type="float" office:value="1822">
                <text:p>18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29.08">
                <text:p>2629.08</text:p>
              </table:table-cell>
              <table:table-cell office:value-type="float" office:value="1971">
                <text:p>19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75.54">
                <text:p>2575.54</text:p>
              </table:table-cell>
              <table:table-cell office:value-type="float" office:value="1831">
                <text:p>18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27.73">
                <text:p>2427.73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18.11">
                <text:p>2518.11</text:p>
              </table:table-cell>
              <table:table-cell office:value-type="float" office:value="1806">
                <text:p>18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10.68">
                <text:p>2510.68</text:p>
              </table:table-cell>
              <table:table-cell office:value-type="float" office:value="1932">
                <text:p>19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90.93">
                <text:p>2490.93</text:p>
              </table:table-cell>
              <table:table-cell office:value-type="float" office:value="1864">
                <text:p>18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58.69">
                <text:p>2458.69</text:p>
              </table:table-cell>
              <table:table-cell office:value-type="float" office:value="1952">
                <text:p>19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19.08">
                <text:p>2519.08</text:p>
              </table:table-cell>
              <table:table-cell office:value-type="float" office:value="2021">
                <text:p>202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a1467e" draw:fill-color="#a1467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780373" draw:fill-color="#780373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03cm" svg:height="9.006cm" xlink:href=".." xlink:type="simple" chart:class="chart:line" chart:style-name="ch1">
        <chart:title svg:x="1.43cm" svg:y="0.225cm" chart:style-name="ch2">
          <text:p>						30 nodes comparison
 niter=10, greedy, initial solution=random, memory in TS=10</text:p>
        </chart:title>
        <chart:legend chart:legend-position="bottom" svg:x="2.192cm" svg:y="8.407cm" style:legend-expansion="custom" chartooo:width="9.174cm" chartooo:height="0.598cm" style:legend-expansion-aspect-ratio="15.3411371237458" chart:style-name="ch3"/>
        <chart:plot-area chart:style-name="ch4" table:cell-range-address="'TESTBENCH_metaheu_ls_vnd_bvns_ts__niter_10_search_greedy_init_random_memory_10_times4ave_25_maxs_1.0'.G1:'TESTBENCH_metaheu_ls_vnd_bvns_ts__niter_10_search_greedy_init_random_memory_10_times4ave_25_maxs_1.0'.H31" chart:data-source-has-labels="row" svg:x="-0.377cm" svg:y="1.751cm" svg:width="14.189cm" svg:height="6.263cm">
          <chartooo:coordinate-region svg:x="0.615cm" svg:y="1.95cm" svg:width="13.01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greedy_init_random_memory_10_times4ave_25_maxs_1.0'.G2:'TESTBENCH_metaheu_ls_vnd_bvns_ts__niter_10_search_greedy_init_random_memory_10_times4ave_25_maxs_1.0'.G31" chart:label-cell-address="'TESTBENCH_metaheu_ls_vnd_bvns_ts__niter_10_search_greedy_init_random_memory_10_times4ave_25_maxs_1.0'.G1:'TESTBENCH_metaheu_ls_vnd_bvns_ts__niter_10_search_greedy_init_random_memory_10_times4ave_25_maxs_1.0'.G1" chart:class="chart:line">
            <chart:data-point chart:repeated="30"/>
          </chart:series>
          <chart:series chart:style-name="ch8" chart:values-cell-range-address="'TESTBENCH_metaheu_ls_vnd_bvns_ts__niter_10_search_greedy_init_random_memory_10_times4ave_25_maxs_1.0'.H2:'TESTBENCH_metaheu_ls_vnd_bvns_ts__niter_10_search_greedy_init_random_memory_10_times4ave_25_maxs_1.0'.H31" chart:label-cell-address="'TESTBENCH_metaheu_ls_vnd_bvns_ts__niter_10_search_greedy_init_random_memory_10_times4ave_25_maxs_1.0'.H1:'TESTBENCH_metaheu_ls_vnd_bvns_ts__niter_10_search_greedy_init_random_memory_10_times4ave_25_maxs_1.0'.H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nd_av_cost</text:p>
                <draw:g>
                  <svg:desc>'TESTBENCH_metaheu_ls_vnd_bvns_ts__niter_10_search_greedy_init_random_memory_10_times4ave_25_maxs_1.0'.G1:'TESTBENCH_metaheu_ls_vnd_bvns_ts__niter_10_search_greedy_init_random_memory_10_times4ave_25_maxs_1.0'.G1</svg:desc>
                </draw:g>
              </table:table-cell>
              <table:table-cell office:value-type="string">
                <text:p>vnd_best_cost</text:p>
                <draw:g>
                  <svg:desc>'TESTBENCH_metaheu_ls_vnd_bvns_ts__niter_10_search_greedy_init_random_memory_10_times4ave_25_maxs_1.0'.H1:'TESTBENCH_metaheu_ls_vnd_bvns_ts__niter_10_search_greedy_init_random_memory_10_times4ave_25_maxs_1.0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91.15">
                <text:p>1191.15</text:p>
                <draw:g>
                  <svg:desc>'TESTBENCH_metaheu_ls_vnd_bvns_ts__niter_10_search_greedy_init_random_memory_10_times4ave_25_maxs_1.0'.G2:'TESTBENCH_metaheu_ls_vnd_bvns_ts__niter_10_search_greedy_init_random_memory_10_times4ave_25_maxs_1.0'.G31</svg:desc>
                </draw:g>
              </table:table-cell>
              <table:table-cell office:value-type="float" office:value="977">
                <text:p>977</text:p>
                <draw:g>
                  <svg:desc>'TESTBENCH_metaheu_ls_vnd_bvns_ts__niter_10_search_greedy_init_random_memory_10_times4ave_25_maxs_1.0'.H2:'TESTBENCH_metaheu_ls_vnd_bvns_ts__niter_10_search_greedy_init_random_memory_10_times4ave_25_maxs_1.0'.H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78.44">
                <text:p>1178.44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89.39">
                <text:p>1189.39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41.96">
                <text:p>1241.96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3.65">
                <text:p>1203.65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31.37">
                <text:p>1231.37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17.03">
                <text:p>1217.03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16.47">
                <text:p>1216.47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29.34">
                <text:p>1229.3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89.52">
                <text:p>1189.52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14.4">
                <text:p>1214.4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3.7">
                <text:p>1203.7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27.26">
                <text:p>1227.26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48.38">
                <text:p>1248.38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17.42">
                <text:p>1217.42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42.82">
                <text:p>1242.82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80.79">
                <text:p>1180.79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27.04">
                <text:p>1227.04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09.22">
                <text:p>1209.2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12.11">
                <text:p>1212.11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15.7">
                <text:p>1215.7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99.83">
                <text:p>1199.83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38.86">
                <text:p>1238.86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97.5">
                <text:p>1197.5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21.72">
                <text:p>1221.72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77.91">
                <text:p>1177.91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88.19">
                <text:p>1188.19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28.17">
                <text:p>1228.17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04.75">
                <text:p>1204.75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21.24">
                <text:p>1221.24</text:p>
              </table:table-cell>
              <table:table-cell office:value-type="float" office:value="917">
                <text:p>91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6d6d" draw:fill-color="#ff6d6d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c9211e" draw:fill-color="#c9211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03cm" svg:height="9.006cm" xlink:href=".." xlink:type="simple" chart:class="chart:line" chart:style-name="ch1">
        <chart:title svg:x="1.43cm" svg:y="0.225cm" chart:style-name="ch2">
          <text:p>						30 nodes comparison
 niter=10, greedy, initial solution=random, memory in TS=10</text:p>
        </chart:title>
        <chart:legend chart:legend-position="bottom" svg:x="2.192cm" svg:y="8.407cm" style:legend-expansion="custom" chartooo:width="9.174cm" chartooo:height="0.598cm" style:legend-expansion-aspect-ratio="15.3411371237458" chart:style-name="ch3"/>
        <chart:plot-area chart:style-name="ch4" table:cell-range-address="'TESTBENCH_metaheu_ls_vnd_bvns_ts__niter_10_search_greedy_init_random_memory_10_times4ave_25_maxs_1.0'.J1:'TESTBENCH_metaheu_ls_vnd_bvns_ts__niter_10_search_greedy_init_random_memory_10_times4ave_25_maxs_1.0'.K31" chart:data-source-has-labels="row" svg:x="-0.377cm" svg:y="1.751cm" svg:width="14.189cm" svg:height="6.263cm">
          <chartooo:coordinate-region svg:x="0.615cm" svg:y="1.95cm" svg:width="13.01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greedy_init_random_memory_10_times4ave_25_maxs_1.0'.J2:'TESTBENCH_metaheu_ls_vnd_bvns_ts__niter_10_search_greedy_init_random_memory_10_times4ave_25_maxs_1.0'.J31" chart:label-cell-address="'TESTBENCH_metaheu_ls_vnd_bvns_ts__niter_10_search_greedy_init_random_memory_10_times4ave_25_maxs_1.0'.J1:'TESTBENCH_metaheu_ls_vnd_bvns_ts__niter_10_search_greedy_init_random_memory_10_times4ave_25_maxs_1.0'.J1" chart:class="chart:line">
            <chart:data-point chart:repeated="30"/>
          </chart:series>
          <chart:series chart:style-name="ch8" chart:values-cell-range-address="'TESTBENCH_metaheu_ls_vnd_bvns_ts__niter_10_search_greedy_init_random_memory_10_times4ave_25_maxs_1.0'.K2:'TESTBENCH_metaheu_ls_vnd_bvns_ts__niter_10_search_greedy_init_random_memory_10_times4ave_25_maxs_1.0'.K31" chart:label-cell-address="'TESTBENCH_metaheu_ls_vnd_bvns_ts__niter_10_search_greedy_init_random_memory_10_times4ave_25_maxs_1.0'.K1:'TESTBENCH_metaheu_ls_vnd_bvns_ts__niter_10_search_greedy_init_random_memory_10_times4ave_25_maxs_1.0'.K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vns_av_cost</text:p>
                <draw:g>
                  <svg:desc>'TESTBENCH_metaheu_ls_vnd_bvns_ts__niter_10_search_greedy_init_random_memory_10_times4ave_25_maxs_1.0'.J1:'TESTBENCH_metaheu_ls_vnd_bvns_ts__niter_10_search_greedy_init_random_memory_10_times4ave_25_maxs_1.0'.J1</svg:desc>
                </draw:g>
              </table:table-cell>
              <table:table-cell office:value-type="string">
                <text:p>bvns_best_cost</text:p>
                <draw:g>
                  <svg:desc>'TESTBENCH_metaheu_ls_vnd_bvns_ts__niter_10_search_greedy_init_random_memory_10_times4ave_25_maxs_1.0'.K1:'TESTBENCH_metaheu_ls_vnd_bvns_ts__niter_10_search_greedy_init_random_memory_10_times4ave_25_maxs_1.0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5.83">
                <text:p>995.83</text:p>
                <draw:g>
                  <svg:desc>'TESTBENCH_metaheu_ls_vnd_bvns_ts__niter_10_search_greedy_init_random_memory_10_times4ave_25_maxs_1.0'.J2:'TESTBENCH_metaheu_ls_vnd_bvns_ts__niter_10_search_greedy_init_random_memory_10_times4ave_25_maxs_1.0'.J31</svg:desc>
                </draw:g>
              </table:table-cell>
              <table:table-cell office:value-type="float" office:value="905">
                <text:p>905</text:p>
                <draw:g>
                  <svg:desc>'TESTBENCH_metaheu_ls_vnd_bvns_ts__niter_10_search_greedy_init_random_memory_10_times4ave_25_maxs_1.0'.K2:'TESTBENCH_metaheu_ls_vnd_bvns_ts__niter_10_search_greedy_init_random_memory_10_times4ave_25_maxs_1.0'.K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2.75">
                <text:p>992.75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70.87">
                <text:p>970.87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41.58">
                <text:p>1041.58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2.61">
                <text:p>1002.61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4.8">
                <text:p>1004.8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.42">
                <text:p>1000.42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90.49">
                <text:p>990.49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37.46">
                <text:p>1037.46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2.57">
                <text:p>1022.57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16.1">
                <text:p>1016.1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3.43">
                <text:p>1003.43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20.87">
                <text:p>1020.87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46.59">
                <text:p>1046.59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5.53">
                <text:p>1005.53</text:p>
              </table:table-cell>
              <table:table-cell office:value-type="float" office:value="923">
                <text:p>9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36.32">
                <text:p>1036.32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93.74">
                <text:p>993.74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13.79">
                <text:p>1013.79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93.83">
                <text:p>993.83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22.58">
                <text:p>1022.58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22.46">
                <text:p>1022.46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85.8">
                <text:p>985.8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26.7">
                <text:p>1026.7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11.73">
                <text:p>1011.73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94.78">
                <text:p>994.78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97.02">
                <text:p>997.02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99.31">
                <text:p>999.31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9.09">
                <text:p>1009.09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86.46">
                <text:p>986.46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96.39">
                <text:p>996.39</text:p>
              </table:table-cell>
              <table:table-cell office:value-type="float" office:value="889">
                <text:p>88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03cm" svg:height="9.006cm" xlink:href=".." xlink:type="simple" chart:class="chart:line" chart:style-name="ch1">
        <chart:title svg:x="1.43cm" svg:y="0.225cm" chart:style-name="ch2">
          <text:p>						30 nodes comparison
 niter=10, greedy, initial solution=random, memory in TS=10</text:p>
        </chart:title>
        <chart:legend chart:legend-position="bottom" svg:x="2.192cm" svg:y="8.407cm" style:legend-expansion="custom" chartooo:width="9.174cm" chartooo:height="0.598cm" style:legend-expansion-aspect-ratio="15.3411371237458" chart:style-name="ch3"/>
        <chart:plot-area chart:style-name="ch4" table:cell-range-address="'TESTBENCH_metaheu_ls_vnd_bvns_ts__niter_10_search_greedy_init_random_memory_10_times4ave_25_maxs_1.0'.M1:'TESTBENCH_metaheu_ls_vnd_bvns_ts__niter_10_search_greedy_init_random_memory_10_times4ave_25_maxs_1.0'.N31" chart:data-source-has-labels="row" svg:x="-0.377cm" svg:y="1.751cm" svg:width="14.189cm" svg:height="6.263cm">
          <chartooo:coordinate-region svg:x="0.615cm" svg:y="1.95cm" svg:width="13.01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greedy_init_random_memory_10_times4ave_25_maxs_1.0'.M2:'TESTBENCH_metaheu_ls_vnd_bvns_ts__niter_10_search_greedy_init_random_memory_10_times4ave_25_maxs_1.0'.M31" chart:label-cell-address="'TESTBENCH_metaheu_ls_vnd_bvns_ts__niter_10_search_greedy_init_random_memory_10_times4ave_25_maxs_1.0'.M1:'TESTBENCH_metaheu_ls_vnd_bvns_ts__niter_10_search_greedy_init_random_memory_10_times4ave_25_maxs_1.0'.M1" chart:class="chart:line">
            <chart:data-point chart:repeated="30"/>
          </chart:series>
          <chart:series chart:style-name="ch8" chart:values-cell-range-address="'TESTBENCH_metaheu_ls_vnd_bvns_ts__niter_10_search_greedy_init_random_memory_10_times4ave_25_maxs_1.0'.N2:'TESTBENCH_metaheu_ls_vnd_bvns_ts__niter_10_search_greedy_init_random_memory_10_times4ave_25_maxs_1.0'.N31" chart:label-cell-address="'TESTBENCH_metaheu_ls_vnd_bvns_ts__niter_10_search_greedy_init_random_memory_10_times4ave_25_maxs_1.0'.N1:'TESTBENCH_metaheu_ls_vnd_bvns_ts__niter_10_search_greedy_init_random_memory_10_times4ave_25_maxs_1.0'.N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s_av_cost</text:p>
                <draw:g>
                  <svg:desc>'TESTBENCH_metaheu_ls_vnd_bvns_ts__niter_10_search_greedy_init_random_memory_10_times4ave_25_maxs_1.0'.M1:'TESTBENCH_metaheu_ls_vnd_bvns_ts__niter_10_search_greedy_init_random_memory_10_times4ave_25_maxs_1.0'.M1</svg:desc>
                </draw:g>
              </table:table-cell>
              <table:table-cell office:value-type="string">
                <text:p>ts_best_cost</text:p>
                <draw:g>
                  <svg:desc>'TESTBENCH_metaheu_ls_vnd_bvns_ts__niter_10_search_greedy_init_random_memory_10_times4ave_25_maxs_1.0'.N1:'TESTBENCH_metaheu_ls_vnd_bvns_ts__niter_10_search_greedy_init_random_memory_10_times4ave_25_maxs_1.0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95.08">
                <text:p>1595.08</text:p>
                <draw:g>
                  <svg:desc>'TESTBENCH_metaheu_ls_vnd_bvns_ts__niter_10_search_greedy_init_random_memory_10_times4ave_25_maxs_1.0'.M2:'TESTBENCH_metaheu_ls_vnd_bvns_ts__niter_10_search_greedy_init_random_memory_10_times4ave_25_maxs_1.0'.M31</svg:desc>
                </draw:g>
              </table:table-cell>
              <table:table-cell office:value-type="float" office:value="1355">
                <text:p>1355</text:p>
                <draw:g>
                  <svg:desc>'TESTBENCH_metaheu_ls_vnd_bvns_ts__niter_10_search_greedy_init_random_memory_10_times4ave_25_maxs_1.0'.N2:'TESTBENCH_metaheu_ls_vnd_bvns_ts__niter_10_search_greedy_init_random_memory_10_times4ave_25_maxs_1.0'.N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15.62">
                <text:p>1715.62</text:p>
              </table:table-cell>
              <table:table-cell office:value-type="float" office:value="1368">
                <text:p>13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93.73">
                <text:p>1693.73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82.71">
                <text:p>1782.71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75.07">
                <text:p>1775.07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20.76">
                <text:p>1720.76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8.72">
                <text:p>1758.72</text:p>
              </table:table-cell>
              <table:table-cell office:value-type="float" office:value="1551">
                <text:p>15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50.51">
                <text:p>1750.51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48.7">
                <text:p>1748.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47.62">
                <text:p>1747.62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99.38">
                <text:p>1799.38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41.22">
                <text:p>1641.22</text:p>
              </table:table-cell>
              <table:table-cell office:value-type="float" office:value="1462">
                <text:p>14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80.1">
                <text:p>1780.1</text:p>
              </table:table-cell>
              <table:table-cell office:value-type="float" office:value="1534">
                <text:p>15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94.58">
                <text:p>1594.58</text:p>
              </table:table-cell>
              <table:table-cell office:value-type="float" office:value="1399">
                <text:p>13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94.83">
                <text:p>1694.83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50.02">
                <text:p>1750.02</text:p>
              </table:table-cell>
              <table:table-cell office:value-type="float" office:value="1487">
                <text:p>14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47.48">
                <text:p>1747.48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90.6">
                <text:p>1790.6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03.01">
                <text:p>1703.01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28.18">
                <text:p>1828.1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81.9">
                <text:p>1781.9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18.1">
                <text:p>1718.1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30.96">
                <text:p>1830.96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83.98">
                <text:p>1783.98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07.54">
                <text:p>1707.54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89.19">
                <text:p>1689.19</text:p>
              </table:table-cell>
              <table:table-cell office:value-type="float" office:value="1411">
                <text:p>14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22.87">
                <text:p>1722.87</text:p>
              </table:table-cell>
              <table:table-cell office:value-type="float" office:value="1423">
                <text:p>14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18.06">
                <text:p>1718.06</text:p>
              </table:table-cell>
              <table:table-cell office:value-type="float" office:value="1502">
                <text:p>15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44.77">
                <text:p>1744.77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06.22">
                <text:p>1706.22</text:p>
              </table:table-cell>
              <table:table-cell office:value-type="float" office:value="1475">
                <text:p>147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